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entury Schoolbook L" svg:font-family="'Century Schoolbook 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office:font-face-decls>
  <office:automatic-styles>
    <style:style style:name="Tabla1" style:family="table">
      <style:table-properties style:width="8.999cm" fo:margin-left="3cm" fo:margin-right="3.004cm" table:align="margins" style:writing-mode="lr-tb"/>
    </style:style>
    <style:style style:name="Tabla1.A" style:family="table-column">
      <style:table-column-properties style:column-width="3cm" style:rel-column-width="21849*"/>
    </style:style>
    <style:style style:name="Tabla1.C" style:family="table-column">
      <style:table-column-properties style:column-width="2.999cm" style:rel-column-width="21837*"/>
    </style:style>
    <style:style style:name="Tabla1.1" style:family="table-row">
      <style:table-row-properties style:min-row-height="1cm"/>
    </style:style>
    <style:style style:name="Tabla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1.C1" style:family="table-cell">
      <style:table-cell-properties fo:background-color="transparent"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0.05pt solid #000000" fo:border-top="none" fo:border-bottom="0.05pt solid #000000"/>
    </style:style>
    <style:style style:name="Tabla2" style:family="table">
      <style:table-properties style:width="13.504cm" fo:margin-left="0.75cm" fo:margin-right="0.75cm" table:align="margins" style:writing-mode="lr-tb"/>
    </style:style>
    <style:style style:name="Tabla2.A" style:family="table-column">
      <style:table-column-properties style:column-width="2.247cm" style:rel-column-width="10905*"/>
    </style:style>
    <style:style style:name="Tabla2.B" style:family="table-column">
      <style:table-column-properties style:column-width="2.252cm" style:rel-column-width="10931*"/>
    </style:style>
    <style:style style:name="Tabla2.C" style:family="table-column">
      <style:table-column-properties style:column-width="2.249cm" style:rel-column-width="10913*"/>
    </style:style>
    <style:style style:name="Tabla2.E" style:family="table-column">
      <style:table-column-properties style:column-width="2.251cm" style:rel-column-width="10922*"/>
    </style:style>
    <style:style style:name="Tabla2.F" style:family="table-column">
      <style:table-column-properties style:column-width="2.252cm" style:rel-column-width="10933*"/>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0.05pt solid #000000" fo:border-top="none" fo:border-bottom="0.05pt solid #000000"/>
    </style:style>
    <style:style style:name="Tabla3" style:family="table">
      <style:table-properties style:width="6.004cm" fo:margin-left="4.5cm" fo:margin-right="4.5cm" table:align="margins" style:writing-mode="lr-tb"/>
    </style:style>
    <style:style style:name="Tabla3.A" style:family="table-column">
      <style:table-column-properties style:column-width="3.002cm" style:rel-column-width="32767*"/>
    </style:style>
    <style:style style:name="Tabla3.B" style:family="table-column">
      <style:table-column-properties style:column-width="3.002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6.004cm" fo:margin-left="4.5cm" fo:margin-right="4.5cm" table:align="margins" style:writing-mode="lr-tb"/>
    </style:style>
    <style:style style:name="Tabla4.A" style:family="table-column">
      <style:table-column-properties style:column-width="3.002cm" style:rel-column-width="32767*"/>
    </style:style>
    <style:style style:name="Tabla4.B" style:family="table-column">
      <style:table-column-properties style:column-width="3.002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353cm" loext:contextual-spacing="false" fo:line-height="100%" fo:text-align="center" style:justify-single-word="false" style:writing-mode="lr-tb"/>
      <style:text-properties style:font-name="Calibri" fo:font-size="14pt" fo:language="es" fo:country="ES" fo:font-weight="bold" style:font-size-asian="14pt" style:font-weight-asian="bold"/>
    </style:style>
    <style:style style:name="P2" style:family="paragraph" style:parent-style-name="Standard">
      <style:paragraph-properties fo:margin-top="0cm" fo:margin-bottom="0.353cm" loext:contextual-spacing="false" fo:line-height="100%" fo:text-align="end" style:justify-single-word="false" style:writing-mode="lr-tb"/>
      <style:text-properties style:font-name="Calibri" fo:font-size="14pt" fo:language="es" fo:country="ES" fo:font-weight="bold" style:font-size-asian="14pt" style:font-weight-asian="bold"/>
    </style:style>
    <style:style style:name="P3" style:family="paragraph" style:parent-style-name="Standard">
      <style:paragraph-properties fo:margin-top="0cm" fo:margin-bottom="0.353cm" loext:contextual-spacing="false" fo:line-height="100%" fo:text-align="end" style:justify-single-word="false" style:writing-mode="lr-tb"/>
      <style:text-properties style:font-name="Calibri" fo:font-size="12pt" fo:language="es" fo:country="ES" style:font-size-asian="12pt"/>
    </style:style>
    <style:style style:name="P4" style:family="paragraph" style:parent-style-name="Standard">
      <style:paragraph-properties fo:margin-top="0cm" fo:margin-bottom="0.353cm" loext:contextual-spacing="false" fo:line-height="100%" fo:text-align="justify" style:justify-single-word="false" style:writing-mode="lr-tb"/>
      <style:text-properties style:font-name="Calibri" fo:font-size="12pt" fo:language="es" fo:country="ES" style:text-underline-style="solid" style:text-underline-width="auto" style:text-underline-color="font-color" fo:font-weight="bold" officeooo:rsid="000c32d8" style:font-size-asian="12pt" style:font-weight-asian="bold"/>
    </style:style>
    <style:style style:name="P5" style:family="paragraph" style:parent-style-name="Standard">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officeooo:rsid="00118bb6" officeooo:paragraph-rsid="00118bb6" style:font-size-asian="10pt" style:font-size-complex="8pt"/>
    </style:style>
    <style:style style:name="P6" style:family="paragraph" style:parent-style-name="Standard">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1c8755" officeooo:paragraph-rsid="001c8755" style:font-size-asian="10pt" style:font-weight-asian="normal" style:font-size-complex="10pt" style:font-weight-complex="normal"/>
    </style:style>
    <style:style style:name="P7" style:family="paragraph" style:parent-style-name="Standard">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1c8755" officeooo:paragraph-rsid="00202c65" style:font-size-asian="10pt" style:font-weight-asian="normal" style:font-size-complex="10pt" style:font-weight-complex="normal"/>
    </style:style>
    <style:style style:name="P8" style:family="paragraph" style:parent-style-name="Standard">
      <style:paragraph-properties fo:margin-top="0cm" fo:margin-bottom="0.353cm" loext:contextual-spacing="false" fo:line-height="100%" fo:text-align="center" style:justify-single-word="false" style:writing-mode="lr-tb"/>
      <style:text-properties style:font-name="Times New Roman" fo:font-size="42pt" fo:language="es" fo:country="ES" style:text-underline-style="solid" style:text-underline-width="auto" style:text-underline-color="font-color" fo:font-weight="bold" style:font-size-asian="42pt" style:font-weight-asian="bold"/>
    </style:style>
    <style:style style:name="P9" style:family="paragraph" style:parent-style-name="Standard">
      <style:paragraph-properties fo:margin-top="0cm" fo:margin-bottom="0.353cm" loext:contextual-spacing="false" fo:line-height="100%" fo:text-align="center" style:justify-single-word="false" style:writing-mode="lr-tb"/>
    </style:style>
    <style:style style:name="P10" style:family="paragraph" style:parent-style-name="Standard">
      <style:paragraph-properties fo:margin-top="0cm" fo:margin-bottom="0.353cm" loext:contextual-spacing="false" fo:line-height="100%" fo:text-align="justify" style:justify-single-word="false" style:writing-mode="lr-tb"/>
    </style:style>
    <style:style style:name="P11" style:family="paragraph" style:parent-style-name="Standard">
      <style:paragraph-properties fo:margin-top="0cm" fo:margin-bottom="0.353cm" loext:contextual-spacing="false" fo:line-height="100%" fo:text-align="justify" style:justify-single-word="false" style:writing-mode="lr-tb"/>
      <style:text-properties officeooo:paragraph-rsid="000bca64"/>
    </style:style>
    <style:style style:name="P12" style:family="paragraph" style:parent-style-name="Standard">
      <style:paragraph-properties fo:margin-top="0cm" fo:margin-bottom="0.353cm" loext:contextual-spacing="false" fo:line-height="100%" fo:text-align="justify" style:justify-single-word="false" fo:break-before="page" style:writing-mode="lr-tb"/>
    </style:style>
    <style:style style:name="P13" style:family="paragraph" style:parent-style-name="Standard">
      <style:paragraph-properties fo:margin-top="0cm" fo:margin-bottom="0.353cm" loext:contextual-spacing="false" fo:line-height="100%" fo:text-align="justify" style:justify-single-word="false" fo:break-before="page" style:writing-mode="lr-tb"/>
      <style:text-properties style:font-name="Calibri" fo:font-size="12pt" fo:language="es" fo:country="ES" style:text-underline-style="solid" style:text-underline-width="auto" style:text-underline-color="font-color" fo:font-weight="bold" style:font-size-asian="12pt" style:font-weight-asian="bold"/>
    </style:style>
    <style:style style:name="P14" style:family="paragraph" style:parent-style-name="Standard">
      <style:paragraph-properties fo:text-align="end" style:justify-single-word="false"/>
      <style:text-properties style:font-name="Calibri" fo:font-size="12pt" fo:language="es" fo:country="ES" officeooo:paragraph-rsid="000bca64" style:font-size-asian="12pt"/>
    </style:style>
    <style:style style:name="P15" style:family="paragraph" style:parent-style-name="Standard">
      <style:paragraph-properties fo:margin-left="1.27cm" fo:margin-right="0cm" fo:margin-top="0cm" fo:margin-bottom="0.353cm" loext:contextual-spacing="false" fo:line-height="100%" fo:text-align="justify" style:justify-single-word="false" fo:text-indent="0cm" style:auto-text-indent="false" style:writing-mode="lr-tb"/>
      <style:text-properties style:font-name="Calibri" fo:font-size="10pt" fo:language="es" fo:country="ES" style:text-underline-style="solid" style:text-underline-width="auto" style:text-underline-color="font-color" style:font-size-asian="10pt"/>
    </style:style>
    <style:style style:name="P16" style:family="paragraph" style:parent-style-name="Standard">
      <style:paragraph-properties fo:margin-left="1.27cm" fo:margin-right="0cm" fo:margin-top="0cm" fo:margin-bottom="0.353cm" loext:contextual-spacing="false" fo:line-height="100%" fo:text-align="justify" style:justify-single-word="false" fo:text-indent="0cm" style:auto-text-indent="false" style:writing-mode="lr-tb"/>
      <style:text-properties style:font-name="Calibri" fo:font-size="10pt" fo:language="es" fo:country="ES" style:text-underline-style="solid" style:text-underline-width="auto" style:text-underline-color="font-color" officeooo:rsid="001119f3" officeooo:paragraph-rsid="001119f3" style:font-size-asian="10pt"/>
    </style:style>
    <style:style style:name="P17"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solid" style:text-underline-width="auto" style:text-underline-color="font-color" officeooo:rsid="00118bb6" officeooo:paragraph-rsid="00118bb6" style:font-size-asian="10pt" style:font-size-complex="8pt"/>
    </style:style>
    <style:style style:name="P18"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solid" style:text-underline-width="auto" style:text-underline-color="font-color" fo:font-weight="normal" officeooo:rsid="001b1caf" officeooo:paragraph-rsid="001b1caf" style:font-size-asian="10pt" style:font-weight-asian="normal" style:font-size-complex="10pt" style:font-weight-complex="normal"/>
    </style:style>
    <style:style style:name="P19"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solid" style:text-underline-width="auto" style:text-underline-color="font-color" fo:font-weight="normal" officeooo:rsid="001cf622" officeooo:paragraph-rsid="001cf622" style:font-size-asian="10pt" style:font-weight-asian="normal" style:font-size-complex="10pt" style:font-weight-complex="normal"/>
    </style:style>
    <style:style style:name="P20"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solid" style:text-underline-width="auto" style:text-underline-color="font-color" fo:font-weight="normal" officeooo:rsid="001cf622" officeooo:paragraph-rsid="00202c65" style:font-size-asian="10pt" style:font-weight-asian="normal" style:font-size-complex="10pt" style:font-weight-complex="normal"/>
    </style:style>
    <style:style style:name="P21"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solid" style:text-underline-width="auto" style:text-underline-color="font-color" fo:font-weight="normal" officeooo:rsid="002deaf2" officeooo:paragraph-rsid="002deaf2" style:font-size-asian="10pt" style:font-weight-asian="normal" style:font-size-complex="10pt" style:font-weight-complex="normal"/>
    </style:style>
    <style:style style:name="P22" style:family="paragraph" style:parent-style-name="Standard">
      <style:paragraph-properties fo:margin-left="1.27cm" fo:margin-right="0cm" fo:margin-top="0cm" fo:margin-bottom="0.353cm" loext:contextual-spacing="false" fo:line-height="100%" fo:text-align="justify" style:justify-single-word="false" fo:text-indent="0cm" style:auto-text-indent="false" style:writing-mode="lr-tb"/>
      <style:text-properties style:font-name="Calibri" fo:font-size="10pt" fo:language="es" fo:country="ES" style:text-underline-style="none" officeooo:rsid="001119f3" officeooo:paragraph-rsid="001119f3" style:font-size-asian="10pt"/>
    </style:style>
    <style:style style:name="P23" style:family="paragraph" style:parent-style-name="Standard">
      <style:paragraph-properties fo:margin-left="1.27cm" fo:margin-right="0cm" fo:margin-top="0cm" fo:margin-bottom="0.353cm" loext:contextual-spacing="false" fo:line-height="100%" fo:text-align="justify" style:justify-single-word="false" fo:text-indent="0cm" style:auto-text-indent="false" style:writing-mode="lr-tb"/>
      <style:text-properties style:font-name="Calibri" fo:font-size="10pt" fo:language="es" fo:country="ES" style:text-underline-style="none" officeooo:rsid="001119f3" officeooo:paragraph-rsid="001119f3" style:font-size-asian="10pt" style:font-size-complex="8pt"/>
    </style:style>
    <style:style style:name="P24"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officeooo:rsid="00118bb6" officeooo:paragraph-rsid="00118bb6" style:font-size-asian="10pt" style:font-size-complex="8pt"/>
    </style:style>
    <style:style style:name="P25"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officeooo:rsid="0012d708" officeooo:paragraph-rsid="0012d708" style:font-size-asian="10pt" style:font-size-complex="8pt"/>
    </style:style>
    <style:style style:name="P26"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officeooo:rsid="00148cff" officeooo:paragraph-rsid="00148cff" style:font-size-asian="10pt" style:font-size-complex="8pt"/>
    </style:style>
    <style:style style:name="P27"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1b1caf" officeooo:paragraph-rsid="001b1caf" style:font-size-asian="10pt" style:font-weight-asian="normal" style:font-size-complex="10pt" style:font-weight-complex="normal"/>
    </style:style>
    <style:style style:name="P28"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2c5444" officeooo:paragraph-rsid="002c5444" style:font-size-asian="10pt" style:font-weight-asian="normal" style:font-size-complex="10pt" style:font-weight-complex="normal"/>
    </style:style>
    <style:style style:name="P29"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2c825a" officeooo:paragraph-rsid="002c825a" style:font-size-asian="10pt" style:font-weight-asian="normal" style:font-size-complex="10pt" style:font-weight-complex="normal"/>
    </style:style>
    <style:style style:name="P30"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2c825a" officeooo:paragraph-rsid="00353e44" style:font-size-asian="10pt" style:font-weight-asian="normal" style:font-size-complex="10pt" style:font-weight-complex="normal"/>
    </style:style>
    <style:style style:name="P31"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2deaf2" officeooo:paragraph-rsid="002deaf2" style:font-size-asian="10pt" style:font-weight-asian="normal" style:font-size-complex="10pt" style:font-weight-complex="normal"/>
    </style:style>
    <style:style style:name="P32"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2f6ba7" officeooo:paragraph-rsid="002f6ba7" style:font-size-asian="10pt" style:font-weight-asian="normal" style:font-size-complex="10pt" style:font-weight-complex="normal"/>
    </style:style>
    <style:style style:name="P33"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372529" officeooo:paragraph-rsid="00372529" style:font-size-asian="10pt" style:font-weight-asian="normal" style:font-size-complex="10pt" style:font-weight-complex="normal"/>
    </style:style>
    <style:style style:name="P34"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3897e6" officeooo:paragraph-rsid="003897e6" style:font-size-asian="10pt" style:font-weight-asian="normal" style:font-size-complex="10pt" style:font-weight-complex="normal"/>
    </style:style>
    <style:style style:name="P35"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3897e6" officeooo:paragraph-rsid="0039a165" style:font-size-asian="10pt" style:font-weight-asian="normal" style:font-size-complex="10pt" style:font-weight-complex="normal"/>
    </style:style>
    <style:style style:name="P36"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39a165" officeooo:paragraph-rsid="0039a165" style:font-size-asian="10pt" style:font-weight-asian="normal" style:font-size-complex="10pt" style:font-weight-complex="normal"/>
    </style:style>
    <style:style style:name="P37" style:family="paragraph" style:parent-style-name="Standard">
      <style:paragraph-properties fo:margin-left="1.27cm" fo:margin-right="0cm" fo:margin-top="0cm" fo:margin-bottom="0.353cm" loext:contextual-spacing="false" fo:line-height="100%" fo:text-align="justify" style:justify-single-word="false" fo:text-indent="0cm" style:auto-text-indent="false" style:writing-mode="lr-tb"/>
      <style:text-properties style:font-name="Calibri" fo:font-size="9pt" fo:language="es" fo:country="ES" officeooo:rsid="000f3d33" officeooo:paragraph-rsid="000f3d33" style:font-size-asian="9pt"/>
    </style:style>
    <style:style style:name="P38" style:family="paragraph" style:parent-style-name="Standard">
      <style:paragraph-properties fo:margin-left="1.27cm" fo:margin-right="0cm" fo:margin-top="0cm" fo:margin-bottom="0.353cm" loext:contextual-spacing="false" fo:line-height="100%" fo:text-align="center" style:justify-single-word="false" fo:text-indent="0cm" style:auto-text-indent="false" style:writing-mode="lr-tb"/>
      <style:text-properties style:font-name="Calibri" fo:font-size="9pt" fo:language="es" fo:country="ES" officeooo:rsid="000f62df" officeooo:paragraph-rsid="000f62df" style:font-size-asian="9pt"/>
    </style:style>
    <style:style style:name="P39"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1pt" fo:language="es" fo:country="ES" style:text-underline-style="none" officeooo:rsid="001b1caf" officeooo:paragraph-rsid="00202c65" style:font-size-asian="11pt" style:font-size-complex="11pt"/>
    </style:style>
    <style:style style:name="P40"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1pt" fo:language="es" fo:country="ES" style:text-underline-style="none" officeooo:rsid="001b1caf" officeooo:paragraph-rsid="00221add" style:font-size-asian="11pt" style:font-size-complex="11pt"/>
    </style:style>
    <style:style style:name="P41"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1pt" fo:language="es" fo:country="ES" style:text-underline-style="none" fo:font-weight="normal" officeooo:rsid="001b1caf" officeooo:paragraph-rsid="00202c65" style:font-size-asian="11pt" style:font-weight-asian="normal" style:font-size-complex="11pt" style:font-weight-complex="normal"/>
    </style:style>
    <style:style style:name="P42"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1pt" fo:language="es" fo:country="ES" style:text-underline-style="solid" style:text-underline-width="auto" style:text-underline-color="font-color" fo:font-weight="bold" officeooo:rsid="001b1caf" officeooo:paragraph-rsid="001b1caf" style:font-size-asian="11pt" style:font-weight-asian="bold" style:font-size-complex="11pt"/>
    </style:style>
    <style:style style:name="P43"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1pt" fo:language="es" fo:country="ES" style:text-underline-style="solid" style:text-underline-width="auto" style:text-underline-color="font-color" fo:font-weight="bold" officeooo:rsid="00202c65" officeooo:paragraph-rsid="00221add" style:font-size-asian="11pt" style:font-weight-asian="bold" style:font-size-complex="11pt"/>
    </style:style>
    <style:style style:name="P44"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1pt" fo:language="es" fo:country="ES" style:text-underline-style="solid" style:text-underline-width="auto" style:text-underline-color="font-color" fo:font-weight="bold" officeooo:rsid="00202c65" officeooo:paragraph-rsid="00202c65" style:font-size-asian="11pt" style:font-weight-asian="bold" style:font-size-complex="11pt"/>
    </style:style>
    <style:style style:name="P45"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1pt" fo:language="es" fo:country="ES" style:text-underline-style="solid" style:text-underline-width="auto" style:text-underline-color="font-color" fo:font-weight="bold" officeooo:rsid="00221add" officeooo:paragraph-rsid="00202c65" style:font-size-asian="11pt" style:font-weight-asian="bold" style:font-size-complex="11pt" style:font-weight-complex="normal"/>
    </style:style>
    <style:style style:name="P46"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1pt" fo:language="es" fo:country="ES" style:text-underline-style="solid" style:text-underline-width="auto" style:text-underline-color="font-color" fo:font-weight="bold" officeooo:rsid="00202c65" officeooo:paragraph-rsid="00202c65" style:font-size-asian="11pt" style:font-weight-asian="bold" style:font-size-complex="11pt" style:font-weight-complex="normal"/>
    </style:style>
    <style:style style:name="P47"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2pt" fo:language="es" fo:country="ES" style:text-underline-style="solid" style:text-underline-width="auto" style:text-underline-color="font-color" fo:font-weight="bold" officeooo:rsid="001b1caf" officeooo:paragraph-rsid="001b1caf" style:font-size-asian="12pt" style:font-weight-asian="bold" style:font-size-complex="8pt"/>
    </style:style>
    <style:style style:name="P48"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2pt" fo:language="es" fo:country="ES" style:text-underline-style="solid" style:text-underline-width="auto" style:text-underline-color="font-color" fo:font-weight="bold" officeooo:rsid="001b1caf" officeooo:paragraph-rsid="00202c65" style:font-size-asian="12pt" style:font-weight-asian="bold" style:font-size-complex="8pt"/>
    </style:style>
    <style:style style:name="P49"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reak-before="page" fo:background-color="transparent" style:writing-mode="lr-tb"/>
      <style:text-properties style:font-name="Calibri" fo:font-size="10pt" fo:language="es" fo:country="ES" style:text-underline-style="none" officeooo:rsid="00148cff" officeooo:paragraph-rsid="00202c65" style:font-size-asian="10pt" style:font-size-complex="8pt"/>
    </style:style>
    <style:style style:name="P50"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reak-before="page" fo:background-color="transparent" style:writing-mode="lr-tb"/>
      <style:text-properties style:font-name="Calibri" fo:font-size="12pt" fo:language="es" fo:country="ES" style:text-underline-style="solid" style:text-underline-width="auto" style:text-underline-color="font-color" fo:font-weight="bold" officeooo:rsid="001b1caf" officeooo:paragraph-rsid="001b1caf" style:font-size-asian="12pt" style:font-weight-asian="bold" style:font-size-complex="8pt"/>
    </style:style>
    <style:style style:name="P51"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reak-before="page" fo:background-color="transparent" style:writing-mode="lr-tb"/>
      <style:text-properties style:font-name="Calibri" fo:font-size="12pt" fo:language="es" fo:country="ES" style:text-underline-style="solid" style:text-underline-width="auto" style:text-underline-color="font-color" fo:font-weight="bold" officeooo:rsid="001b1caf" officeooo:paragraph-rsid="00202c65" style:font-size-asian="12pt" style:font-weight-asian="bold" style:font-size-complex="8pt"/>
    </style:style>
    <style:style style:name="P52" style:family="paragraph" style:parent-style-name="Standard" style:master-page-name="">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style:page-number="auto" fo:background-color="transparent" style:writing-mode="lr-tb"/>
      <style:text-properties style:font-name="Calibri" fo:font-size="10pt" fo:language="es" fo:country="ES" style:text-underline-style="solid" style:text-underline-width="auto" style:text-underline-color="font-color" fo:font-weight="normal" officeooo:rsid="001119f3" officeooo:paragraph-rsid="001cf622" style:font-size-asian="10pt" style:font-weight-asian="normal" style:font-size-complex="10pt" style:font-weight-complex="normal"/>
    </style:style>
    <style:style style:name="P53" style:family="paragraph" style:parent-style-name="Standard" style:master-page-name="">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style:page-number="auto" fo:background-color="transparent" style:writing-mode="lr-tb"/>
      <style:text-properties style:font-name="Calibri" fo:font-size="10pt" fo:language="es" fo:country="ES" style:text-underline-style="solid" style:text-underline-width="auto" style:text-underline-color="font-color" fo:font-weight="normal" officeooo:rsid="001119f3" officeooo:paragraph-rsid="00202c65" style:font-size-asian="10pt" style:font-weight-asian="normal" style:font-size-complex="10pt" style:font-weight-complex="normal"/>
    </style:style>
    <style:style style:name="P54" style:family="paragraph" style:parent-style-name="Standard">
      <loext:graphic-properties draw:fill="none"/>
      <style:paragraph-properties fo:margin-left="1.27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officeooo:rsid="00118bb6" officeooo:paragraph-rsid="00118bb6" style:font-size-asian="8pt" style:font-size-complex="8pt"/>
    </style:style>
    <style:style style:name="P55" style:family="paragraph" style:parent-style-name="Standard">
      <loext:graphic-properties draw:fill="none"/>
      <style:paragraph-properties fo:margin-left="1.27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fo:font-weight="normal" officeooo:rsid="00372529" officeooo:paragraph-rsid="00372529" style:font-size-asian="8pt" style:font-weight-asian="normal" style:font-size-complex="8pt" style:font-weight-complex="normal"/>
    </style:style>
    <style:style style:name="P56" style:family="paragraph" style:parent-style-name="Standard">
      <loext:graphic-properties draw:fill="none"/>
      <style:paragraph-properties fo:margin-left="1.27cm" fo:margin-right="0cm" fo:margin-top="0cm" fo:margin-bottom="0.4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fo:font-weight="normal" officeooo:rsid="00118bb6" officeooo:paragraph-rsid="002c5444" style:font-name-asian="Symbol1" style:font-size-asian="8pt" style:font-weight-asian="normal" style:font-name-complex="Century Schoolbook L" style:font-size-complex="8pt" style:font-weight-complex="normal"/>
    </style:style>
    <style:style style:name="P57" style:family="paragraph" style:parent-style-name="Standard">
      <loext:graphic-properties draw:fill="none"/>
      <style:paragraph-properties fo:margin-left="1.27cm" fo:margin-right="0cm" fo:margin-top="0cm" fo:margin-bottom="0.4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fo:font-weight="normal" officeooo:rsid="002c5444" officeooo:paragraph-rsid="002c5444" style:font-name-asian="Symbol1" style:font-size-asian="8pt" style:font-weight-asian="normal" style:font-name-complex="Century Schoolbook L" style:font-size-complex="8pt" style:font-weight-complex="normal"/>
    </style:style>
    <style:style style:name="P58" style:family="paragraph" style:parent-style-name="Standard">
      <loext:graphic-properties draw:fill="none"/>
      <style:paragraph-properties fo:margin-left="1.27cm" fo:margin-right="0cm" fo:margin-top="0cm" fo:margin-bottom="0.4cm" loext:contextual-spacing="tru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2c5444" officeooo:paragraph-rsid="002c5444" style:font-name-asian="Symbol1" style:font-size-asian="8.75pt" style:font-weight-asian="normal" style:font-name-complex="Century Schoolbook L" style:font-size-complex="10pt" style:font-weight-complex="normal"/>
    </style:style>
    <style:style style:name="P59" style:family="paragraph" style:parent-style-name="Standard">
      <loext:graphic-properties draw:fill="none"/>
      <style:paragraph-properties fo:margin-left="2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officeooo:rsid="001119f3" officeooo:paragraph-rsid="001119f3" style:font-size-asian="8pt" style:font-size-complex="8pt"/>
    </style:style>
    <style:style style:name="P60" style:family="paragraph" style:parent-style-name="Standard" style:master-page-name="">
      <loext:graphic-properties draw:fill="none"/>
      <style:paragraph-properties fo:margin-left="2cm" fo:margin-right="0cm" fo:margin-top="0cm" fo:margin-bottom="0.349cm" loext:contextual-spacing="true" fo:line-height="100%" fo:text-align="justify" style:justify-single-word="false" fo:orphans="2" fo:widows="2" fo:text-indent="0cm" style:auto-text-indent="false" style:page-number="auto" fo:background-color="transparent" style:writing-mode="lr-tb"/>
      <style:text-properties style:font-name="Calibri" fo:font-size="8pt" fo:language="es" fo:country="ES" style:text-underline-style="none" officeooo:rsid="001119f3" officeooo:paragraph-rsid="001119f3" style:font-size-asian="8pt" style:font-size-complex="8pt"/>
    </style:style>
    <style:style style:name="P61" style:family="paragraph" style:parent-style-name="Standard" style:master-page-name="">
      <loext:graphic-properties draw:fill="none"/>
      <style:paragraph-properties fo:margin-left="2.101cm" fo:margin-right="0cm" fo:margin-top="0cm" fo:margin-bottom="0.349cm" loext:contextual-spacing="true" fo:line-height="100%" fo:text-align="justify" style:justify-single-word="false" fo:orphans="2" fo:widows="2" fo:text-indent="0cm" style:auto-text-indent="false" style:page-number="auto" fo:background-color="transparent" style:writing-mode="lr-tb"/>
      <style:text-properties style:font-name="Calibri" fo:font-size="8pt" fo:language="es" fo:country="ES" style:text-underline-style="none" officeooo:rsid="001119f3" officeooo:paragraph-rsid="001119f3" style:font-size-asian="8pt" style:font-size-complex="8pt"/>
    </style:style>
    <style:style style:name="P62" style:family="paragraph" style:parent-style-name="Standard">
      <loext:graphic-properties draw:fill="none"/>
      <style:paragraph-properties fo:margin-left="2.101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officeooo:rsid="001119f3" officeooo:paragraph-rsid="001119f3" style:font-size-asian="8pt" style:font-size-complex="8pt"/>
    </style:style>
    <style:style style:name="P63" style:family="paragraph" style:parent-style-name="Standard" style:master-page-name="">
      <loext:graphic-properties draw:fill="none"/>
      <style:paragraph-properties fo:margin-left="1.3cm" fo:margin-right="0cm" fo:margin-top="0cm" fo:margin-bottom="0.353cm" loext:contextual-spacing="false" fo:line-height="100%" fo:text-align="justify" style:justify-single-word="false" fo:orphans="2" fo:widows="2" fo:text-indent="0cm" style:auto-text-indent="false" style:page-number="auto" fo:background-color="transparent" style:writing-mode="lr-tb"/>
      <style:text-properties style:font-name="Calibri" fo:font-size="10pt" fo:language="es" fo:country="ES" style:text-underline-style="none" fo:font-weight="normal" officeooo:rsid="0022a494" officeooo:paragraph-rsid="0022a494" style:font-size-asian="10pt" style:font-weight-asian="normal" style:font-size-complex="10pt" style:font-weight-complex="normal"/>
    </style:style>
    <style:style style:name="P64" style:family="paragraph" style:parent-style-name="Standard" style:master-page-name="">
      <loext:graphic-properties draw:fill="none"/>
      <style:paragraph-properties fo:margin-left="1.3cm" fo:margin-right="0cm" fo:margin-top="0cm" fo:margin-bottom="0.353cm" loext:contextual-spacing="false" fo:line-height="100%" fo:text-align="justify" style:justify-single-word="false" fo:orphans="2" fo:widows="2" fo:text-indent="0cm" style:auto-text-indent="false" style:page-number="auto" fo:background-color="transparent" style:writing-mode="lr-tb"/>
      <style:text-properties style:font-name="Calibri" fo:font-size="10pt" fo:language="es" fo:country="ES" style:text-underline-style="none" fo:font-weight="normal" officeooo:rsid="002ad54a" officeooo:paragraph-rsid="002ad54a" style:font-size-asian="10pt" style:font-weight-asian="normal" style:font-size-complex="10pt" style:font-weight-complex="normal"/>
    </style:style>
    <style:style style:name="P65" style:family="paragraph" style:parent-style-name="Standard" style:master-page-name="">
      <loext:graphic-properties draw:fill="none"/>
      <style:paragraph-properties fo:margin-left="1.3cm" fo:margin-right="0cm" fo:margin-top="0cm" fo:margin-bottom="0.353cm" loext:contextual-spacing="false" fo:line-height="100%" fo:text-align="justify" style:justify-single-word="false" fo:orphans="2" fo:widows="2" fo:text-indent="0cm" style:auto-text-indent="false" style:page-number="auto" fo:background-color="transparent" style:writing-mode="lr-tb"/>
      <style:text-properties style:font-name="Calibri" fo:font-size="10pt" officeooo:paragraph-rsid="00305a91"/>
    </style:style>
    <style:style style:name="P66" style:family="paragraph" style:parent-style-name="Standard" style:master-page-name="">
      <loext:graphic-properties draw:fill="none"/>
      <style:paragraph-properties fo:margin-left="1.3cm" fo:margin-right="0cm" fo:margin-top="0cm" fo:margin-bottom="0.353cm" loext:contextual-spacing="false" fo:line-height="100%" fo:text-align="justify" style:justify-single-word="false" fo:orphans="2" fo:widows="2" fo:text-indent="0cm" style:auto-text-indent="false" style:page-number="auto" fo:background-color="transparent" style:writing-mode="lr-tb"/>
      <style:text-properties fo:color="#ff3333" style:font-name="Calibri" fo:font-size="10pt" fo:language="es" fo:country="ES" style:text-underline-style="solid" style:text-underline-width="auto" style:text-underline-color="font-color" fo:font-weight="normal" officeooo:rsid="001b1caf" officeooo:paragraph-rsid="002977dc" style:font-size-asian="10pt" style:font-weight-asian="normal" style:font-size-complex="10pt" style:font-weight-complex="normal"/>
    </style:style>
    <style:style style:name="P67" style:family="paragraph" style:parent-style-name="Standard">
      <loext:graphic-properties draw:fill="none"/>
      <style:paragraph-properties fo:margin-left="1.3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2431b9" officeooo:paragraph-rsid="002431b9" style:font-size-asian="10pt" style:font-weight-asian="normal" style:font-size-complex="10pt" style:font-weight-complex="normal"/>
    </style:style>
    <style:style style:name="P68" style:family="paragraph" style:parent-style-name="Standard">
      <loext:graphic-properties draw:fill="none"/>
      <style:paragraph-properties fo:margin-left="1.3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32338a" officeooo:paragraph-rsid="0032338a" style:font-size-asian="10pt" style:font-weight-asian="normal" style:font-size-complex="10pt" style:font-weight-complex="normal"/>
    </style:style>
    <style:style style:name="P69" style:family="paragraph" style:parent-style-name="Table_20_Contents">
      <style:paragraph-properties fo:text-align="center" style:justify-single-word="false"/>
      <style:text-properties fo:font-size="10pt" officeooo:rsid="002d91ae" officeooo:paragraph-rsid="002d91ae" style:font-size-asian="10pt" style:font-size-complex="10pt"/>
    </style:style>
    <style:style style:name="P70" style:family="paragraph" style:parent-style-name="Table_20_Contents">
      <style:text-properties fo:font-size="10pt" officeooo:rsid="002ed8e6" officeooo:paragraph-rsid="002ed8e6" style:font-size-asian="10pt" style:font-size-complex="10pt"/>
    </style:style>
    <style:style style:name="P71" style:family="paragraph" style:parent-style-name="Table_20_Contents">
      <style:text-properties fo:font-size="10pt" officeooo:rsid="002f58f1" officeooo:paragraph-rsid="002f58f1" style:font-size-asian="10pt" style:font-size-complex="10pt"/>
    </style:style>
    <style:style style:name="P72" style:family="paragraph" style:parent-style-name="Table_20_Contents">
      <style:paragraph-properties fo:text-align="center" style:justify-single-word="false"/>
      <style:text-properties fo:font-size="10pt" officeooo:rsid="003897e6" officeooo:paragraph-rsid="003897e6" style:font-size-asian="10pt" style:font-size-complex="10pt"/>
    </style:style>
    <style:style style:name="P73" style:family="paragraph" style:parent-style-name="Table_20_Contents">
      <style:paragraph-properties fo:text-align="center" style:justify-single-word="false"/>
      <style:text-properties fo:font-size="10pt" officeooo:rsid="003897e6" officeooo:paragraph-rsid="0039a165" style:font-size-asian="10pt" style:font-size-complex="10pt"/>
    </style:style>
    <style:style style:name="P74" style:family="paragraph" style:parent-style-name="Table_20_Contents">
      <style:paragraph-properties fo:text-align="center" style:justify-single-word="false"/>
      <style:text-properties fo:font-size="10pt" officeooo:rsid="0039a165" officeooo:paragraph-rsid="0039a165" style:font-size-asian="10pt" style:font-size-complex="10pt"/>
    </style:style>
    <style:style style:name="P75" style:family="paragraph" style:parent-style-name="Table_20_Contents">
      <style:paragraph-properties fo:text-align="center" style:justify-single-word="false"/>
      <style:text-properties fo:font-size="10pt" fo:font-weight="bold" officeooo:rsid="002d91ae" officeooo:paragraph-rsid="002d91ae" style:font-size-asian="10pt" style:font-weight-asian="bold" style:font-size-complex="10pt" style:font-weight-complex="bold"/>
    </style:style>
    <style:style style:name="P76" style:family="paragraph" style:parent-style-name="Table_20_Contents">
      <style:paragraph-properties fo:text-align="center" style:justify-single-word="false"/>
      <style:text-properties fo:font-size="10pt" fo:font-weight="bold" officeooo:rsid="002ed8e6" officeooo:paragraph-rsid="002ed8e6" style:font-size-asian="10pt" style:font-weight-asian="bold" style:font-size-complex="10pt" style:font-weight-complex="bold"/>
    </style:style>
    <style:style style:name="P77" style:family="paragraph" style:parent-style-name="Table_20_Contents">
      <style:paragraph-properties fo:text-align="center" style:justify-single-word="false"/>
      <style:text-properties fo:font-size="10pt" fo:font-weight="bold" officeooo:rsid="003897e6" officeooo:paragraph-rsid="003897e6" style:font-size-asian="10pt" style:font-weight-asian="bold" style:font-size-complex="10pt" style:font-weight-complex="bold"/>
    </style:style>
    <style:style style:name="P78" style:family="paragraph" style:parent-style-name="Table_20_Contents">
      <style:paragraph-properties fo:text-align="center" style:justify-single-word="false"/>
      <style:text-properties fo:font-size="10pt" fo:font-weight="bold" officeooo:rsid="003897e6" officeooo:paragraph-rsid="0039a165" style:font-size-asian="10pt" style:font-weight-asian="bold" style:font-size-complex="10pt" style:font-weight-complex="bold"/>
    </style:style>
    <style:style style:name="P79" style:family="paragraph" style:parent-style-name="Table_20_Contents">
      <style:paragraph-properties fo:text-align="center" style:justify-single-word="false"/>
      <style:text-properties fo:font-size="10pt" officeooo:rsid="003897e6" officeooo:paragraph-rsid="003897e6" style:font-size-asian="8.75pt" style:font-size-complex="10pt"/>
    </style:style>
    <style:style style:name="P80" style:family="paragraph" style:parent-style-name="Table_20_Contents">
      <style:paragraph-properties fo:text-align="center" style:justify-single-word="false"/>
      <style:text-properties fo:font-size="10pt" officeooo:rsid="003897e6" officeooo:paragraph-rsid="0039a165" style:font-size-asian="8.75pt" style:font-size-complex="10pt"/>
    </style:style>
    <style:style style:name="P81" style:family="paragraph" style:parent-style-name="Standard">
      <loext:graphic-properties draw:fill="none"/>
      <style:paragraph-properties fo:margin-left="1.499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officeooo:rsid="0032fb43" officeooo:paragraph-rsid="0032fb43"/>
    </style:style>
    <style:style style:name="P82" style:family="paragraph" style:parent-style-name="Standard">
      <loext:graphic-properties draw:fill="none"/>
      <style:paragraph-properties fo:margin-left="1.499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32fb43" officeooo:paragraph-rsid="0032fb43" style:font-size-asian="10pt" style:font-weight-asian="normal" style:font-size-complex="10pt" style:font-weight-complex="normal"/>
    </style:style>
    <style:style style:name="P83" style:family="paragraph" style:parent-style-name="Preformatted_20_Text">
      <loext:graphic-properties draw:fill="none"/>
      <style:paragraph-properties fo:margin-left="1.499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fo:font-weight="normal" officeooo:rsid="0032fb43" officeooo:paragraph-rsid="0032fb43" style:font-size-asian="8pt" style:font-weight-asian="normal" style:font-size-complex="8pt" style:font-weight-complex="normal"/>
    </style:style>
    <style:style style:name="P84" style:family="paragraph" style:parent-style-name="Preformatted_20_Text">
      <loext:graphic-properties draw:fill="none"/>
      <style:paragraph-properties fo:margin-left="1.499cm" fo:margin-right="0cm" fo:margin-top="0cm" fo:margin-bottom="0.349cm" loext:contextual-spacing="true" fo:line-height="100%" fo:text-align="center" style:justify-single-word="false" fo:orphans="2" fo:widows="2" fo:text-indent="0cm" style:auto-text-indent="false" fo:background-color="transparent" style:writing-mode="lr-tb"/>
      <style:text-properties style:font-name="Calibri" fo:font-size="8pt" fo:language="es" fo:country="ES" style:text-underline-style="none" fo:font-weight="normal" officeooo:rsid="0032fb43" officeooo:paragraph-rsid="0033a4ce" style:font-size-asian="8pt" style:font-weight-asian="normal" style:font-size-complex="8pt" style:font-weight-complex="normal"/>
    </style:style>
    <style:style style:name="P85" style:family="paragraph" style:parent-style-name="Preformatted_20_Text">
      <loext:graphic-properties draw:fill="none"/>
      <style:paragraph-properties fo:margin-left="1.499cm" fo:margin-right="0cm" fo:margin-top="0cm" fo:margin-bottom="0.349cm" loext:contextual-spacing="true" fo:line-height="100%" fo:text-align="center" style:justify-single-word="false" fo:orphans="2" fo:widows="2" fo:text-indent="0cm" style:auto-text-indent="false" fo:background-color="transparent" style:writing-mode="lr-tb"/>
      <style:text-properties style:font-name="Calibri" fo:font-size="8pt" fo:language="es" fo:country="ES" style:text-underline-style="none" fo:font-weight="normal" officeooo:rsid="00353621" officeooo:paragraph-rsid="00353621" style:font-size-asian="8pt" style:font-weight-asian="normal" style:font-size-complex="8pt" style:font-weight-complex="normal"/>
    </style:style>
    <style:style style:name="P86" style:family="paragraph" style:parent-style-name="Preformatted_20_Text">
      <loext:graphic-properties draw:fill="none"/>
      <style:paragraph-properties fo:margin-left="1.499cm" fo:margin-right="0cm" fo:margin-top="0cm" fo:margin-bottom="0.349cm" loext:contextual-spacing="true" fo:line-height="100%" fo:text-align="center" style:justify-single-word="false" fo:orphans="2" fo:widows="2" fo:text-indent="0cm" style:auto-text-indent="false" fo:background-color="transparent" style:writing-mode="lr-tb"/>
      <style:text-properties style:font-name="Calibri" fo:font-size="8pt" fo:language="es" fo:country="ES" style:text-underline-style="solid" style:text-underline-width="auto" style:text-underline-color="font-color" fo:font-weight="normal" officeooo:rsid="0032fb43" officeooo:paragraph-rsid="0033a4ce" style:font-size-asian="8pt" style:font-weight-asian="normal" style:font-size-complex="8pt" style:font-weight-complex="normal"/>
    </style:style>
    <style:style style:name="P87" style:family="paragraph" style:parent-style-name="Preformatted_20_Text">
      <loext:graphic-properties draw:fill="none"/>
      <style:paragraph-properties fo:margin-left="1.499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33a4ce" officeooo:paragraph-rsid="0033a4ce" style:font-size-asian="8.75pt" style:font-weight-asian="normal" style:font-size-complex="10pt" style:font-weight-complex="normal"/>
    </style:style>
    <style:style style:name="P88" style:family="paragraph" style:parent-style-name="Preformatted_20_Text">
      <style:paragraph-properties fo:margin-top="0cm" fo:margin-bottom="0.349cm" loext:contextual-spacing="true" fo:text-align="center" style:justify-single-word="false"/>
      <style:text-properties fo:font-size="8pt" style:font-size-asian="8pt" style:font-size-complex="8pt"/>
    </style:style>
    <style:style style:name="P89" style:family="paragraph" style:parent-style-name="Standard">
      <loext:graphic-properties draw:fill="none"/>
      <style:paragraph-properties fo:margin-left="0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1pt" fo:language="es" fo:country="ES" style:text-underline-style="solid" style:text-underline-width="auto" style:text-underline-color="font-color" fo:font-weight="bold" officeooo:rsid="00221add" officeooo:paragraph-rsid="00202c65" style:font-size-asian="11pt" style:font-weight-asian="bold" style:font-size-complex="11pt" style:font-weight-complex="normal"/>
    </style:style>
    <style:style style:name="P90" style:family="paragraph" style:parent-style-name="Standard" style:master-page-name="Standard">
      <style:paragraph-properties fo:margin-top="0cm" fo:margin-bottom="0.353cm" loext:contextual-spacing="false" fo:line-height="100%" fo:text-align="center" style:justify-single-word="false" style:page-number="auto" style:writing-mode="lr-tb"/>
      <style:text-properties style:font-name="Times New Roman" fo:font-size="11pt" fo:language="es" fo:country="ES" style:font-size-asian="11pt"/>
    </style:style>
    <style:style style:name="P91" style:family="paragraph" style:parent-style-name="Standard" style:list-style-name="L1">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officeooo:rsid="00118bb6" officeooo:paragraph-rsid="00118bb6" style:font-size-asian="10pt" style:font-size-complex="8pt"/>
    </style:style>
    <style:style style:name="P92" style:family="paragraph" style:parent-style-name="Standard" style:list-style-name="L2">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1b1caf" officeooo:paragraph-rsid="001b1caf" style:font-size-asian="10pt" style:font-weight-asian="normal" style:font-size-complex="10pt" style:font-weight-complex="normal"/>
    </style:style>
    <style:style style:name="P93" style:family="paragraph" style:parent-style-name="Standard" style:list-style-name="L2">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1c8755" officeooo:paragraph-rsid="001c8755" style:font-size-asian="10pt" style:font-weight-asian="normal" style:font-size-complex="10pt" style:font-weight-complex="normal"/>
    </style:style>
    <style:style style:name="P94" style:family="paragraph" style:parent-style-name="Standard" style:list-style-name="L3">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25868c" officeooo:paragraph-rsid="0025868c" style:font-size-asian="10pt" style:font-weight-asian="normal" style:font-size-complex="10pt" style:font-weight-complex="normal"/>
    </style:style>
    <style:style style:name="P95" style:family="paragraph" style:parent-style-name="Standard" style:list-style-name="L4">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32338a" officeooo:paragraph-rsid="0032338a" style:font-size-asian="10pt" style:font-weight-asian="normal" style:font-size-complex="10pt" style:font-weight-complex="normal"/>
    </style:style>
    <style:style style:name="P96" style:family="paragraph" style:parent-style-name="Standard" style:list-style-name="L4">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324318" officeooo:paragraph-rsid="00324318" style:font-size-asian="10pt" style:font-weight-asian="normal" style:font-size-complex="10pt" style:font-weight-complex="normal"/>
    </style:style>
    <style:style style:name="P97" style:family="paragraph" style:parent-style-name="Standard" style:list-style-name="L2">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3b0b52" officeooo:paragraph-rsid="003b0b52" style:font-size-asian="10pt" style:font-weight-asian="normal" style:font-size-complex="10pt" style:font-weight-complex="normal"/>
    </style:style>
    <style:style style:name="P98" style:family="paragraph" style:parent-style-name="Standard">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3e9a32" officeooo:paragraph-rsid="003e9a32" style:font-size-asian="10pt" style:font-weight-asian="normal" style:font-size-complex="10pt" style:font-weight-complex="normal"/>
    </style:style>
    <style:style style:name="P99" style:family="paragraph" style:parent-style-name="Standard" style:list-style-name="L5">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3ffee4" officeooo:paragraph-rsid="003ffee4" style:font-size-asian="10pt" style:font-weight-asian="normal" style:font-size-complex="10pt" style:font-weight-complex="normal"/>
    </style:style>
    <style:style style:name="P100" style:family="paragraph" style:parent-style-name="Standard" style:list-style-name="L5">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4174d2" officeooo:paragraph-rsid="004174d2" style:font-size-asian="10pt" style:font-weight-asian="normal" style:font-size-complex="10pt" style:font-weight-complex="normal"/>
    </style:style>
    <style:style style:name="P101" style:family="paragraph" style:parent-style-name="Standard" style:list-style-name="L5">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4174d2" officeooo:paragraph-rsid="00446345" style:font-size-asian="10pt" style:font-weight-asian="normal" style:font-size-complex="10pt" style:font-weight-complex="normal"/>
    </style:style>
    <style:style style:name="P102" style:family="paragraph" style:parent-style-name="Standard" style:list-style-name="L5">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446345" officeooo:paragraph-rsid="00446345" style:font-size-asian="10pt" style:font-weight-asian="normal" style:font-size-complex="10pt" style:font-weight-complex="normal"/>
    </style:style>
    <style:style style:name="P103" style:family="paragraph" style:parent-style-name="Standard" style:list-style-name="L4">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officeooo:rsid="0032338a" officeooo:paragraph-rsid="0032338a"/>
    </style:style>
    <style:style style:name="P104" style:family="paragraph" style:parent-style-name="Standard" style:list-style-name="L5">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officeooo:paragraph-rsid="004174d2"/>
    </style:style>
    <style:style style:name="P105" style:family="paragraph" style:parent-style-name="Standard" style:list-style-name="L5">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officeooo:paragraph-rsid="004360ad"/>
    </style:style>
    <style:style style:name="P106" style:family="paragraph" style:parent-style-name="Standard" style:list-style-name="L5">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officeooo:paragraph-rsid="00446345"/>
    </style:style>
    <style:style style:name="P107" style:family="paragraph" style:parent-style-name="Standard" style:list-style-name="L5">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officeooo:rsid="004360ad" officeooo:paragraph-rsid="004360ad"/>
    </style:style>
    <style:style style:name="P108" style:family="paragraph" style:parent-style-name="Standard" style:list-style-name="L3" style:master-page-name="">
      <loext:graphic-properties draw:fill="none"/>
      <style:paragraph-properties fo:margin-top="0cm" fo:margin-bottom="0.353cm" loext:contextual-spacing="false" fo:line-height="100%" fo:text-align="justify" style:justify-single-word="false" fo:orphans="2" fo:widows="2" style:page-number="auto" fo:background-color="transparent" style:writing-mode="lr-tb"/>
      <style:text-properties style:font-name="Calibri" fo:font-size="10pt" fo:language="es" fo:country="ES" style:text-underline-style="none" fo:font-weight="normal" officeooo:rsid="0025868c" officeooo:paragraph-rsid="0025868c" style:font-size-asian="10pt" style:font-weight-asian="normal" style:font-size-complex="10pt" style:font-weight-complex="normal"/>
    </style:style>
    <style:style style:name="P109" style:family="paragraph" style:parent-style-name="Standard" style:list-style-name="WWNum1">
      <style:paragraph-properties fo:margin-left="1.27cm" fo:margin-right="0cm" fo:margin-top="0cm" fo:margin-bottom="0.353cm" loext:contextual-spacing="false" fo:line-height="100%" fo:text-align="justify" style:justify-single-word="false" fo:text-indent="0cm" style:auto-text-indent="false" style:writing-mode="lr-tb">
        <style:tab-stops/>
      </style:paragraph-properties>
    </style:style>
    <style:style style:name="P110"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3b7ee9" officeooo:paragraph-rsid="003b7ee9" style:font-size-asian="10pt" style:font-weight-asian="normal" style:font-size-complex="10pt" style:font-weight-complex="normal"/>
    </style:style>
    <style:style style:name="P111"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3cee05" officeooo:paragraph-rsid="003cee05" style:font-size-asian="10pt" style:font-weight-asian="normal" style:font-size-complex="10pt" style:font-weight-complex="normal"/>
    </style:style>
    <style:style style:name="P112"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1cf622" officeooo:paragraph-rsid="003cee05" style:font-size-asian="10pt" style:font-weight-asian="normal" style:font-size-complex="10pt" style:font-weight-complex="normal"/>
    </style:style>
    <style:style style:name="P113"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3e9a32" officeooo:paragraph-rsid="003e9a32" style:font-size-asian="10pt" style:font-weight-asian="normal" style:font-size-complex="10pt" style:font-weight-complex="normal"/>
    </style:style>
    <style:style style:name="P114"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3897e6" officeooo:paragraph-rsid="003897e6" style:font-size-asian="10pt" style:font-weight-asian="normal" style:font-size-complex="10pt" style:font-weight-complex="normal"/>
    </style:style>
    <style:style style:name="P115" style:family="paragraph" style:parent-style-name="Standard" style:master-page-name="">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style:page-number="auto" fo:background-color="transparent" style:writing-mode="lr-tb"/>
      <style:text-properties style:font-name="Calibri" fo:font-size="10pt" fo:language="es" fo:country="ES" style:text-underline-style="solid" style:text-underline-width="auto" style:text-underline-color="font-color" fo:font-weight="normal" officeooo:rsid="001119f3" officeooo:paragraph-rsid="00202c65" style:font-size-asian="10pt" style:font-weight-asian="normal" style:font-size-complex="10pt" style:font-weight-complex="normal"/>
    </style:style>
    <style:style style:name="P116" style:family="paragraph" style:parent-style-name="Standard">
      <loext:graphic-properties draw:fill="none"/>
      <style:paragraph-properties fo:margin-left="1.27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fo:font-weight="normal" officeooo:rsid="003b7ee9" officeooo:paragraph-rsid="003b7ee9" style:font-size-asian="8pt" style:font-weight-asian="normal" style:font-size-complex="8pt" style:font-weight-complex="normal"/>
    </style:style>
    <style:style style:name="P117" style:family="paragraph" style:parent-style-name="Standard" style:list-style-name="WWNum1">
      <style:paragraph-properties fo:margin-left="0cm" fo:margin-right="0cm" fo:margin-top="0cm" fo:margin-bottom="0.353cm" loext:contextual-spacing="false" fo:line-height="100%" fo:text-align="justify" style:justify-single-word="false" fo:text-indent="0cm" style:auto-text-indent="false" style:writing-mode="lr-tb">
        <style:tab-stops/>
      </style:paragraph-properties>
      <style:text-properties style:font-name="Calibri" fo:font-size="9pt" fo:language="es" fo:country="ES" officeooo:rsid="001b1caf" officeooo:paragraph-rsid="001b1caf" style:font-size-asian="9pt"/>
    </style:style>
    <style:style style:name="P118" style:family="paragraph" style:parent-style-name="Standard" style:list-style-name="WWNum1">
      <style:paragraph-properties fo:margin-left="0cm" fo:margin-right="0cm" fo:margin-top="0cm" fo:margin-bottom="0.353cm" loext:contextual-spacing="false" fo:line-height="100%" fo:text-align="justify" style:justify-single-word="false" fo:text-indent="0cm" style:auto-text-indent="false" style:writing-mode="lr-tb">
        <style:tab-stops/>
      </style:paragraph-properties>
      <style:text-properties style:font-name="Calibri" fo:font-size="9pt" fo:language="es" fo:country="ES" style:text-underline-style="solid" style:text-underline-width="auto" style:text-underline-color="font-color" officeooo:rsid="001b1caf" officeooo:paragraph-rsid="001b1caf" style:font-size-asian="9pt"/>
    </style:style>
    <style:style style:name="P119" style:family="paragraph" style:parent-style-name="Standard" style:list-style-name="L2">
      <loext:graphic-properties draw:fill="none"/>
      <style:paragraph-properties fo:margin-top="0cm" fo:margin-bottom="0.349cm" loext:contextual-spacing="true" fo:line-height="100%" fo:text-align="start" style:justify-single-word="false" fo:orphans="2" fo:widows="2" fo:background-color="transparent" style:writing-mode="lr-tb"/>
      <style:text-properties style:font-name="Calibri" fo:font-size="10pt" fo:language="es" fo:country="ES" style:text-underline-style="none" fo:font-weight="normal" officeooo:rsid="003b0b52" officeooo:paragraph-rsid="003b0b52" style:font-size-asian="10pt" style:font-weight-asian="normal" style:font-size-complex="10pt" style:font-weight-complex="normal"/>
    </style:style>
    <style:style style:name="T1" style:family="text">
      <style:text-properties style:font-name="Calibri" fo:font-size="14pt" fo:language="es" fo:country="ES" fo:font-weight="bold" style:font-size-asian="14pt" style:font-weight-asian="bold"/>
    </style:style>
    <style:style style:name="T2" style:family="text">
      <style:text-properties style:font-name="Calibri" fo:font-size="14pt" fo:language="es" fo:country="ES" fo:font-weight="bold" officeooo:rsid="000bca64" style:font-size-asian="14pt" style:font-weight-asian="bold"/>
    </style:style>
    <style:style style:name="T3" style:family="text">
      <style:text-properties style:font-name="Calibri" fo:font-size="12pt" fo:language="es" fo:country="ES" style:text-underline-style="solid" style:text-underline-width="auto" style:text-underline-color="font-color" fo:font-weight="bold" style:font-size-asian="12pt" style:font-weight-asian="bold"/>
    </style:style>
    <style:style style:name="T4" style:family="text">
      <style:text-properties style:font-name="Calibri" fo:font-size="12pt" fo:language="es" fo:country="ES" style:text-underline-style="solid" style:text-underline-width="auto" style:text-underline-color="font-color" fo:font-weight="bold" officeooo:rsid="000c32d8" style:font-size-asian="12pt" style:font-weight-asian="bold"/>
    </style:style>
    <style:style style:name="T5" style:family="text">
      <style:text-properties style:font-name="Calibri" fo:font-size="12pt" fo:language="es" fo:country="ES" style:text-underline-style="solid" style:text-underline-width="auto" style:text-underline-color="font-color" fo:font-weight="bold" officeooo:rsid="001b1caf" style:font-size-asian="12pt" style:font-weight-asian="bold"/>
    </style:style>
    <style:style style:name="T6" style:family="text">
      <style:text-properties style:font-name="Calibri" fo:font-size="9pt" fo:language="es" fo:country="ES" style:font-size-asian="9pt"/>
    </style:style>
    <style:style style:name="T7" style:family="text">
      <style:text-properties style:font-name="Calibri" fo:font-size="9pt" fo:language="es" fo:country="ES" officeooo:rsid="000bca64" style:font-size-asian="9pt"/>
    </style:style>
    <style:style style:name="T8" style:family="text">
      <style:text-properties style:font-name="Calibri" fo:font-size="9pt" fo:language="es" fo:country="ES" officeooo:rsid="001b1caf" style:font-size-asian="9pt"/>
    </style:style>
    <style:style style:name="T9" style:family="text">
      <style:text-properties style:font-name="Calibri" fo:font-size="9pt" fo:language="es" fo:country="ES" style:text-underline-style="solid" style:text-underline-width="auto" style:text-underline-color="font-color" style:font-size-asian="9pt"/>
    </style:style>
    <style:style style:name="T10" style:family="text">
      <style:text-properties style:font-name="Calibri" fo:font-size="10pt" fo:language="es" fo:country="ES" style:text-underline-style="none" fo:font-weight="normal" officeooo:rsid="003ffee4" style:font-size-asian="10pt" style:font-weight-asian="normal" style:font-size-complex="10pt" style:font-weight-complex="normal"/>
    </style:style>
    <style:style style:name="T11" style:family="text">
      <style:text-properties style:font-name="Calibri" fo:font-size="10pt" fo:language="es" fo:country="ES" style:text-underline-style="none" fo:font-weight="normal" officeooo:rsid="004174d2" style:font-size-asian="10pt" style:font-weight-asian="normal" style:font-size-complex="10pt" style:font-weight-complex="normal"/>
    </style:style>
    <style:style style:name="T12" style:family="text">
      <style:text-properties style:font-name="Calibri" fo:font-size="10pt" fo:language="es" fo:country="ES" style:text-underline-style="none" fo:font-weight="normal" officeooo:rsid="003e9a32" style:font-size-asian="10pt" style:font-weight-asian="normal" style:font-size-complex="10pt" style:font-weight-complex="normal"/>
    </style:style>
    <style:style style:name="T13" style:family="text">
      <style:text-properties style:font-name="Calibri" fo:font-size="10pt" fo:language="es" fo:country="ES" style:text-underline-style="solid" style:text-underline-width="auto" style:text-underline-color="font-color" fo:font-weight="normal" officeooo:rsid="003e9a32" style:font-size-asian="10pt" style:font-weight-asian="normal" style:font-size-complex="10pt" style:font-weight-complex="normal"/>
    </style:style>
    <style:style style:name="T14" style:family="text">
      <style:text-properties style:font-name="Calibri" fo:font-size="10pt" fo:language="es" fo:country="ES" style:text-underline-style="solid" style:text-underline-width="auto" style:text-underline-color="font-color" fo:font-weight="normal" officeooo:rsid="004174d2" style:font-size-asian="10pt" style:font-weight-asian="normal" style:font-size-complex="10pt" style:font-weight-complex="normal"/>
    </style:style>
    <style:style style:name="T15" style:family="text">
      <style:text-properties officeooo:rsid="000f62df"/>
    </style:style>
    <style:style style:name="T16" style:family="text">
      <style:text-properties officeooo:rsid="0012d708"/>
    </style:style>
    <style:style style:name="T17" style:family="text">
      <style:text-properties officeooo:rsid="0019e2cb"/>
    </style:style>
    <style:style style:name="T18" style:family="text">
      <style:text-properties style:text-position="sub 58%"/>
    </style:style>
    <style:style style:name="T19" style:family="text">
      <style:text-properties style:text-position="sub 58%" style:text-underline-style="solid" style:text-underline-type="double" style:text-underline-width="auto" style:text-underline-color="font-color" officeooo:rsid="0019e2cb" style:font-weight-complex="normal"/>
    </style:style>
    <style:style style:name="T20" style:family="text">
      <style:text-properties style:text-position="sub 58%" officeooo:rsid="0019e2cb"/>
    </style:style>
    <style:style style:name="T21" style:family="text">
      <style:text-properties style:text-position="sub 58%" fo:background-color="transparent" loext:char-shading-value="0" style:text-overline-style="solid" style:text-overline-width="auto" style:text-overline-color="font-color" loext:shadow="none"/>
    </style:style>
    <style:style style:name="T22" style:family="text">
      <style:text-properties style:text-position="sub 58%" fo:background-color="transparent" loext:char-shading-value="0" style:text-overline-style="none" style:text-overline-color="font-color" loext:shadow="none"/>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font-weight="bold" style:font-weight-asian="bold"/>
    </style:style>
    <style:style style:name="T25" style:family="text">
      <style:text-properties style:text-underline-style="solid" style:text-underline-width="auto" style:text-underline-color="font-color" fo:font-weight="bold" officeooo:rsid="00202c65" style:font-weight-asian="bold"/>
    </style:style>
    <style:style style:name="T26" style:family="text">
      <style:text-properties style:text-underline-style="solid" style:text-underline-width="auto" style:text-underline-color="font-color" fo:font-weight="bold" officeooo:rsid="00221add" style:font-weight-asian="bold"/>
    </style:style>
    <style:style style:name="T27" style:family="text">
      <style:text-properties style:text-underline-style="solid" style:text-underline-width="auto" style:text-underline-color="font-color" fo:font-weight="bold" officeooo:rsid="0022a494" style:font-weight-asian="bold"/>
    </style:style>
    <style:style style:name="T28" style:family="text">
      <style:text-properties style:text-underline-style="solid" style:text-underline-width="auto" style:text-underline-color="font-color" fo:font-weight="bold" officeooo:rsid="0026bf89" style:font-weight-asian="bold"/>
    </style:style>
    <style:style style:name="T29" style:family="text">
      <style:text-properties style:text-underline-style="solid" style:text-underline-width="auto" style:text-underline-color="font-color" officeooo:rsid="001b1caf"/>
    </style:style>
    <style:style style:name="T30" style:family="text">
      <style:text-properties style:text-underline-style="solid" style:text-underline-width="auto" style:text-underline-color="font-color" officeooo:rsid="0032fb43"/>
    </style:style>
    <style:style style:name="T31" style:family="text">
      <style:text-properties officeooo:rsid="001b1caf"/>
    </style:style>
    <style:style style:name="T32" style:family="text">
      <style:text-properties fo:font-size="12pt" style:text-underline-style="solid" style:text-underline-width="auto" style:text-underline-color="font-color" fo:font-weight="bold" officeooo:rsid="001b1caf" style:font-size-asian="12pt" style:font-weight-asian="bold"/>
    </style:style>
    <style:style style:name="T33" style:family="text">
      <style:text-properties fo:font-size="12pt" style:text-underline-style="solid" style:text-underline-width="auto" style:text-underline-color="font-color" fo:font-weight="bold" officeooo:rsid="00202c65" style:font-size-asian="12pt" style:font-weight-asian="bold"/>
    </style:style>
    <style:style style:name="T34" style:family="text">
      <style:text-properties officeooo:rsid="001c8755"/>
    </style:style>
    <style:style style:name="T35" style:family="text">
      <style:text-properties officeooo:rsid="001cf622"/>
    </style:style>
    <style:style style:name="T36" style:family="text">
      <style:text-properties officeooo:rsid="0022a494"/>
    </style:style>
    <style:style style:name="T37" style:family="text">
      <style:text-properties officeooo:rsid="002431b9"/>
    </style:style>
    <style:style style:name="T38" style:family="text">
      <style:text-properties fo:background-color="transparent" loext:char-shading-value="0" style:text-overline-style="solid" style:text-overline-width="auto" style:text-overline-color="font-color" loext:shadow="none"/>
    </style:style>
    <style:style style:name="T39" style:family="text">
      <style:text-properties style:text-position="0% 100%"/>
    </style:style>
    <style:style style:name="T40" style:family="text">
      <style:text-properties style:text-position="0% 100%" fo:background-color="transparent" loext:char-shading-value="0" style:text-overline-style="none" style:text-overline-color="font-color" loext:shadow="none"/>
    </style:style>
    <style:style style:name="T41" style:family="text">
      <style:text-properties officeooo:rsid="002d91ae"/>
    </style:style>
    <style:style style:name="T42" style:family="text">
      <style:text-properties fo:language="es" fo:country="ES" style:text-underline-style="none" fo:font-weight="normal" style:font-size-asian="10pt" style:font-weight-asian="normal" style:font-size-complex="10pt" style:font-weight-complex="normal"/>
    </style:style>
    <style:style style:name="T43" style:family="text">
      <style:text-properties fo:language="es" fo:country="ES" style:text-underline-style="none" fo:font-weight="normal" officeooo:rsid="00305a91" style:font-size-asian="10pt" style:font-weight-asian="normal" style:font-size-complex="10pt" style:font-weight-complex="normal"/>
    </style:style>
    <style:style style:name="T44" style:family="text">
      <style:text-properties fo:language="es" fo:country="ES" style:text-underline-style="none" fo:font-weight="normal" officeooo:rsid="00332f65" style:font-size-asian="10pt" style:font-weight-asian="normal" style:font-size-complex="10pt" style:font-weight-complex="normal"/>
    </style:style>
    <style:style style:name="T45" style:family="text">
      <style:text-properties style:text-underline-style="none"/>
    </style:style>
    <style:style style:name="T46" style:family="text">
      <style:text-properties style:text-underline-style="none" officeooo:rsid="00353621"/>
    </style:style>
    <style:style style:name="T47" style:family="text">
      <style:text-properties officeooo:rsid="00353e44"/>
    </style:style>
    <style:style style:name="T48" style:family="text">
      <style:text-properties officeooo:rsid="0039a165"/>
    </style:style>
    <style:style style:name="T49" style:family="text">
      <style:text-properties officeooo:rsid="003cee05"/>
    </style:style>
    <style:style style:name="T50" style:family="text">
      <style:text-properties officeooo:rsid="004174d2"/>
    </style:style>
    <style:style style:name="T51"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52" style:family="text">
      <style:text-properties style:text-outline="false" style:text-line-through-style="none" style:text-line-through-type="none" style:font-name="Liberation Sans1" fo:font-size="10pt" fo:language="es" fo:country="ES" fo:font-style="normal" fo:text-shadow="none" style:text-underline-style="none" fo:font-weight="normal" officeooo:rsid="003ffee4" style:font-size-asian="10pt" style:font-style-asian="normal" style:font-weight-asian="normal" style:font-size-complex="10pt" style:font-weight-complex="normal" style:text-emphasize="none"/>
    </style:style>
    <style:style style:name="T53" style:family="text">
      <style:text-properties style:text-outline="false" style:text-line-through-style="none" style:text-line-through-type="none" style:font-name="Calibri" fo:font-size="10pt" fo:language="es" fo:country="ES" fo:font-style="normal" fo:text-shadow="none" style:text-underline-style="solid" style:text-underline-width="auto" style:text-underline-color="font-color" fo:font-weight="normal" style:font-size-asian="10pt" style:font-style-asian="normal" style:font-weight-asian="normal" style:font-size-complex="10pt" style:font-weight-complex="normal" style:text-emphasize="none"/>
    </style:style>
    <style:style style:name="T54" style:family="text">
      <style:text-properties style:text-outline="false" style:text-line-through-style="none" style:text-line-through-type="none" style:font-name="Calibri" fo:font-size="10pt" fo:language="es" fo:country="ES" fo:font-style="normal" fo:text-shadow="none" style:text-underline-style="solid" style:text-underline-width="auto" style:text-underline-color="font-color" fo:font-weight="normal" officeooo:rsid="004174d2" style:font-size-asian="10pt" style:font-style-asian="normal" style:font-weight-asian="normal" style:font-size-complex="10pt" style:font-weight-complex="normal" style:text-emphasize="none"/>
    </style:style>
    <style:style style:name="T55" style:family="text">
      <style:text-properties style:text-outline="false" style:text-line-through-style="none" style:text-line-through-type="none" style:font-name="Calibri" fo:font-size="10pt" fo:language="es" fo:country="ES" fo:font-style="normal" fo:text-shadow="none" style:text-underline-style="solid" style:text-underline-width="auto" style:text-underline-color="font-color" fo:font-weight="normal" officeooo:rsid="004360ad" style:font-size-asian="10pt" style:font-style-asian="normal" style:font-weight-asian="normal" style:font-size-complex="10pt" style:font-weight-complex="normal" style:text-emphasize="none"/>
    </style:style>
    <style:style style:name="T56" style:family="text">
      <style:text-properties style:text-outline="false" style:text-line-through-style="none" style:text-line-through-type="none" style:font-name="Calibri" fo:font-size="10pt" fo:language="es" fo:country="ES" fo:font-style="normal" fo:text-shadow="none" style:text-underline-style="none" fo:font-weight="normal" officeooo:rsid="004174d2" style:font-size-asian="10pt" style:font-style-asian="normal" style:font-weight-asian="normal" style:font-size-complex="10pt" style:font-weight-complex="normal" style:text-emphasize="none"/>
    </style:style>
    <style:style style:name="T57" style:family="text">
      <style:text-properties style:text-outline="false" style:text-line-through-style="none" style:text-line-through-type="none" style:font-name="Calibri" fo:font-size="10pt" fo:language="es" fo:country="ES" fo:font-style="normal" fo:text-shadow="none" style:text-underline-style="none" fo:font-weight="normal" officeooo:rsid="004360ad" style:font-size-asian="10pt" style:font-style-asian="normal" style:font-weight-asian="normal" style:font-size-complex="10pt" style:font-weight-complex="normal" style:text-emphasize="none"/>
    </style:style>
    <style:style style:name="T58" style:family="text">
      <style:text-properties style:text-outline="false" style:text-line-through-style="none" style:text-line-through-type="none" style:font-name="Calibri" fo:font-size="10pt" fo:language="es" fo:country="ES" fo:font-style="normal" fo:text-shadow="none" style:text-underline-style="none" fo:font-weight="normal" officeooo:rsid="00446345" style:font-size-asian="10pt" style:font-style-asian="normal" style:font-weight-asian="normal" style:font-size-complex="10pt" style:font-weight-complex="normal" style:text-emphasize="none"/>
    </style:style>
    <style:style style:name="T59" style:family="text">
      <style:text-properties style:text-outline="false" style:text-line-through-style="none" style:text-line-through-type="none" fo:font-style="normal" fo:text-shadow="none" style:text-underline-style="solid" style:text-underline-width="auto" style:text-underline-color="font-color" style:font-style-asian="normal" style:text-emphasize="none"/>
    </style:style>
    <style:style style:name="T60" style:family="text">
      <style:text-properties style:text-outline="false" style:text-line-through-style="none" style:text-line-through-type="none" fo:font-style="normal" fo:text-shadow="none" style:text-underline-style="solid" style:text-underline-width="auto" style:text-underline-color="font-color" officeooo:rsid="004360ad" style:font-style-asian="normal" style:text-emphasize="none"/>
    </style:style>
    <style:style style:name="T61" style:family="text">
      <style:text-properties style:text-outline="false" style:text-line-through-style="none" style:text-line-through-type="none" fo:font-style="normal" fo:text-shadow="none" style:font-style-asian="normal" style:text-emphasize="none"/>
    </style:style>
    <style:style style:name="T62" style:family="text">
      <style:text-properties style:text-outline="false" style:text-line-through-style="none" style:text-line-through-type="none" fo:font-style="normal" fo:text-shadow="none" officeooo:rsid="00446345" style:font-style-asian="normal" style:text-emphasize="none"/>
    </style:style>
    <style:style style:name="T63" style:family="text">
      <style:text-properties officeooo:rsid="0044e611"/>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683cm" fo:text-indent="-0.635cm" fo:margin-left="2.6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18cm" fo:text-indent="-0.635cm" fo:margin-left="3.3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53cm" fo:text-indent="-0.635cm" fo:margin-left="3.9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88cm" fo:text-indent="-0.635cm" fo:margin-left="4.5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23cm" fo:text-indent="-0.635cm" fo:margin-left="5.2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58cm" fo:text-indent="-0.635cm" fo:margin-left="5.8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93cm" fo:text-indent="-0.635cm" fo:margin-left="6.4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28cm" fo:text-indent="-0.635cm" fo:margin-left="7.1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63cm" fo:text-indent="-0.635cm" fo:margin-left="7.7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98cm" fo:text-indent="-0.635cm" fo:margin-left="8.39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90"/>
        <text:p text:style-name="P8"/>
        <text:p text:style-name="P8"/>
        <text:p text:style-name="P8">Criptografía</text:p>
        <text:p text:style-name="P8"/>
        <text:p text:style-name="P9"><text:span text:style-name="T1">Práctica </text:span><text:span text:style-name="T2">2</text:span></text:p>
        <text:p text:style-name="P1"/>
        <text:p text:style-name="P2"/>
        <text:p text:style-name="P2"/>
        <text:p text:style-name="P2"/>
        <text:p text:style-name="P2"/>
        <text:p text:style-name="P2"/>
        <text:p text:style-name="P2"/>
        <text:p text:style-name="P2"/>
        <text:p text:style-name="P3">Pareja 07:</text:p>
        <text:p text:style-name="P3">José Luis Suárez Fueyo</text:p>
        <text:p text:style-name="P14">Javier Santo<text:span text:style-name="T16">s</text:span> Lorenzo</text:p>
      </text:section>
      <text:section text:style-name="Sect1" text:name="Sección1">
        <text:p text:style-name="P13">Introducción</text:p>
        <text:p text:style-name="P11"><text:span text:style-name="T6">El objetivo </text:span><text:span text:style-name="T7">de esta práctica es </text:span><text:span text:style-name="T8">el entendimiento de </text:span><text:span text:style-name="T7">los conceptos de entropía, seguridad perfecta y con los métodos de cifrado simétrico como Data Encryption Standard (DES) y Advanced Encryption Standard (AES).</text:span></text:p>
        <text:p text:style-name="P10"><text:span text:style-name="T6">En </text:span><text:span text:style-name="T7">la memoria se ha seguido el siguiente esquema:</text:span></text:p>
        <text:list xml:id="list2153745913118673767" text:style-name="WWNum1">
          <text:list-item>
            <text:p text:style-name="P109"><text:span text:style-name="T9">Marco teórico</text:span><text:span text:style-name="T6">: con el fin de relacionar los conocimientos adquiridos en las clases de teoría con el código a desarrollar en la práctica, se decide realizar una breve explicación teórica </text:span><text:span text:style-name="T7">en cada uno de los ejercicios</text:span><text:span text:style-name="T6"> </text:span></text:p>
          </text:list-item>
          <text:list-item>
            <text:p text:style-name="P109"><text:span text:style-name="T9">Código</text:span><text:span text:style-name="T6">: en cada apartado se incluyen las funciones principales relativas de ese apartado. El resto del código (principalmente funciones auxiliares) se omite para evitar alargar la memoria innecesariamente.</text:span></text:p>
          </text:list-item>
          <text:list-item>
            <text:p text:style-name="P109"><text:span text:style-name="T9">Resultados</text:span><text:span text:style-name="T6">: en cada apartado se explican las diferentes pruebas realizadas, así como se da respuesta a las posibles preguntas planteadas en el enunciado de la práctica.</text:span></text:p>
            <text:p text:style-name="P117">En la práctica se incluyen los ficheros de código, <text:s/>la memoria y diversos ficheros de entrada que se han realizado para las pruebas, así como los ficheros de salida generados.</text:p>
            <text:p text:style-name="P118"/>
          </text:list-item>
        </text:list>
      </text:section>
      <text:section text:style-name="Sect2" text:name="Sección2">
        <text:p text:style-name="P12"><text:span text:style-name="T5">Ejercicio 1: </text:span><text:span text:style-name="T3">S</text:span><text:span text:style-name="T4">eguridad perfecta</text:span></text:p>
        <text:p text:style-name="P4"/>
        <text:p text:style-name="P15">Marco teórico</text:p>
        <text:p text:style-name="P37">En este apartado se pretende verificar si el cifrado afín consigue Seguridad Perfecta en caso de utilizar claves equiprobables y no se consiguen cuando las claves se distribuyen de manera aleatoria.</text:p>
        <text:p text:style-name="P37">Recordamos que un <text:span text:style-name="T15">criptosistema tiene Seguridad Perfecta si se verifica:</text:span></text:p>
        <text:p text:style-name="P38">P<text:span text:style-name="T18">p</text:span> (x) = P<text:span text:style-name="T18">p</text:span> (x|y) ∀x∈X ∀y∈Y</text:p>
        <text:p text:style-name="P38"/>
        <text:p text:style-name="P16">Código</text:p>
        <text:p text:style-name="P22">En este apartado hay tres funciones destacadas:</text:p>
        <text:p text:style-name="P22">La primera de ellas es la que inicializa las probabilidades iguales (caso de claves equiprobables).</text:p>
        <text:p text:style-name="P60">void iniProbsIguales(struct TABLA_PROBS* p, int m) {</text:p>
        <text:p text:style-name="P59"><text:tab/>int i;</text:p>
        <text:p text:style-name="P59"><text:tab/>p-&gt;m = m;</text:p>
        <text:p text:style-name="P59"><text:tab/>p-&gt;probabilidades = malloc(sizeof(double) * m);</text:p>
        <text:p text:style-name="P59"><text:tab/>for (i = 0; i &lt; m; i++) p-&gt;probabilidades[i] = 1.0 / m;</text:p>
        <text:p text:style-name="P59"><text:tab/>p-&gt;condicionadas = NULL;</text:p>
        <text:p text:style-name="P23">La segunda es la que inicializa las probabilidades de manera aleatoria (caso de claves aleatorias).</text:p>
        <text:p text:style-name="P61">void iniProbsRandom(struct TABLA_PROBS* p, int m) {</text:p>
        <text:p text:style-name="P62"><text:tab/>int i;</text:p>
        <text:p text:style-name="P62"><text:tab/>double total = 0;</text:p>
        <text:p text:style-name="P62"><text:tab/>p-&gt;m = m;</text:p>
        <text:p text:style-name="P62"><text:tab/>p-&gt;probabilidades = malloc(sizeof(double) * m);</text:p>
        <text:p text:style-name="P62"><text:tab/>for (i=0; i &lt; m; ++i) p-&gt;probabilidades[i] = (rand()+1.0) / RAND_MAX;</text:p>
        <text:p text:style-name="P62"><text:tab/>for (i=0; i &lt; m; ++i) total += p-&gt;probabilidades[i];</text:p>
        <text:p text:style-name="P62"><text:tab/>for (i=0; i &lt; m; ++i) <text:s/>p-&gt;probabilidades[i] /= total;</text:p>
        <text:p text:style-name="P62"><text:tab/>p-&gt;condicionadas = NULL;</text:p>
        <text:p text:style-name="P62">}</text:p>
        <text:p text:style-name="P24">Por último, siendo la función más destacada del apartado, está la función que se utiliza para obtener las probabilidades.</text:p>
        <text:p text:style-name="P54">int obtenerprobabilidades(struct TABLA_PROBS* resultado, FILE* fentrada, struct TABLA_PROBS* probs, int repeticiones) {</text:p>
        <text:p text:style-name="P54"><text:tab/>int i,j;</text:p>
        <text:p text:style-name="P54"><text:tab/>int m = probs-&gt;m;//Tam alfabeto</text:p>
        <text:p text:style-name="P54"><text:tab/>double aux;</text:p>
        <text:p text:style-name="P54"><text:tab/>double *frecuenciaCifrado = NULL;</text:p>
        <text:p text:style-name="P54"><text:tab/>int clave, charplano, charcifrado;</text:p>
        <text:p text:style-name="P54"><text:tab/>char c;</text:p>
        <text:p text:style-name="P54"><text:tab/>struct TABLA_PROBS pCifrado;</text:p>
        <text:p text:style-name="P54"><text:tab/>//Preparamos la estructura de texto cifrado</text:p>
        <text:p text:style-name="P54"><text:tab/>frecuenciaCifrado = malloc(sizeof(double) * m);</text:p>
        <text:p text:style-name="P54"><text:tab/>pCifrado.probabilidades = malloc(sizeof(double) * m);</text:p>
        <text:p text:style-name="P54"><text:tab/>pCifrado.m = m;</text:p>
        <text:p text:style-name="P54"><text:tab/>//Limpiamos las estructuras por si hay escritura previa en la memoria y calculas las probabilidades de cifrado</text:p>
        <text:p text:style-name="P54"><text:tab/>for (i = 0; i &lt; m; ++i) frecuenciaCifrado[i] = 0;</text:p>
        <text:p text:style-name="P54"><text:tab/>pCifrado.probabilidades[0] = probs-&gt;probabilidades[0];</text:p>
        <text:p text:style-name="P54"><text:tab/>for (i = 1; i &lt; m; ++i) pCifrado.probabilidades[i] = pCifrado.probabilidades[i-1] + probs-&gt;probabilidades[i];</text:p>
        <text:p text:style-name="P54"><text:tab/>for (i = 0; i &lt; m; ++i) resultado-&gt;probabilidades[i] = 0;</text:p>
        <text:p text:style-name="P54"><text:tab/>for (i = 0; i &lt; m; ++i) for (j=0; j &lt; m; ++j) resultado-&gt;condicionadas[i][j] = 0;</text:p>
        <text:p text:style-name="P54"><text:tab/>aux = 0;</text:p>
        <text:p text:style-name="P54"><text:tab/>for (i = 0; i &lt; repeticiones; ++i) {</text:p>
        <text:p text:style-name="P54"><text:soft-page-break/><text:tab/><text:tab/>//Preparamos el puntero a principio del fichero</text:p>
        <text:p text:style-name="P54"><text:tab/><text:tab/>rewind(fentrada);</text:p>
        <text:p text:style-name="P54"><text:tab/><text:tab/>//Calculamos la frecuencia y las probabilidades de cifrado</text:p>
        <text:p text:style-name="P54"><text:tab/><text:tab/>while (((c = fgetc(fentrada)) != EOF) &amp;&amp; (fentrada != stdin || c != '\n')) {</text:p>
        <text:p text:style-name="P54"><text:tab/><text:tab/><text:tab/>clave = claveAleatoria(&amp;pCifrado);</text:p>
        <text:p text:style-name="P54"><text:tab/><text:tab/><text:tab/>charplano = getCharPlano(c, m);</text:p>
        <text:p text:style-name="P54"><text:tab/><text:tab/><text:tab/>if (charplano &lt; 0 || charplano &gt;= m) continue;</text:p>
        <text:p text:style-name="P54"><text:tab/><text:tab/><text:tab/>else aux++;</text:p>
        <text:p text:style-name="P54"><text:tab/><text:tab/><text:tab/>charcifrado = (charplano + clave) % m;</text:p>
        <text:p text:style-name="P54"><text:tab/><text:tab/><text:tab/>resultado-&gt;probabilidades[charplano]++;</text:p>
        <text:p text:style-name="P54"><text:tab/><text:tab/><text:tab/>resultado-&gt;condicionadas[charplano][charcifrado]++;</text:p>
        <text:p text:style-name="P54"><text:tab/><text:tab/><text:tab/>frecuenciaCifrado[charcifrado]++;</text:p>
        <text:p text:style-name="P54"><text:tab/><text:tab/>}</text:p>
        <text:p text:style-name="P54"><text:tab/>}</text:p>
        <text:p text:style-name="P54"><text:tab/>//Divide entre los caracteres totales, para obtener la probabilidad (casos favorables/casos totales)</text:p>
        <text:p text:style-name="P54"><text:tab/>for (i=0; i &lt; m; ++i) resultado-&gt;probabilidades[i] /= aux;</text:p>
        <text:p text:style-name="P54"><text:tab/>for (i=0; i &lt; m; ++i) for (j=0; j &lt; m; ++j) resultado-&gt;condicionadas[i][j] = frecuenciaCifrado[j]? resultado-&gt;condicionadas[i][j]/frecuenciaCifrado[j]:0;</text:p>
        <text:p text:style-name="P54"><text:tab/>//Liberamos la memoria que hemos usado en la funcion</text:p>
        <text:p text:style-name="P54"><text:tab/>free(frecuenciaCifrado);</text:p>
        <text:p text:style-name="P54"><text:tab/>free(pCifrado.probabilidades);</text:p>
        <text:p text:style-name="P54"><text:tab/>return 0;</text:p>
        <text:p text:style-name="P54">}</text:p>
        <text:p text:style-name="P54"/>
        <text:p text:style-name="P17">Resultados</text:p>
        <text:p text:style-name="P24">Para probar este apartado se utiliza la siguiente instrucción:</text:p>
        <text:p text:style-name="P24">./1 -P|-I -i entrada.txt -o salida.txt, donde</text:p>
        <text:list xml:id="list6712081714989353197" text:style-name="L1">
          <text:list-item>
            <text:p text:style-name="P91">-P: indica que se utilizan claves equiprobables</text:p>
          </text:list-item>
          <text:list-item>
            <text:p text:style-name="P91">-I: modo de cifrado no equiprobable.</text:p>
          </text:list-item>
          <text:list-item>
            <text:p text:style-name="P91">-i entrada.txt : Nombre del fichero de entrada. Se aconseja utilizar un fichero lo más largo posible, para obtener probabilidades más fiables.</text:p>
          </text:list-item>
          <text:list-item>
            <text:p text:style-name="P91">-o salida.txt: Nombre del fichero de salida. Pese a que se deja a voluntad de la persona que ejecuta el código si incluir un fichero de salida o realizar la impresión en la terminal, se recomienda crear un fichero de salida para poder verificar más cómodamente si se cumple el <text:span text:style-name="T16">principio</text:span> de Seguridad Perfecta. En nuestro caso, se han creado los ficheros SegPerf.txt (cuando usamos P como modo de cifrado) y NoSegPerf.txt (cuando usamos I).</text:p>
          </text:list-item>
        </text:list>
        <text:p text:style-name="P5"/>
        <text:p text:style-name="P25">El programa comienza contando las repeticiones de cada una de las letras en el texto plano, para calcular la probabilidad de ocurrencia de cada una de ellas dividiendo el número de apariciones entre la longitud total del texto.</text:p>
        <text:p text:style-name="P25">Después se cifra el texto plano. El programa generará un k número aleatorio para cada carácter y cifrará, mediante el cifrado César, ese carácter con la clave k.</text:p>
        <text:p text:style-name="P25">Una vez que se ha cifrado el texto, se calculan las probabilidades condicionadas utilizando la fórmula de Bayes vista en teoría. </text:p>
        <text:p text:style-name="P25">Finalmente se imprimen las probabilidades en un fichero de salida (o por la terminal). Cuando se utiliza el modo P (claves equiprobables), se genera el fichero SegPerf.txt en el cual se verifica que tiene Seguridad Perfecta. Para el caso de las claves aleatorias (modo I), se genera el fichero NoSegPerf.txt en el cual se puede comprobar fácilmente que no se verifica el principio de Seguridad Perfecta.</text:p>
        <text:p text:style-name="P26"><text:soft-page-break/>Se han probado diferentes textos para este ejercicio, dando mejores resultados el último utilizado (el Quijote), dado su gran extensión. <text:span text:style-name="T17">Para textos cortos (como copiando el primer gran párrafo del Quijote), y utilizando el modo P, no se verifica la Seguridad Perfecta. Esto es debido al escaso tamaño del texto, haciendo que P</text:span><text:span text:style-name="T20">p</text:span><text:span text:style-name="T17">(x) sea distinto de P</text:span><text:span text:style-name="T19">p</text:span><text:span text:style-name="T17">(x|y).</text:span></text:p>
        <text:p text:style-name="P26"/>
        <text:p text:style-name="P50">Ejercicio 2: Implementación del DES</text:p>
        <text:p text:style-name="P47"/>
        <text:p text:style-name="P42">a. Programación del DES</text:p>
        <text:p text:style-name="P42"/>
        <text:p text:style-name="P18">Marco teórico</text:p>
        <text:p text:style-name="P27">En esta apartado se nos pide la implemetación de DES de 16 rondas tanto en el modo CBC, como en el modo ECB, este último con el fin de comprobar que no es un método bueno para mensajes largos y estructurados, como podría ser una imagen.</text:p>
        <text:p text:style-name="P27">A continuación, se va a realizar una pequeña explicación de ambos modos:</text:p>
        <text:list xml:id="list8670778810173770152" text:style-name="L2">
          <text:list-item>
            <text:p text:style-name="P92">ECB: <text:span text:style-name="T34">cada bloque de 64 bits se cifra de manera independiente usando la misma clave. Por eso, mismos textos de entrada serán cifrados con mismos textos de salida. Por esta razón, no es un método bueno para mensajes largos y resultados, como comprobaremos en la sección de resultados.</text:span></text:p>
          </text:list-item>
          <text:list-item>
            <text:p text:style-name="P93">CBC: <text:span text:style-name="T35">a cada bloque de texto plano se le aplica la operación xor con el bloque de cifrado anterior antes de ser cifrado. De esta manera, cada bloque de texto cifrado depende del texto plano hasta entonces procesado. Asimismo, se utiliza un vector de inicialización (IV), permitiendo lograr un mensaje único. IV es secreto y formará parte de la clave.</text:span></text:p>
            <text:p text:style-name="P97">Para el cifrado y descifrado se tienen las siguientes recursiones:</text:p>
            <text:p text:style-name="P119">C<text:span text:style-name="T18">1</text:span> = E<text:span text:style-name="T18">k</text:span>(IV<text:span text:style-name="T36">⊕</text:span>P<text:span text:style-name="T18">1</text:span>)</text:p>
            <text:p text:style-name="P119">C<text:span text:style-name="T18">n</text:span>= E<text:span text:style-name="T18">k </text:span>(C<text:span text:style-name="T18">n-1</text:span><text:span text:style-name="T36">⊕</text:span>P<text:span text:style-name="T18">n</text:span>) con n mayor que 1</text:p>
            <text:p text:style-name="P119">P<text:span text:style-name="T18">1</text:span> = IV<text:span text:style-name="T36">⊕</text:span>D<text:span text:style-name="T18">k</text:span>(C<text:span text:style-name="T18">1</text:span>)</text:p>
            <text:p text:style-name="P119">C<text:span text:style-name="T18">n</text:span>= C<text:span text:style-name="T18">n-1</text:span><text:span text:style-name="T36">⊕</text:span>E<text:span text:style-name="T18">k </text:span>(C<text:span text:style-name="T18">n</text:span>) con n mayor que 1</text:p>
            <text:p text:style-name="P97"/>
          </text:list-item>
        </text:list>
        <text:p text:style-name="P6"/>
        <text:p text:style-name="P52">Código</text:p>
        <text:p text:style-name="P19">Resultados</text:p>
        <text:p text:style-name="P19"/>
        <text:p text:style-name="P51">Ejercicio 2: Implementación del DES</text:p>
        <text:p text:style-name="P48"/>
        <text:p text:style-name="P40"><text:span text:style-name="T24">a. </text:span><text:span text:style-name="T25">Estudio de la no linealidad de las S-boxes del </text:span><text:span text:style-name="T26">D</text:span><text:span text:style-name="T25">ES</text:span></text:p>
        <text:p text:style-name="P43"/>
        <text:p text:style-name="P7"><text:span text:style-name="T31"><text:tab/></text:span><text:span text:style-name="T29">Marco teórico</text:span></text:p>
        <text:p text:style-name="P63">En el DES se verifica el criterio de no linealidad de las S-boxes, esto es, S(x ⊕ y) = S(x)⊕S(y). Se impone este criterio con el fin de complicar el criptoanálisis del método. A lo largo de este apartado se ha comprobado que <text:s/>se cumple la no linealidad.</text:p>
        <text:p text:style-name="P53">Código</text:p>
        <text:p text:style-name="P28">A continuación, se añaden las principales funciones de este apartado:</text:p>
        <text:p text:style-name="P28">La primera de ellas, es la que mide la no linealidad de las S-boxes del DES, contando el número de bits iguales entre <text:span text:style-name="T36">S(x ⊕ y) <text:s/>= S(x)⊕S(y).</text:span>.</text:p>
        <text:p text:style-name="P56">void getDatos(unsigned short*** Sboxes, unsigned long int* coincidencias) {</text:p>
        <text:p text:style-name="P56"/>
        <text:p text:style-name="P56"><text:tab/>BloqueDES x, y, S_xXORy, S_xXORS_y;</text:p>
        <text:p text:style-name="P56"><text:tab/>BloqueDES xXORy, S_x, outputY;</text:p>
        <text:p text:style-name="P56"><text:tab/>int i, j;</text:p>
        <text:p text:style-name="P56"><text:tab/>int coincidences;</text:p>
        <text:p text:style-name="P56"/>
        <text:p text:style-name="P56"><text:tab/>//Preparamos un par de bloques nuevos par aprobar la linealidad</text:p>
        <text:p text:style-name="P56"><text:tab/>//de entrada para las cajas</text:p>
        <text:p text:style-name="P56"><text:tab/>nuevoBloque(&amp;x, SBOX_INPUT_BITS * NUM_S_BOXES);</text:p>
        <text:p text:style-name="P56"><text:tab/>nuevoBloque(&amp;y, SBOX_INPUT_BITS * NUM_S_BOXES);</text:p>
        <text:p text:style-name="P56"/>
        <text:p text:style-name="P56"><text:tab/>//Aplicamos la suma en la caja S(x+y)</text:p>
        <text:p text:style-name="P56"><text:tab/>xorDES(&amp;xXORy, &amp;x, &amp;y, SBOX_INPUT_BITS * NUM_S_BOXES);<text:tab/>//x+y</text:p>
        <text:p text:style-name="P56"><text:tab/>SBoxGeneral(&amp;S_xXORy, &amp;xXORy, Sboxes);<text:tab/>//S(x+y)</text:p>
        <text:p text:style-name="P56"/>
        <text:p text:style-name="P56"><text:tab/>//Aplicamos la suma fuera de la caja <text:s/>S(x)+S(y)</text:p>
        <text:p text:style-name="P56"><text:tab/>SBoxGeneral(&amp;S_x, &amp;x, Sboxes);<text:tab/>//S(x)</text:p>
        <text:p text:style-name="P56"><text:tab/>SBoxGeneral(&amp;outputY, &amp;y, Sboxes);<text:tab/>//S(y)</text:p>
        <text:p text:style-name="P56"><text:tab/>xorDES(&amp;S_xXORS_y, &amp;S_x, &amp;outputY, SBOX_INPUT_BITS * NUM_S_BOXES);//S(x)+S(y)</text:p>
        <text:p text:style-name="P56"/>
        <text:p text:style-name="P56"><text:tab/>for (i = 0; i &lt; NUM_S_BOXES; i++) {</text:p>
        <text:p text:style-name="P56"><text:tab/><text:tab/>coincidences = 0;</text:p>
        <text:p text:style-name="P56"><text:tab/><text:tab/>for (j = 0; j &lt; SBOX_OUTPUT_BITS; j++) {</text:p>
        <text:p text:style-name="P56"><text:tab/><text:tab/><text:tab/>if (S_xXORy.bloque[i * SBOX_OUTPUT_BITS + j + 1]</text:p>
        <text:p text:style-name="P56"><text:tab/><text:tab/><text:tab/><text:tab/><text:tab/>!= S_xXORS_y.bloque[i * SBOX_OUTPUT_BITS + j + 1])</text:p>
        <text:p text:style-name="P56"><text:tab/><text:tab/><text:tab/><text:tab/>coincidences++;</text:p>
        <text:p text:style-name="P56"><text:tab/><text:tab/>}</text:p>
        <text:p text:style-name="P56"><text:tab/><text:tab/>(coincidencias[(SBOX_OUTPUT_BITS + 1) * i + coincidences])++;</text:p>
        <text:p text:style-name="P56"><text:tab/>}</text:p>
        <text:p text:style-name="P56">}</text:p>
        <text:p text:style-name="P56"/>
        <text:p text:style-name="P58">La segunda función destacada es la que calcula la esperanza, la desviación típica y las coincidencias, fundamental para el análisis de los resultados.</text:p>
        <text:p text:style-name="P58"/>
        <text:p text:style-name="P57">void calcularEstadisticas(NL* resultados, int nPruebas) {</text:p>
        <text:p text:style-name="P57"/>
        <text:p text:style-name="P57"><text:tab/>unsigned short*** Sboxes = NULL;</text:p>
        <text:p text:style-name="P57"><text:tab/>unsigned long int coincidencias[NUM_S_BOXES * (SBOX_OUTPUT_BITS + 1)];</text:p>
        <text:p text:style-name="P57"><text:tab/>int i, j;</text:p>
        <text:p text:style-name="P57"><text:tab/>float aux[SBOX_OUTPUT_BITS + 1];</text:p>
        <text:p text:style-name="P57"><text:tab/>float temp;</text:p>
        <text:p text:style-name="P57"/>
        <text:p text:style-name="P57"><text:tab/>srand(time(NULL));</text:p>
        <text:p text:style-name="P57"/>
        <text:p text:style-name="P57"><text:tab/>//Prepramos la estructura donde anotaremos las coincidencias</text:p>
        <text:p text:style-name="P57"><text:tab/>for (i = 0; i &lt; NUM_S_BOXES * (SBOX_OUTPUT_BITS + 1); i++)</text:p>
        <text:p text:style-name="P57"><text:soft-page-break/><text:tab/><text:tab/>coincidencias[i] = 0;</text:p>
        <text:p text:style-name="P57"/>
        <text:p text:style-name="P57"><text:tab/>//Calculamos las distribuciones de linealidad</text:p>
        <text:p text:style-name="P57"><text:tab/>Sboxes = guardarMemSboxes();<text:tab/>//Preparamos las cajas</text:p>
        <text:p text:style-name="P57"><text:tab/>for (i = 0; i &lt; nPruebas; i++)</text:p>
        <text:p text:style-name="P57"><text:tab/><text:tab/>getDatos(Sboxes, coincidencias); //Calculamos coincidencias</text:p>
        <text:p text:style-name="P57"><text:tab/>freeSboxes(Sboxes);</text:p>
        <text:p text:style-name="P57"/>
        <text:p text:style-name="P57"><text:tab/>//Procesa los resultados</text:p>
        <text:p text:style-name="P57"><text:tab/>for (j = 0; j &lt; SBOX_OUTPUT_BITS + 1; j++)</text:p>
        <text:p text:style-name="P57"><text:tab/><text:tab/>aux[j] = j * (1. / SBOX_OUTPUT_BITS);</text:p>
        <text:p text:style-name="P57"/>
        <text:p text:style-name="P57"><text:tab/>for (i = 0; i &lt; NUM_S_BOXES; i++) {</text:p>
        <text:p text:style-name="P57"><text:tab/><text:tab/>//Calculamos el porcentaje de coincidencias</text:p>
        <text:p text:style-name="P57"><text:tab/><text:tab/>for (j = 0; j &lt; SBOX_OUTPUT_BITS + 1; j++)</text:p>
        <text:p text:style-name="P57"><text:tab/><text:tab/><text:tab/>resultados-&gt;coincidencias[(SBOX_OUTPUT_BITS + 1) * i + j] =</text:p>
        <text:p text:style-name="P57"><text:tab/><text:tab/><text:tab/><text:tab/><text:tab/>coincidencias[(SBOX_OUTPUT_BITS + 1) * i + j]</text:p>
        <text:p text:style-name="P57"><text:tab/><text:tab/><text:tab/><text:tab/><text:tab/><text:tab/><text:tab/>* (1. / nPruebas);</text:p>
        <text:p text:style-name="P57"/>
        <text:p text:style-name="P57"><text:tab/><text:tab/>//Calcula la esperanza</text:p>
        <text:p text:style-name="P57"><text:tab/><text:tab/>resultados-&gt;expectation[i] = 0;</text:p>
        <text:p text:style-name="P57"><text:tab/><text:tab/>for (j = 0; j &lt; SBOX_OUTPUT_BITS + 1; j++)</text:p>
        <text:p text:style-name="P57"><text:tab/><text:tab/><text:tab/>resultados-&gt;expectation[i] +=</text:p>
        <text:p text:style-name="P57"><text:tab/><text:tab/><text:tab/><text:tab/><text:tab/>(aux[j]</text:p>
        <text:p text:style-name="P57"><text:tab/><text:tab/><text:tab/><text:tab/><text:tab/><text:tab/><text:tab/>* resultados-&gt;coincidencias[(SBOX_OUTPUT_BITS + 1)</text:p>
        <text:p text:style-name="P57"><text:tab/><text:tab/><text:tab/><text:tab/><text:tab/><text:tab/><text:tab/><text:tab/><text:tab/>* i + j]);</text:p>
        <text:p text:style-name="P57"/>
        <text:p text:style-name="P57"><text:tab/><text:tab/>//Calculamos la desviacion tipica</text:p>
        <text:p text:style-name="P57"><text:tab/><text:tab/>resultados-&gt;desviacion[i] = 0;</text:p>
        <text:p text:style-name="P57"><text:tab/><text:tab/>for (j = 0; j &lt; SBOX_OUTPUT_BITS + 1; j++) {</text:p>
        <text:p text:style-name="P57"><text:tab/><text:tab/><text:tab/>temp = (aux[j] - resultados-&gt;expectation[i]);</text:p>
        <text:p text:style-name="P57"><text:tab/><text:tab/><text:tab/>resultados-&gt;desviacion[i] += temp * temp</text:p>
        <text:p text:style-name="P57"><text:tab/><text:tab/><text:tab/><text:tab/><text:tab/>* resultados-&gt;coincidencias[(SBOX_OUTPUT_BITS + 1) * i + j];</text:p>
        <text:p text:style-name="P57"><text:tab/><text:tab/>}</text:p>
        <text:p text:style-name="P57"><text:tab/><text:tab/>resultados-&gt;desviacion[i] = sqrt(resultados-&gt;desviacion[i]); //Nos falta aplicar la raiz cuadrada</text:p>
        <text:p text:style-name="P57"><text:tab/>}</text:p>
        <text:p text:style-name="P57">}</text:p>
        <text:p text:style-name="P20">Resultados</text:p>
        <text:p text:style-name="P30">Se ha generado el fichero Nldes.txt <text:span text:style-name="T47">(mediante la siguiente instrucción: ./NL_DES {-n numero de pruebas} [-o fichero salida])</text:span> con los resultados obtenidos, los cuales pasamos a analizar:</text:p>
        <table:table table:name="Tabla1" table:style-name="Tabla1">
          <table:table-column table:style-name="Tabla1.A" table:number-columns-repeated="2"/>
          <table:table-column table:style-name="Tabla1.C"/>
          <table:table-row table:style-name="Tabla1.1">
            <table:table-cell table:style-name="Tabla1.A1" office:value-type="string">
              <text:p text:style-name="P75">S-box</text:p>
            </table:table-cell>
            <table:table-cell table:style-name="Tabla1.A1" office:value-type="string">
              <text:p text:style-name="P75">Esperanza</text:p>
            </table:table-cell>
            <table:table-cell table:style-name="Tabla1.C1" office:value-type="string">
              <text:p text:style-name="P75">Desviación típica</text:p>
            </table:table-cell>
          </table:table-row>
          <table:table-row table:style-name="Tabla1.1">
            <table:table-cell table:style-name="Tabla1.A9" office:value-type="string">
              <text:p text:style-name="P69">1</text:p>
            </table:table-cell>
            <table:table-cell table:style-name="Tabla1.B9" office:value-type="string">
              <text:p text:style-name="P69">0.53</text:p>
            </table:table-cell>
            <table:table-cell table:style-name="Tabla1.C2" office:value-type="string">
              <text:p text:style-name="P69">0.23</text:p>
            </table:table-cell>
          </table:table-row>
          <table:table-row table:style-name="Tabla1.1">
            <table:table-cell table:style-name="Tabla1.A9" office:value-type="string">
              <text:p text:style-name="P69">2</text:p>
            </table:table-cell>
            <table:table-cell table:style-name="Tabla1.B9" office:value-type="string">
              <text:p text:style-name="P69">0.51</text:p>
            </table:table-cell>
            <table:table-cell table:style-name="Tabla1.C3" office:value-type="string">
              <text:p text:style-name="P69">0.24</text:p>
            </table:table-cell>
          </table:table-row>
          <table:table-row table:style-name="Tabla1.1">
            <table:table-cell table:style-name="Tabla1.A9" office:value-type="string">
              <text:p text:style-name="P69">3</text:p>
            </table:table-cell>
            <table:table-cell table:style-name="Tabla1.B9" office:value-type="string">
              <text:p text:style-name="P69">0.47</text:p>
            </table:table-cell>
            <table:table-cell table:style-name="Tabla1.C4" office:value-type="string">
              <text:p text:style-name="P69">0.27</text:p>
            </table:table-cell>
          </table:table-row>
          <table:table-row table:style-name="Tabla1.1">
            <table:table-cell table:style-name="Tabla1.A9" office:value-type="string">
              <text:p text:style-name="P69">4</text:p>
            </table:table-cell>
            <table:table-cell table:style-name="Tabla1.B9" office:value-type="string">
              <text:p text:style-name="P69">0.56</text:p>
            </table:table-cell>
            <table:table-cell table:style-name="Tabla1.C5" office:value-type="string">
              <text:p text:style-name="P69">0.22</text:p>
            </table:table-cell>
          </table:table-row>
          <table:table-row table:style-name="Tabla1.1">
            <table:table-cell table:style-name="Tabla1.A9" office:value-type="string">
              <text:p text:style-name="P69">5</text:p>
            </table:table-cell>
            <table:table-cell table:style-name="Tabla1.B9" office:value-type="string">
              <text:p text:style-name="P69">0.53</text:p>
            </table:table-cell>
            <table:table-cell table:style-name="Tabla1.C6" office:value-type="string">
              <text:p text:style-name="P69">0.26</text:p>
            </table:table-cell>
          </table:table-row>
          <table:table-row table:style-name="Tabla1.1">
            <table:table-cell table:style-name="Tabla1.A9" office:value-type="string">
              <text:p text:style-name="P69">6</text:p>
            </table:table-cell>
            <table:table-cell table:style-name="Tabla1.B9" office:value-type="string">
              <text:p text:style-name="P69">0.54</text:p>
            </table:table-cell>
            <table:table-cell table:style-name="Tabla1.C7" office:value-type="string">
              <text:p text:style-name="P69">0.26</text:p>
            </table:table-cell>
          </table:table-row>
          <table:table-row table:style-name="Tabla1.1">
            <table:table-cell table:style-name="Tabla1.A9" office:value-type="string">
              <text:p text:style-name="P69">7</text:p>
            </table:table-cell>
            <table:table-cell table:style-name="Tabla1.B9" office:value-type="string">
              <text:p text:style-name="P69">0.52</text:p>
            </table:table-cell>
            <table:table-cell table:style-name="Tabla1.C8" office:value-type="string">
              <text:p text:style-name="P69">0.26</text:p>
            </table:table-cell>
          </table:table-row>
          <table:table-row table:style-name="Tabla1.1">
            <table:table-cell table:style-name="Tabla1.A9" office:value-type="string">
              <text:p text:style-name="P69">8</text:p>
            </table:table-cell>
            <table:table-cell table:style-name="Tabla1.B9" office:value-type="string">
              <text:p text:style-name="P69">0.52</text:p>
            </table:table-cell>
            <table:table-cell table:style-name="Tabla1.C9" office:value-type="string">
              <text:p text:style-name="P69">0.25</text:p>
            </table:table-cell>
          </table:table-row>
        </table:table>
        <text:p text:style-name="P29"><text:soft-page-break/></text:p>
        <text:p text:style-name="P29">En el cuadro anterior <text:span text:style-name="T41">se puede ver como </text:span>la linealidad es muy cercana a 1/2 en todas las S-boxes, con una desviación tı́pica pequeña (1/4). Esto <text:span text:style-name="T41">nos indica</text:span> que, en promedio, las cajas están a medio camino entre ser completamente lineales y completamente no lineales, <text:span text:style-name="T41">no aportando</text:span> ninguna información <text:span text:style-name="T41">de este modo</text:span> para el criptoanálisis.</text:p>
        <text:p text:style-name="P31">Como la desviación típica es pequeña, los valores son próximos a la media. Por ello, en la próxima tabla, mostramos los bits de diferencia entre S(x⊕y) y S(x) ⊕ S(y).</text:p>
        <table:table table:name="Tabla2" table:style-name="Tabla2">
          <table:table-column table:style-name="Tabla2.A"/>
          <table:table-column table:style-name="Tabla2.B"/>
          <table:table-column table:style-name="Tabla2.C"/>
          <table:table-column table:style-name="Tabla2.B"/>
          <table:table-column table:style-name="Tabla2.E"/>
          <table:table-column table:style-name="Tabla2.F"/>
          <table:table-row>
            <table:table-cell table:style-name="Tabla2.A1" office:value-type="string">
              <text:p text:style-name="P76">S-box</text:p>
            </table:table-cell>
            <table:table-cell table:style-name="Tabla2.A1" office:value-type="string">
              <text:p text:style-name="P76">0 cambios</text:p>
            </table:table-cell>
            <table:table-cell table:style-name="Tabla2.A1" office:value-type="string">
              <text:p text:style-name="P76">1 cambios</text:p>
            </table:table-cell>
            <table:table-cell table:style-name="Tabla2.A1" office:value-type="string">
              <text:p text:style-name="P76">2 cambios</text:p>
            </table:table-cell>
            <table:table-cell table:style-name="Tabla2.A1" office:value-type="string">
              <text:p text:style-name="P76">3 cambios</text:p>
            </table:table-cell>
            <table:table-cell table:style-name="Tabla2.F1" office:value-type="string">
              <text:p text:style-name="P76">4 cambios</text:p>
            </table:table-cell>
          </table:table-row>
          <table:table-row>
            <table:table-cell table:style-name="Tabla2.A2" office:value-type="string">
              <text:p text:style-name="P70">1</text:p>
            </table:table-cell>
            <table:table-cell table:style-name="Tabla2.A2" office:value-type="string">
              <text:p text:style-name="P71">2%</text:p>
            </table:table-cell>
            <table:table-cell table:style-name="Tabla2.A2" office:value-type="string">
              <text:p text:style-name="P71">25%</text:p>
            </table:table-cell>
            <table:table-cell table:style-name="Tabla2.A2" office:value-type="string">
              <text:p text:style-name="P71">37%</text:p>
            </table:table-cell>
            <table:table-cell table:style-name="Tabla2.A2" office:value-type="string">
              <text:p text:style-name="P71">31%</text:p>
            </table:table-cell>
            <table:table-cell table:style-name="Tabla2.F2" office:value-type="string">
              <text:p text:style-name="P71">5%</text:p>
            </table:table-cell>
          </table:table-row>
          <table:table-row>
            <table:table-cell table:style-name="Tabla2.A2" office:value-type="string">
              <text:p text:style-name="P70">2</text:p>
            </table:table-cell>
            <table:table-cell table:style-name="Tabla2.A2" office:value-type="string">
              <text:p text:style-name="P71">6%</text:p>
            </table:table-cell>
            <table:table-cell table:style-name="Tabla2.A2" office:value-type="string">
              <text:p text:style-name="P71">25%</text:p>
            </table:table-cell>
            <table:table-cell table:style-name="Tabla2.A2" office:value-type="string">
              <text:p text:style-name="P71">38%</text:p>
            </table:table-cell>
            <table:table-cell table:style-name="Tabla2.A2" office:value-type="string">
              <text:p text:style-name="P71">20%</text:p>
            </table:table-cell>
            <table:table-cell table:style-name="Tabla2.F2" office:value-type="string">
              <text:p text:style-name="P71">11%</text:p>
            </table:table-cell>
          </table:table-row>
          <table:table-row>
            <table:table-cell table:style-name="Tabla2.A2" office:value-type="string">
              <text:p text:style-name="P70">3</text:p>
            </table:table-cell>
            <table:table-cell table:style-name="Tabla2.A2" office:value-type="string">
              <text:p text:style-name="P71">9%</text:p>
            </table:table-cell>
            <table:table-cell table:style-name="Tabla2.A2" office:value-type="string">
              <text:p text:style-name="P71">23%</text:p>
            </table:table-cell>
            <table:table-cell table:style-name="Tabla2.A2" office:value-type="string">
              <text:p text:style-name="P71">45%</text:p>
            </table:table-cell>
            <table:table-cell table:style-name="Tabla2.A2" office:value-type="string">
              <text:p text:style-name="P71">19%</text:p>
            </table:table-cell>
            <table:table-cell table:style-name="Tabla2.F2" office:value-type="string">
              <text:p text:style-name="P71">4%</text:p>
            </table:table-cell>
          </table:table-row>
          <table:table-row>
            <table:table-cell table:style-name="Tabla2.A2" office:value-type="string">
              <text:p text:style-name="P70">4</text:p>
            </table:table-cell>
            <table:table-cell table:style-name="Tabla2.A2" office:value-type="string">
              <text:p text:style-name="P71">3%</text:p>
            </table:table-cell>
            <table:table-cell table:style-name="Tabla2.A2" office:value-type="string">
              <text:p text:style-name="P71">21%</text:p>
            </table:table-cell>
            <table:table-cell table:style-name="Tabla2.A2" office:value-type="string">
              <text:p text:style-name="P71">26%</text:p>
            </table:table-cell>
            <table:table-cell table:style-name="Tabla2.A2" office:value-type="string">
              <text:p text:style-name="P71">47%</text:p>
            </table:table-cell>
            <table:table-cell table:style-name="Tabla2.F2" office:value-type="string">
              <text:p text:style-name="P71">3%</text:p>
            </table:table-cell>
          </table:table-row>
          <table:table-row>
            <table:table-cell table:style-name="Tabla2.A2" office:value-type="string">
              <text:p text:style-name="P70">5</text:p>
            </table:table-cell>
            <table:table-cell table:style-name="Tabla2.A2" office:value-type="string">
              <text:p text:style-name="P71">5%</text:p>
            </table:table-cell>
            <table:table-cell table:style-name="Tabla2.A2" office:value-type="string">
              <text:p text:style-name="P71">25%</text:p>
            </table:table-cell>
            <table:table-cell table:style-name="Tabla2.A2" office:value-type="string">
              <text:p text:style-name="P71">29%</text:p>
            </table:table-cell>
            <table:table-cell table:style-name="Tabla2.A2" office:value-type="string">
              <text:p text:style-name="P71">34%</text:p>
            </table:table-cell>
            <table:table-cell table:style-name="Tabla2.F2" office:value-type="string">
              <text:p text:style-name="P71">7%</text:p>
            </table:table-cell>
          </table:table-row>
          <table:table-row>
            <table:table-cell table:style-name="Tabla2.A2" office:value-type="string">
              <text:p text:style-name="P70">6</text:p>
            </table:table-cell>
            <table:table-cell table:style-name="Tabla2.A2" office:value-type="string">
              <text:p text:style-name="P71">6%</text:p>
            </table:table-cell>
            <table:table-cell table:style-name="Tabla2.A2" office:value-type="string">
              <text:p text:style-name="P71">20%</text:p>
            </table:table-cell>
            <table:table-cell table:style-name="Tabla2.A2" office:value-type="string">
              <text:p text:style-name="P71">33%</text:p>
            </table:table-cell>
            <table:table-cell table:style-name="Tabla2.A2" office:value-type="string">
              <text:p text:style-name="P71">32%</text:p>
            </table:table-cell>
            <table:table-cell table:style-name="Tabla2.F2" office:value-type="string">
              <text:p text:style-name="P71">9%</text:p>
            </table:table-cell>
          </table:table-row>
          <table:table-row>
            <table:table-cell table:style-name="Tabla2.A2" office:value-type="string">
              <text:p text:style-name="P70">7</text:p>
            </table:table-cell>
            <table:table-cell table:style-name="Tabla2.A2" office:value-type="string">
              <text:p text:style-name="P71">3%</text:p>
            </table:table-cell>
            <table:table-cell table:style-name="Tabla2.A2" office:value-type="string">
              <text:p text:style-name="P71">32%</text:p>
            </table:table-cell>
            <table:table-cell table:style-name="Tabla2.A2" office:value-type="string">
              <text:p text:style-name="P71">26%</text:p>
            </table:table-cell>
            <table:table-cell table:style-name="Tabla2.A2" office:value-type="string">
              <text:p text:style-name="P71">31%</text:p>
            </table:table-cell>
            <table:table-cell table:style-name="Tabla2.F2" office:value-type="string">
              <text:p text:style-name="P71">8%</text:p>
            </table:table-cell>
          </table:table-row>
          <table:table-row>
            <table:table-cell table:style-name="Tabla2.A2" office:value-type="string">
              <text:p text:style-name="P70">8</text:p>
            </table:table-cell>
            <table:table-cell table:style-name="Tabla2.A2" office:value-type="string">
              <text:p text:style-name="P71">3%</text:p>
            </table:table-cell>
            <table:table-cell table:style-name="Tabla2.A2" office:value-type="string">
              <text:p text:style-name="P71">26%</text:p>
            </table:table-cell>
            <table:table-cell table:style-name="Tabla2.A2" office:value-type="string">
              <text:p text:style-name="P71">33%</text:p>
            </table:table-cell>
            <table:table-cell table:style-name="Tabla2.A2" office:value-type="string">
              <text:p text:style-name="P71">29%</text:p>
            </table:table-cell>
            <table:table-cell table:style-name="Tabla2.F2" office:value-type="string">
              <text:p text:style-name="P71">9%</text:p>
            </table:table-cell>
          </table:table-row>
        </table:table>
        <text:p text:style-name="P21"/>
        <text:p text:style-name="P32">Como puede verse observando las tablas, en general, las S-boxes tienen una distribución bastante gausiana del número de bits de diferencia.</text:p>
        <text:p text:style-name="P32"/>
        <text:p text:style-name="P41"><text:span text:style-name="T27">b</text:span><text:span text:style-name="T24">. </text:span><text:span text:style-name="T26">Estudio del Efecto Avalancha</text:span></text:p>
        <text:p text:style-name="P45"/>
        <text:p text:style-name="P7"><text:span text:style-name="T31"><text:tab/></text:span><text:span text:style-name="T29">Marco teórico</text:span></text:p>
        <text:p text:style-name="P63">El Efecto Avalancha se basa en la idea de que un cambio de bit en el bloque de texto plano o de la clave produce un gran número de cambios en <text:span text:style-name="T37">los bits del texto cifrado. Esto es debido a que los cambios se propagan a lo largo de <text:s/>las sucesivas rondas del DES, de manera que tras cada ronda el número de bits diferentes aumenta hasta estabilizarse en torno a un valor óptimo. </text:span></text:p>
        <text:p text:style-name="P67">Por ello, en este ejercicio se probará a realizar diversos cambios en la clave y el texto plano y se comprobará cómo afectan dichos cambios al cifrado.</text:p>
        <text:p text:style-name="P53">Código</text:p>
        <text:p text:style-name="P33">Se muestran las funciones más destacadas. La primera calcula los bits diferentes al cambiar un texto, realizando el proceso de DES necesario. Cabe destacar que tanto esta función como la siguiente llaman a una serie de funciones que realizan la lógica del DES. Dichas funciones se limitan a <text:soft-page-break/>utilizar las variables proporcionadas en Moodle. Es por ello que no se incluye aquí en la memoria.</text:p>
        <text:p text:style-name="P55">void pruebaTextoCambiado(BloqueDES* entrada, BloqueDES* clave,</text:p>
        <text:p text:style-name="P55"><text:tab/><text:tab/>unsigned long int* bitsCambiado, short unsigned int*** Sboxes) {</text:p>
        <text:p text:style-name="P55"/>
        <text:p text:style-name="P55"><text:tab/>BloqueDES bloqueIzq_pre, bloqueDer_pre, bloqueIzq_post, bloqueDer_post;</text:p>
        <text:p text:style-name="P55"><text:tab/>BloqueDES bloqueTrasIP;</text:p>
        <text:p text:style-name="P55"><text:tab/>BloqueDES clave_pre, clave_post, clave_ronda;</text:p>
        <text:p text:style-name="P55"><text:tab/>BloqueDES entrada2;</text:p>
        <text:p text:style-name="P55"><text:tab/>BloqueDES bloqueIzq2_pre, bloqueDer2_pre, bloqueIzq2_post, bloqueDer2_post;</text:p>
        <text:p text:style-name="P55"><text:tab/>BloqueDES bloqueTrasIP2;</text:p>
        <text:p text:style-name="P55"><text:tab/>int i;</text:p>
        <text:p text:style-name="P55"/>
        <text:p text:style-name="P55"><text:tab/>//Vamos a preparar la entrada cambiada</text:p>
        <text:p text:style-name="P55"><text:tab/>copiarBloque(&amp;entrada2, entrada, TAM_BLOQUE);</text:p>
        <text:p text:style-name="P55"><text:tab/>cambioBit(&amp;entrada2, TAM_BLOQUE);</text:p>
        <text:p text:style-name="P55"><text:tab/>bitsCambiado[0] += calculaDiferencias(entrada, &amp;entrada2, TAM_BLOQUE);</text:p>
        <text:p text:style-name="P55"/>
        <text:p text:style-name="P55"><text:tab/>//Aplicamos la permutacion inicial a la entrada y la entrada cambiada</text:p>
        <text:p text:style-name="P55"><text:tab/>permInicial(&amp;bloqueTrasIP, entrada);</text:p>
        <text:p text:style-name="P55"><text:tab/>permInicial(&amp;bloqueTrasIP2, &amp;entrada2);</text:p>
        <text:p text:style-name="P55"/>
        <text:p text:style-name="P55"><text:tab/>//Dividimos los dos bloques ne mitades</text:p>
        <text:p text:style-name="P55"><text:tab/>getParteIzquierda(&amp;bloqueIzq_pre, &amp;bloqueTrasIP);</text:p>
        <text:p text:style-name="P55"><text:tab/>getParteDerecha(&amp;bloqueDer_pre, &amp;bloqueTrasIP);</text:p>
        <text:p text:style-name="P55"><text:tab/>getParteIzquierda(&amp;bloqueIzq2_pre, &amp;bloqueTrasIP2);</text:p>
        <text:p text:style-name="P55"><text:tab/>getParteDerecha(&amp;bloqueDer2_pre, &amp;bloqueTrasIP2);</text:p>
        <text:p text:style-name="P55"/>
        <text:p text:style-name="P55"><text:tab/>//PC1</text:p>
        <text:p text:style-name="P55"><text:tab/>aplicarPC1(&amp;clave_pre, clave);</text:p>
        <text:p text:style-name="P55"/>
        <text:p text:style-name="P55"><text:tab/>//Aplicamos las rondas DES por duplicado</text:p>
        <text:p text:style-name="P55"><text:tab/>for (i = 1; i &lt;= NUM_ROUNDS; i++) {</text:p>
        <text:p text:style-name="P55"><text:tab/><text:tab/>//Aplicamos LCS</text:p>
        <text:p text:style-name="P55"><text:tab/><text:tab/>aplicarLCS(&amp;clave_post, &amp;clave_pre, i, 1);</text:p>
        <text:p text:style-name="P55"><text:tab/><text:tab/>//Aplicamos PC2</text:p>
        <text:p text:style-name="P55"><text:tab/><text:tab/>aplicarPC2(&amp;clave_ronda, &amp;clave_post);</text:p>
        <text:p text:style-name="P55"/>
        <text:p text:style-name="P55"><text:tab/><text:tab/>//Aplicamos DES por duplicado</text:p>
        <text:p text:style-name="P55"><text:tab/><text:tab/>aplicarDES(&amp;bloqueIzq_post, &amp;bloqueDer_post, &amp;bloqueIzq_pre, &amp;bloqueDer_pre, &amp;clave_ronda,</text:p>
        <text:p text:style-name="P55"><text:tab/><text:tab/><text:tab/><text:tab/>i, Sboxes);</text:p>
        <text:p text:style-name="P55"><text:tab/><text:tab/>aplicarDES(&amp;bloqueIzq2_post, &amp;bloqueDer2_post, &amp;bloqueIzq2_pre, &amp;bloqueDer2_pre,</text:p>
        <text:p text:style-name="P55"><text:tab/><text:tab/><text:tab/><text:tab/>&amp;clave_ronda, i, Sboxes);</text:p>
        <text:p text:style-name="P55"/>
        <text:p text:style-name="P55"><text:tab/><text:tab/>//Calculamos diffs</text:p>
        <text:p text:style-name="P55"><text:tab/><text:tab/>bitsCambiado[i] += calculaDiferencias(&amp;bloqueIzq_post, &amp;bloqueIzq2_post,</text:p>
        <text:p text:style-name="P55"><text:tab/><text:tab/>BITS_IN_FEISTEL / 2);</text:p>
        <text:p text:style-name="P55"><text:tab/><text:tab/>bitsCambiado[i] += calculaDiferencias(&amp;bloqueDer_post, &amp;bloqueDer2_post,</text:p>
        <text:p text:style-name="P55"><text:tab/><text:tab/>BITS_IN_FEISTEL / 2);</text:p>
        <text:p text:style-name="P55"/>
        <text:p text:style-name="P55"><text:tab/><text:tab/>//Prepramos los argumentos para la siguiente iteracion</text:p>
        <text:p text:style-name="P55"><text:tab/><text:tab/>copiarBloque(&amp;bloqueIzq_pre, &amp;bloqueIzq_post, BITS_IN_FEISTEL / 2);</text:p>
        <text:p text:style-name="P55"><text:tab/><text:tab/>copiarBloque(&amp;bloqueDer_pre, &amp;bloqueDer_post, BITS_IN_FEISTEL / 2);</text:p>
        <text:p text:style-name="P55"><text:tab/><text:tab/>copiarBloque(&amp;bloqueIzq2_pre, &amp;bloqueIzq2_post, BITS_IN_FEISTEL / 2);</text:p>
        <text:p text:style-name="P55"><text:tab/><text:tab/>copiarBloque(&amp;bloqueDer2_pre, &amp;bloqueDer2_post, BITS_IN_FEISTEL / 2);</text:p>
        <text:p text:style-name="P55"><text:tab/><text:tab/>copiarBloque(&amp;clave_pre, &amp;clave_post, BITS_IN_PC1);</text:p>
        <text:p text:style-name="P55"><text:tab/>}</text:p>
        <text:p text:style-name="P55">}</text:p>
        <text:p text:style-name="P33">La segunda función es muy similar, pero en su lugar calcula los bits diferentes al cambiar la clave, realizando el proceso de DES pertinente.</text:p>
        <text:p text:style-name="P55">void pruebaClaveCambiada(BloqueDES* entrada, BloqueDES* clave,</text:p>
        <text:p text:style-name="P55"><text:tab/><text:tab/>unsigned long int* bitsCambiado, short unsigned int*** Sboxes) {</text:p>
        <text:p text:style-name="P55"/>
        <text:p text:style-name="P55"><text:tab/>BloqueDES bloqueIzq_pre, bloqueDer_pre, bloqueIzq_post, bloqueDer_post;</text:p>
        <text:p text:style-name="P55"><text:tab/>BloqueDES bloqueTrasIP;</text:p>
        <text:p text:style-name="P55"><text:tab/>BloqueDES clave_pre, clave_post, clave_ronda;</text:p>
        <text:p text:style-name="P55"><text:tab/>BloqueDES clave2;</text:p>
        <text:p text:style-name="P55"><text:tab/>BloqueDES clave2_pre, clave2_post, clave2_ronda;</text:p>
        <text:p text:style-name="P55"><text:tab/>BloqueDES bloqueIzq2_pre, bloqueDer2_pre, bloqueIzq2_post, bloqueDer2_post;</text:p>
        <text:p text:style-name="P55"><text:tab/>int i;</text:p>
        <text:p text:style-name="P55"><text:soft-page-break/></text:p>
        <text:p text:style-name="P55"><text:tab/>//Vamos a preparar la clave cambiada</text:p>
        <text:p text:style-name="P55"><text:tab/>copiarBloque(&amp;clave2, clave, TAM_CLAVE);</text:p>
        <text:p text:style-name="P55"><text:tab/>cambioBit(&amp;clave2, TAM_CLAVE);<text:tab/>//Cambiamos 1 bit</text:p>
        <text:p text:style-name="P55"/>
        <text:p text:style-name="P55"><text:tab/>//Aplicamos la permutacion inicial a la entrada</text:p>
        <text:p text:style-name="P55"><text:tab/>permInicial(&amp;bloqueTrasIP, entrada);</text:p>
        <text:p text:style-name="P55"/>
        <text:p text:style-name="P55"><text:tab/>//Dividimos el bloque en dos mitades. Guardamos estas mitades</text:p>
        <text:p text:style-name="P55"><text:tab/>//por duplicado para usarlos con cada clave</text:p>
        <text:p text:style-name="P55"><text:tab/>getParteIzquierda(&amp;bloqueIzq_pre, &amp;bloqueTrasIP);</text:p>
        <text:p text:style-name="P55"><text:tab/>getParteDerecha(&amp;bloqueDer_pre, &amp;bloqueTrasIP);</text:p>
        <text:p text:style-name="P55"><text:tab/>copiarBloque(&amp;bloqueIzq2_pre, &amp;bloqueIzq_pre, BITS_IN_FEISTEL / 2);</text:p>
        <text:p text:style-name="P55"><text:tab/>copiarBloque(&amp;bloqueDer2_pre, &amp;bloqueDer_pre, BITS_IN_FEISTEL / 2);</text:p>
        <text:p text:style-name="P55"/>
        <text:p text:style-name="P55"><text:tab/>//Aplicamos PC1</text:p>
        <text:p text:style-name="P55"><text:tab/>aplicarPC1(&amp;clave_pre, clave);</text:p>
        <text:p text:style-name="P55"><text:tab/>aplicarPC1(&amp;clave2_pre, &amp;clave2);</text:p>
        <text:p text:style-name="P55"/>
        <text:p text:style-name="P55"><text:tab/>//Aplicamos las rondas DES por duplicado, una vez con la clave correcta</text:p>
        <text:p text:style-name="P55"><text:tab/>//y otra con la clave con el bit cambiado</text:p>
        <text:p text:style-name="P55"><text:tab/>for (i = 1; i &lt;= NUM_ROUNDS; i++) {</text:p>
        <text:p text:style-name="P55"/>
        <text:p text:style-name="P55"><text:tab/><text:tab/>//Aplicamos LCS</text:p>
        <text:p text:style-name="P55"><text:tab/><text:tab/>aplicarLCS(&amp;clave_post, &amp;clave_pre, i, 1);</text:p>
        <text:p text:style-name="P55"><text:tab/><text:tab/>aplicarLCS(&amp;clave2_post, &amp;clave2_pre, i, 1);</text:p>
        <text:p text:style-name="P55"/>
        <text:p text:style-name="P55"><text:tab/><text:tab/>//Aplicamos PC2</text:p>
        <text:p text:style-name="P55"><text:tab/><text:tab/>aplicarPC2(&amp;clave_ronda, &amp;clave_post);</text:p>
        <text:p text:style-name="P55"><text:tab/><text:tab/>aplicarPC2(&amp;clave2_ronda, &amp;clave2_post);</text:p>
        <text:p text:style-name="P55"/>
        <text:p text:style-name="P55"><text:tab/><text:tab/>//Aplicamos F de DES</text:p>
        <text:p text:style-name="P55"><text:tab/><text:tab/>aplicarDES(&amp;bloqueIzq_post, &amp;bloqueDer_post, &amp;bloqueIzq_pre,</text:p>
        <text:p text:style-name="P55"><text:tab/><text:tab/><text:tab/><text:tab/>&amp;bloqueDer_pre, &amp;clave_ronda, i, Sboxes);</text:p>
        <text:p text:style-name="P55"><text:tab/><text:tab/>aplicarDES(&amp;bloqueIzq2_post, &amp;bloqueDer2_post, &amp;bloqueIzq2_pre, &amp;bloqueDer2_pre,</text:p>
        <text:p text:style-name="P55"><text:tab/><text:tab/><text:tab/><text:tab/>&amp;clave2_ronda, i, Sboxes);</text:p>
        <text:p text:style-name="P55"/>
        <text:p text:style-name="P55"><text:tab/><text:tab/>//Calculamos las diferencias en esta ronda en cada mitad del bloque</text:p>
        <text:p text:style-name="P55"><text:tab/><text:tab/>bitsCambiado[i] += calculaDiferencias(&amp;bloqueIzq_post, &amp;bloqueIzq2_post,</text:p>
        <text:p text:style-name="P55"><text:tab/><text:tab/>BITS_IN_FEISTEL / 2);</text:p>
        <text:p text:style-name="P55"><text:tab/><text:tab/>bitsCambiado[i] += calculaDiferencias(&amp;bloqueDer_post, &amp;bloqueDer2_post,</text:p>
        <text:p text:style-name="P55"><text:tab/><text:tab/>BITS_IN_FEISTEL / 2);</text:p>
        <text:p text:style-name="P55"/>
        <text:p text:style-name="P55"><text:tab/><text:tab/>//Prepramos los datos para otra iteracion</text:p>
        <text:p text:style-name="P55"><text:tab/><text:tab/>copiarBloque(&amp;bloqueIzq_pre, &amp;bloqueIzq_post, BITS_IN_FEISTEL / 2);</text:p>
        <text:p text:style-name="P55"><text:tab/><text:tab/>copiarBloque(&amp;bloqueDer_pre, &amp;bloqueDer_post, BITS_IN_FEISTEL / 2);</text:p>
        <text:p text:style-name="P55"><text:tab/><text:tab/>copiarBloque(&amp;bloqueIzq2_pre, &amp;bloqueIzq2_post, BITS_IN_FEISTEL / 2);</text:p>
        <text:p text:style-name="P55"><text:tab/><text:tab/>copiarBloque(&amp;bloqueDer2_pre, &amp;bloqueDer2_post, BITS_IN_FEISTEL / 2);</text:p>
        <text:p text:style-name="P55"><text:tab/><text:tab/>copiarBloque(&amp;clave_pre, &amp;clave_post, BITS_IN_PC1);</text:p>
        <text:p text:style-name="P55"><text:tab/><text:tab/>copiarBloque(&amp;clave2_ronda, &amp;clave2_post, BITS_IN_PC1);</text:p>
        <text:p text:style-name="P55"><text:tab/>}</text:p>
        <text:p text:style-name="P55">}</text:p>
        <text:p text:style-name="P20">Resultados</text:p>
        <text:p text:style-name="P33">Se genera el fichero de salida Avalancha.txt (mediante la instrucción: ./EfectoAvalanchaDES {-n numero de pruebas} [-o fichero de salida]), el cual nos permitirá analizar el resultado.</text:p>
        <text:p text:style-name="P34">En nuestro caso, se ha estudiado el Efecto Avalancha a lo largo de las diferentes rondas del DES, provacado tanto por un cambio en un bit del texto de entrada como en un cambio en un bit de la clave. Por ello, es necesario comparar en cada ronda intermedia la evolución de los bloques de texto cifrado (uno con el texto y clave originales y el otro con el bit cambiado).</text:p>
        <text:p text:style-name="P34">Para ello se generaran dos tablas con las diferencias encontradas. La primera de ellas es la de un cambio en el texto:</text:p>
        <text:p text:style-name="P34"/>
        <table:table table:name="Tabla3" table:style-name="Tabla3">
          <table:table-column table:style-name="Tabla3.A"/>
          <table:table-column table:style-name="Tabla3.B"/>
          <text:soft-page-break/>
          <table:table-row>
            <table:table-cell table:style-name="Tabla3.A1" office:value-type="string">
              <text:p text:style-name="P77">Ronda</text:p>
            </table:table-cell>
            <table:table-cell table:style-name="Tabla3.B1" office:value-type="string">
              <text:p text:style-name="P77">Bits que cambian</text:p>
            </table:table-cell>
          </table:table-row>
          <table:table-row>
            <table:table-cell table:style-name="Tabla3.A2" office:value-type="string">
              <text:p text:style-name="P72">0</text:p>
            </table:table-cell>
            <table:table-cell table:style-name="Tabla3.B2" office:value-type="string">
              <text:p text:style-name="P79">1.00</text:p>
            </table:table-cell>
          </table:table-row>
          <table:table-row>
            <table:table-cell table:style-name="Tabla3.A2" office:value-type="string">
              <text:p text:style-name="P72">1</text:p>
            </table:table-cell>
            <table:table-cell table:style-name="Tabla3.B2" office:value-type="string">
              <text:p text:style-name="P72">3.20</text:p>
            </table:table-cell>
          </table:table-row>
          <table:table-row>
            <table:table-cell table:style-name="Tabla3.A2" office:value-type="string">
              <text:p text:style-name="P72">2</text:p>
            </table:table-cell>
            <table:table-cell table:style-name="Tabla3.B2" office:value-type="string">
              <text:p text:style-name="P72">11.90</text:p>
            </table:table-cell>
          </table:table-row>
          <table:table-row>
            <table:table-cell table:style-name="Tabla3.A2" office:value-type="string">
              <text:p text:style-name="P72">3</text:p>
            </table:table-cell>
            <table:table-cell table:style-name="Tabla3.B2" office:value-type="string">
              <text:p text:style-name="P72">24.90</text:p>
            </table:table-cell>
          </table:table-row>
          <table:table-row>
            <table:table-cell table:style-name="Tabla3.A2" office:value-type="string">
              <text:p text:style-name="P72">4</text:p>
            </table:table-cell>
            <table:table-cell table:style-name="Tabla3.B2" office:value-type="string">
              <text:p text:style-name="P72">31.60</text:p>
            </table:table-cell>
          </table:table-row>
          <table:table-row>
            <table:table-cell table:style-name="Tabla3.A2" office:value-type="string">
              <text:p text:style-name="P72">5</text:p>
            </table:table-cell>
            <table:table-cell table:style-name="Tabla3.B2" office:value-type="string">
              <text:p text:style-name="P72">30.00</text:p>
            </table:table-cell>
          </table:table-row>
          <table:table-row>
            <table:table-cell table:style-name="Tabla3.A2" office:value-type="string">
              <text:p text:style-name="P72">6</text:p>
            </table:table-cell>
            <table:table-cell table:style-name="Tabla3.B2" office:value-type="string">
              <text:p text:style-name="P72">29.30</text:p>
            </table:table-cell>
          </table:table-row>
          <table:table-row>
            <table:table-cell table:style-name="Tabla3.A2" office:value-type="string">
              <text:p text:style-name="P72">7</text:p>
            </table:table-cell>
            <table:table-cell table:style-name="Tabla3.B2" office:value-type="string">
              <text:p text:style-name="P72">33.30</text:p>
            </table:table-cell>
          </table:table-row>
          <table:table-row>
            <table:table-cell table:style-name="Tabla3.A2" office:value-type="string">
              <text:p text:style-name="P72">8</text:p>
            </table:table-cell>
            <table:table-cell table:style-name="Tabla3.B2" office:value-type="string">
              <text:p text:style-name="P72">32.50</text:p>
            </table:table-cell>
          </table:table-row>
          <table:table-row>
            <table:table-cell table:style-name="Tabla3.A2" office:value-type="string">
              <text:p text:style-name="P72">9</text:p>
            </table:table-cell>
            <table:table-cell table:style-name="Tabla3.B2" office:value-type="string">
              <text:p text:style-name="P72">29.10</text:p>
            </table:table-cell>
          </table:table-row>
          <table:table-row>
            <table:table-cell table:style-name="Tabla3.A2" office:value-type="string">
              <text:p text:style-name="P72">10</text:p>
            </table:table-cell>
            <table:table-cell table:style-name="Tabla3.B2" office:value-type="string">
              <text:p text:style-name="P72">31.60</text:p>
            </table:table-cell>
          </table:table-row>
          <table:table-row>
            <table:table-cell table:style-name="Tabla3.A2" office:value-type="string">
              <text:p text:style-name="P72">11</text:p>
            </table:table-cell>
            <table:table-cell table:style-name="Tabla3.B2" office:value-type="string">
              <text:p text:style-name="P72">32.60</text:p>
            </table:table-cell>
          </table:table-row>
          <table:table-row>
            <table:table-cell table:style-name="Tabla3.A2" office:value-type="string">
              <text:p text:style-name="P72">12</text:p>
            </table:table-cell>
            <table:table-cell table:style-name="Tabla3.B2" office:value-type="string">
              <text:p text:style-name="P72">30.80</text:p>
            </table:table-cell>
          </table:table-row>
          <table:table-row>
            <table:table-cell table:style-name="Tabla3.A2" office:value-type="string">
              <text:p text:style-name="P72">13</text:p>
            </table:table-cell>
            <table:table-cell table:style-name="Tabla3.B2" office:value-type="string">
              <text:p text:style-name="P72">31.60</text:p>
            </table:table-cell>
          </table:table-row>
          <table:table-row>
            <table:table-cell table:style-name="Tabla3.A2" office:value-type="string">
              <text:p text:style-name="P72">14</text:p>
            </table:table-cell>
            <table:table-cell table:style-name="Tabla3.B2" office:value-type="string">
              <text:p text:style-name="P72">32.90</text:p>
            </table:table-cell>
          </table:table-row>
          <table:table-row>
            <table:table-cell table:style-name="Tabla3.A2" office:value-type="string">
              <text:p text:style-name="P72">15</text:p>
            </table:table-cell>
            <table:table-cell table:style-name="Tabla3.B2" office:value-type="string">
              <text:p text:style-name="P72">31.90</text:p>
            </table:table-cell>
          </table:table-row>
          <table:table-row>
            <table:table-cell table:style-name="Tabla3.A2" office:value-type="string">
              <text:p text:style-name="P72">16</text:p>
            </table:table-cell>
            <table:table-cell table:style-name="Tabla3.B2" office:value-type="string">
              <text:p text:style-name="P72">30.20</text:p>
            </table:table-cell>
          </table:table-row>
        </table:table>
        <text:p text:style-name="P34"/>
        <text:p text:style-name="P35">En este caso, si nos fijamos en la tabla, el valor final es prácticamente 32 <text:span text:style-name="T48">(máximo de 33,30)</text:span>, lo cual corresponde a la mitad del tamaño de bloque, coincidiendo con el resultado esperado. <text:span text:style-name="T48">Por otro lado, cabe destacar la rápida aproximación</text:span>, <text:span text:style-name="T48">llegando a él en la ronda 4</text:span>. </text:p>
        <text:p text:style-name="P36">A continuación se muestra la tabla para un cambio de bit en la clave.</text:p>
        <table:table table:name="Tabla4" table:style-name="Tabla4">
          <table:table-column table:style-name="Tabla4.A"/>
          <table:table-column table:style-name="Tabla4.B"/>
          <table:table-row>
            <table:table-cell table:style-name="Tabla4.A1" office:value-type="string">
              <text:p text:style-name="P78">Ronda</text:p>
            </table:table-cell>
            <table:table-cell table:style-name="Tabla4.B1" office:value-type="string">
              <text:p text:style-name="P78">Bits que cambian</text:p>
            </table:table-cell>
          </table:table-row>
          <table:table-row>
            <table:table-cell table:style-name="Tabla4.A2" office:value-type="string">
              <text:p text:style-name="P73">0</text:p>
            </table:table-cell>
            <table:table-cell table:style-name="Tabla4.B2" office:value-type="string">
              <text:p text:style-name="P80"><text:span text:style-name="T48">0</text:span>.00</text:p>
            </table:table-cell>
          </table:table-row>
          <table:table-row>
            <table:table-cell table:style-name="Tabla4.A2" office:value-type="string">
              <text:p text:style-name="P73">1</text:p>
            </table:table-cell>
            <table:table-cell table:style-name="Tabla4.B2" office:value-type="string">
              <text:p text:style-name="P73"><text:span text:style-name="T48">1.9</text:span>0</text:p>
            </table:table-cell>
          </table:table-row>
          <text:soft-page-break/>
          <table:table-row>
            <table:table-cell table:style-name="Tabla4.A2" office:value-type="string">
              <text:p text:style-name="P73">2</text:p>
            </table:table-cell>
            <table:table-cell table:style-name="Tabla4.B2" office:value-type="string">
              <text:p text:style-name="P73">1<text:span text:style-name="T48">8.8</text:span>0</text:p>
            </table:table-cell>
          </table:table-row>
          <table:table-row>
            <table:table-cell table:style-name="Tabla4.A2" office:value-type="string">
              <text:p text:style-name="P73">3</text:p>
            </table:table-cell>
            <table:table-cell table:style-name="Tabla4.B2" office:value-type="string">
              <text:p text:style-name="P73"><text:span text:style-name="T48">31.9</text:span>0</text:p>
            </table:table-cell>
          </table:table-row>
          <table:table-row>
            <table:table-cell table:style-name="Tabla4.A2" office:value-type="string">
              <text:p text:style-name="P73">4</text:p>
            </table:table-cell>
            <table:table-cell table:style-name="Tabla4.B2" office:value-type="string">
              <text:p text:style-name="P73">3<text:span text:style-name="T48">0</text:span>.<text:span text:style-name="T48">1</text:span>0</text:p>
            </table:table-cell>
          </table:table-row>
          <table:table-row>
            <table:table-cell table:style-name="Tabla4.A2" office:value-type="string">
              <text:p text:style-name="P73">5</text:p>
            </table:table-cell>
            <table:table-cell table:style-name="Tabla4.B2" office:value-type="string">
              <text:p text:style-name="P74">27.80</text:p>
            </table:table-cell>
          </table:table-row>
          <table:table-row>
            <table:table-cell table:style-name="Tabla4.A2" office:value-type="string">
              <text:p text:style-name="P73">6</text:p>
            </table:table-cell>
            <table:table-cell table:style-name="Tabla4.B2" office:value-type="string">
              <text:p text:style-name="P73">2<text:span text:style-name="T48">8</text:span>.<text:span text:style-name="T48">2</text:span>0</text:p>
            </table:table-cell>
          </table:table-row>
          <table:table-row>
            <table:table-cell table:style-name="Tabla4.A2" office:value-type="string">
              <text:p text:style-name="P73">7</text:p>
            </table:table-cell>
            <table:table-cell table:style-name="Tabla4.B2" office:value-type="string">
              <text:p text:style-name="P73">3<text:span text:style-name="T48">0.7</text:span>0</text:p>
            </table:table-cell>
          </table:table-row>
          <table:table-row>
            <table:table-cell table:style-name="Tabla4.A2" office:value-type="string">
              <text:p text:style-name="P73">8</text:p>
            </table:table-cell>
            <table:table-cell table:style-name="Tabla4.B2" office:value-type="string">
              <text:p text:style-name="P73">3<text:span text:style-name="T48">0</text:span>.<text:span text:style-name="T48">8</text:span>0</text:p>
            </table:table-cell>
          </table:table-row>
          <table:table-row>
            <table:table-cell table:style-name="Tabla4.A2" office:value-type="string">
              <text:p text:style-name="P73">9</text:p>
            </table:table-cell>
            <table:table-cell table:style-name="Tabla4.B2" office:value-type="string">
              <text:p text:style-name="P73"><text:span text:style-name="T48">31</text:span>.10</text:p>
            </table:table-cell>
          </table:table-row>
          <table:table-row>
            <table:table-cell table:style-name="Tabla4.A2" office:value-type="string">
              <text:p text:style-name="P73">10</text:p>
            </table:table-cell>
            <table:table-cell table:style-name="Tabla4.B2" office:value-type="string">
              <text:p text:style-name="P73"><text:span text:style-name="T48">29.5</text:span>0</text:p>
            </table:table-cell>
          </table:table-row>
          <table:table-row>
            <table:table-cell table:style-name="Tabla4.A2" office:value-type="string">
              <text:p text:style-name="P73">11</text:p>
            </table:table-cell>
            <table:table-cell table:style-name="Tabla4.B2" office:value-type="string">
              <text:p text:style-name="P73"><text:span text:style-name="T48">29.8</text:span>0</text:p>
            </table:table-cell>
          </table:table-row>
          <table:table-row>
            <table:table-cell table:style-name="Tabla4.A2" office:value-type="string">
              <text:p text:style-name="P73">12</text:p>
            </table:table-cell>
            <table:table-cell table:style-name="Tabla4.B2" office:value-type="string">
              <text:p text:style-name="P73"><text:span text:style-name="T48">29</text:span>.<text:span text:style-name="T48">3</text:span>0</text:p>
            </table:table-cell>
          </table:table-row>
          <table:table-row>
            <table:table-cell table:style-name="Tabla4.A2" office:value-type="string">
              <text:p text:style-name="P73">13</text:p>
            </table:table-cell>
            <table:table-cell table:style-name="Tabla4.B2" office:value-type="string">
              <text:p text:style-name="P73"><text:span text:style-name="T48">29.4</text:span>0</text:p>
            </table:table-cell>
          </table:table-row>
          <table:table-row>
            <table:table-cell table:style-name="Tabla4.A2" office:value-type="string">
              <text:p text:style-name="P73">14</text:p>
            </table:table-cell>
            <table:table-cell table:style-name="Tabla4.B2" office:value-type="string">
              <text:p text:style-name="P73"><text:span text:style-name="T48">30.4</text:span>0</text:p>
            </table:table-cell>
          </table:table-row>
          <table:table-row>
            <table:table-cell table:style-name="Tabla4.A2" office:value-type="string">
              <text:p text:style-name="P73">15</text:p>
            </table:table-cell>
            <table:table-cell table:style-name="Tabla4.B2" office:value-type="string">
              <text:p text:style-name="P73"><text:span text:style-name="T48">30</text:span>.<text:span text:style-name="T48">5</text:span>0</text:p>
            </table:table-cell>
          </table:table-row>
          <table:table-row>
            <table:table-cell table:style-name="Tabla4.A2" office:value-type="string">
              <text:p text:style-name="P73">16</text:p>
            </table:table-cell>
            <table:table-cell table:style-name="Tabla4.B2" office:value-type="string">
              <text:p text:style-name="P73"><text:span text:style-name="T48">29</text:span>.<text:span text:style-name="T48">9</text:span>0</text:p>
            </table:table-cell>
          </table:table-row>
        </table:table>
        <text:p text:style-name="P35"/>
        <text:p text:style-name="P35">En <text:span text:style-name="T48">este caso,el valor final está en torno a 29 (un poco por encima de 28), lo cual corresponde con la mitad del tamaño de la clave sin los bits de paridad, tal y como podía esperarse.</text:span> </text:p>
        <text:p text:style-name="P20"/>
        <text:p text:style-name="P41"><text:span text:style-name="T28">c</text:span><text:span text:style-name="T24">. </text:span><text:span text:style-name="T26">Estudio de los criterios SAC y BIC</text:span></text:p>
        <text:p text:style-name="P45"/>
        <text:p text:style-name="P7"><text:span text:style-name="T31"><text:tab/></text:span><text:span text:style-name="T29">Marco teórico</text:span></text:p>
        <text:list xml:id="list4439001599004137078" text:style-name="L3">
          <text:list-item>
            <text:p text:style-name="P108"><text:span text:style-name="T29">S</text:span><text:span text:style-name="T23">trict Avalanche Criterion (SAC):</text:span> este criterio establece que un bit de las cajas de sustitución debe cambiar con probabilidad ½ cuando se complementa con un bit de entrada, esto es:</text:p>
            <text:p text:style-name="P94">P (b<text:span text:style-name="T18">j</text:span>=1| <text:span text:style-name="T38">a</text:span><text:span text:style-name="T21">i</text:span>) = P (b<text:span text:style-name="T18">j</text:span>=0| <text:span text:style-name="T38">a</text:span><text:span text:style-name="T21">i</text:span>) = ½ ∀i, ∀j, con <text:s/><text:span text:style-name="T38">a</text:span><text:span text:style-name="T21">i</text:span><text:span text:style-name="T40"> bits de la caja de entrada y b</text:span><text:span text:style-name="T22">j </text:span><text:span text:style-name="T40">bits de salida.</text:span></text:p>
          </text:list-item>
          <text:list-item>
            <text:p text:style-name="P108"><text:span text:style-name="T23">Bit Independence Criterion (BIC):</text:span> este criterio establece que un par de bits de las cajas de sustitución debe cambiar de forma independiente cuando se complementa un bit de entrada, esto es:</text:p>
            <text:p text:style-name="P94"><text:soft-page-break/>P (b<text:span text:style-name="T18">j </text:span><text:span text:style-name="T39">, b</text:span><text:span text:style-name="T18">k</text:span>| <text:span text:style-name="T18"><text:s/></text:span><text:span text:style-name="T38">a</text:span><text:span text:style-name="T21">i</text:span>) = P (b<text:span text:style-name="T18">j</text:span>| <text:span text:style-name="T38">a</text:span><text:span text:style-name="T21">i</text:span>)* P (<text:span text:style-name="T39">b</text:span><text:span text:style-name="T18">k</text:span>| <text:span text:style-name="T38">a</text:span><text:span text:style-name="T21">i</text:span>) ∀i, ∀j, ∀k, con <text:s/><text:span text:style-name="T38">a</text:span><text:span text:style-name="T21">i</text:span><text:span text:style-name="T40"> bits de la caja de entrada y b</text:span><text:span text:style-name="T22">j </text:span><text:span text:style-name="T40">bits de salida.</text:span></text:p>
          </text:list-item>
        </text:list>
        <text:p text:style-name="P53">Código</text:p>
        <text:p text:style-name="P110">En este apartado, incluimos las funciones más destacadas:</text:p>
        <text:p text:style-name="P110"><text:span text:style-name="T49">La primera de ella calcula las probabilidades asociadas al SAC</text:span></text:p>
        <text:p text:style-name="P116">void calcularEstadisticasSAC(SAC* datos, int nPruebas) {</text:p>
        <text:p text:style-name="P116"/>
        <text:p text:style-name="P116"><text:tab/>unsigned short*** Sboxes = NULL;</text:p>
        <text:p text:style-name="P116"><text:tab/>unsigned long int*** cambiosDeBit = NULL;</text:p>
        <text:p text:style-name="P116"><text:tab/>int i, j, k;</text:p>
        <text:p text:style-name="P116"/>
        <text:p text:style-name="P116"><text:tab/>srand(time(NULL));</text:p>
        <text:p text:style-name="P116"/>
        <text:p text:style-name="P116"><text:tab/>//Preparamos la memoria para guardar los datos de diferencias que vamos obteniendo</text:p>
        <text:p text:style-name="P116"><text:tab/>cambiosDeBit = guardarMemSAC();</text:p>
        <text:p text:style-name="P116"><text:tab/>for (i = 0; i &lt; NUM_S_BOXES; i++)</text:p>
        <text:p text:style-name="P116"><text:tab/><text:tab/>for (j = 0; j &lt; SBOX_OUTPUT_BITS; j++)</text:p>
        <text:p text:style-name="P116"><text:tab/><text:tab/><text:tab/>for (k = 0; k &lt; SBOX_INPUT_BITS; k++)</text:p>
        <text:p text:style-name="P116"><text:tab/><text:tab/><text:tab/><text:tab/>cambiosDeBit[i][j][k] = 0;</text:p>
        <text:p text:style-name="P116"/>
        <text:p text:style-name="P116"><text:tab/>//Medimos los cambios que se producen</text:p>
        <text:p text:style-name="P116"><text:tab/>Sboxes = guardarMemSboxes();</text:p>
        <text:p text:style-name="P116"><text:tab/>for (i = 0; i &lt; nPruebas; i++)</text:p>
        <text:p text:style-name="P116"><text:tab/><text:tab/>pruebaSAC(Sboxes, cambiosDeBit);</text:p>
        <text:p text:style-name="P116"><text:tab/>freeSboxes(Sboxes);</text:p>
        <text:p text:style-name="P116"/>
        <text:p text:style-name="P116"><text:tab/>//Calculamos las probabilidades dividiendo los casos favorables entre el numero total de casos</text:p>
        <text:p text:style-name="P116"><text:tab/>for (i = 0; i &lt; NUM_S_BOXES; i++)</text:p>
        <text:p text:style-name="P116"><text:tab/><text:tab/>for (j = 0; j &lt; SBOX_OUTPUT_BITS; j++)</text:p>
        <text:p text:style-name="P116"><text:tab/><text:tab/><text:tab/>for (k = 0; k &lt; SBOX_INPUT_BITS; k++)</text:p>
        <text:p text:style-name="P116"><text:tab/><text:tab/><text:tab/><text:tab/>datos-&gt;condProb[i][j][k] = (cambiosDeBit[i][j][k])</text:p>
        <text:p text:style-name="P116"><text:tab/><text:tab/><text:tab/><text:tab/><text:tab/><text:tab/>* (1. / nPruebas);</text:p>
        <text:p text:style-name="P116"/>
        <text:p text:style-name="P116"><text:tab/>freeMemSAC(cambiosDeBit); //Liberamos la memoria que usamos para guardar las diferencias</text:p>
        <text:p text:style-name="P116">}</text:p>
        <text:p text:style-name="P111">De manera similar, la siguiente función calcula las probabilidades necesarias en el BIC.</text:p>
        <text:p text:style-name="P116">void calcularEstadisticasBIC(BIC* datos, int nPruebas) {</text:p>
        <text:p text:style-name="P116"/>
        <text:p text:style-name="P116"><text:tab/>unsigned short*** Sboxes = NULL;</text:p>
        <text:p text:style-name="P116"><text:tab/>unsigned long int*** paresCambiados = NULL;</text:p>
        <text:p text:style-name="P116"><text:tab/>int i, j, k;</text:p>
        <text:p text:style-name="P116"><text:tab/>float _p1_p2, _p1p2, p1_p2, p1p2, p1, _p1, p2, _p2;</text:p>
        <text:p text:style-name="P116"/>
        <text:p text:style-name="P116"><text:tab/>srand(time(NULL));</text:p>
        <text:p text:style-name="P116"/>
        <text:p text:style-name="P116"><text:tab/>//Reservamos la memoria para ver que pares cambian</text:p>
        <text:p text:style-name="P116"><text:tab/>paresCambiados = guardarMemBIC();</text:p>
        <text:p text:style-name="P116"><text:tab/>for (i = 0; i &lt; NUM_S_BOXES; i++)</text:p>
        <text:p text:style-name="P116"><text:tab/><text:tab/>for (j = 0; j &lt; 4 * SBOX_OUTPUT_PAIRS; j++)</text:p>
        <text:p text:style-name="P116"><text:tab/><text:tab/><text:tab/>for (k = 0; k &lt; SBOX_INPUT_BITS; k++)</text:p>
        <text:p text:style-name="P116"><text:tab/><text:tab/><text:tab/><text:tab/>paresCambiados[i][j][k] = 0;</text:p>
        <text:p text:style-name="P116"/>
        <text:p text:style-name="P116"><text:tab/>//Medimos los cambios que se producen en cada prueba</text:p>
        <text:p text:style-name="P116"><text:tab/>Sboxes = guardarMemSboxes();</text:p>
        <text:p text:style-name="P116"><text:tab/>for (i = 0; i &lt; nPruebas; i++)</text:p>
        <text:p text:style-name="P116"><text:tab/><text:tab/>pruebaBIC(Sboxes, paresCambiados);</text:p>
        <text:p text:style-name="P116"><text:tab/>freeSboxes(Sboxes);</text:p>
        <text:p text:style-name="P116"/>
        <text:p text:style-name="P116"><text:tab/>//Calculamos las probabilidades condicionadas segun la frecuencia 'joint'</text:p>
        <text:p text:style-name="P116"><text:tab/>for (i = 0; i &lt; NUM_S_BOXES; i++)</text:p>
        <text:p text:style-name="P116"><text:tab/><text:tab/>for (j = 0; j &lt; SBOX_OUTPUT_PAIRS; j++)</text:p>
        <text:p text:style-name="P116"><text:tab/><text:tab/><text:tab/>for (k = 0; k &lt; SBOX_INPUT_BITS; k++) {</text:p>
        <text:p text:style-name="P116"><text:tab/><text:tab/><text:tab/><text:tab/>_p1_p2 = paresCambiados[i][4 * j][k] * (1. / nPruebas);</text:p>
        <text:p text:style-name="P116"><text:tab/><text:tab/><text:tab/><text:tab/>_p1p2 = paresCambiados[i][4 * j + 1][k] * (1. / nPruebas);</text:p>
        <text:p text:style-name="P116"><text:tab/><text:tab/><text:tab/><text:tab/>p1_p2 = paresCambiados[i][4 * j + 2][k] * (1. / nPruebas);</text:p>
        <text:p text:style-name="P116"><text:tab/><text:tab/><text:tab/><text:tab/>p1p2 = paresCambiados[i][4 * j + 3][k] * (1. / nPruebas);</text:p>
        <text:p text:style-name="P116"><text:soft-page-break/><text:tab/><text:tab/><text:tab/><text:tab/>_p1 = _p1_p2 + _p1p2;</text:p>
        <text:p text:style-name="P116"><text:tab/><text:tab/><text:tab/><text:tab/>p1 = p1_p2 + p1p2;</text:p>
        <text:p text:style-name="P116"><text:tab/><text:tab/><text:tab/><text:tab/>_p2 = _p1_p2 + p1_p2;</text:p>
        <text:p text:style-name="P116"><text:tab/><text:tab/><text:tab/><text:tab/>p2 = _p1p2 + p1p2;</text:p>
        <text:p text:style-name="P116"/>
        <text:p text:style-name="P116"><text:tab/><text:tab/><text:tab/><text:tab/>datos-&gt;condProb[i][8 * j][k] = _p1_p2 * (1. / _p2);</text:p>
        <text:p text:style-name="P116"><text:tab/><text:tab/><text:tab/><text:tab/>datos-&gt;condProb[i][8 * j + 1][k] = _p1p2 * (1. / p2);</text:p>
        <text:p text:style-name="P116"><text:tab/><text:tab/><text:tab/><text:tab/>datos-&gt;condProb[i][8 * j + 2][k] = p1_p2 * (1. / _p2);</text:p>
        <text:p text:style-name="P116"><text:tab/><text:tab/><text:tab/><text:tab/>datos-&gt;condProb[i][8 * j + 3][k] = p1p2 * (1. / p2);</text:p>
        <text:p text:style-name="P116"><text:tab/><text:tab/><text:tab/><text:tab/>datos-&gt;condProb[i][8 * j + 4][k] = _p1_p2 * (1. / _p1);</text:p>
        <text:p text:style-name="P116"><text:tab/><text:tab/><text:tab/><text:tab/>datos-&gt;condProb[i][8 * j + 5][k] = p1_p2 * (1. / p1);</text:p>
        <text:p text:style-name="P116"><text:tab/><text:tab/><text:tab/><text:tab/>datos-&gt;condProb[i][8 * j + 6][k] = _p1p2 * (1. / _p1);</text:p>
        <text:p text:style-name="P116"><text:tab/><text:tab/><text:tab/><text:tab/>datos-&gt;condProb[i][8 * j + 7][k] = p1p2 * (1. / p1);</text:p>
        <text:p text:style-name="P116"><text:tab/><text:tab/><text:tab/>}</text:p>
        <text:p text:style-name="P116"><text:tab/>freeMemBIC(paresCambiados);</text:p>
        <text:p text:style-name="P116">}</text:p>
        <text:p text:style-name="P111">La tercera mide el SAC para DES en cada S-box</text:p>
        <text:p text:style-name="P116">void pruebaSAC(unsigned short*** Sboxes, unsigned long int*** cambiosDeBit) {</text:p>
        <text:p text:style-name="P116"/>
        <text:p text:style-name="P116"><text:tab/>BloqueDES entrada, salida;</text:p>
        <text:p text:style-name="P116"><text:tab/>BloqueDES entrada2, salida2;</text:p>
        <text:p text:style-name="P116"><text:tab/>int i, j, k;</text:p>
        <text:p text:style-name="P116"/>
        <text:p text:style-name="P116"><text:tab/>crearBloque(&amp;entrada, SBOX_INPUT_BITS * NUM_S_BOXES);</text:p>
        <text:p text:style-name="P116"/>
        <text:p text:style-name="P116"><text:tab/>//En cada iteracion cambiamos los bits y ejecutamos dos SBOX, una con</text:p>
        <text:p text:style-name="P116"><text:tab/>//la entrada original y otra con la entrada transformada. Despues comparamos</text:p>
        <text:p text:style-name="P116"><text:tab/>//las diferencias que se han encontrado en las dos salidas</text:p>
        <text:p text:style-name="P116"><text:tab/>for (k = 0; k &lt; SBOX_INPUT_BITS; k++) {</text:p>
        <text:p text:style-name="P116"/>
        <text:p text:style-name="P116"><text:tab/><text:tab/>copiarBloque(&amp;entrada2, &amp;entrada, SBOX_INPUT_BITS * NUM_S_BOXES);</text:p>
        <text:p text:style-name="P116"><text:tab/><text:tab/>cambiarDatosEntrada(&amp;entrada2, k);</text:p>
        <text:p text:style-name="P116"/>
        <text:p text:style-name="P116"><text:tab/><text:tab/>SBoxGeneral(&amp;salida, &amp;entrada, Sboxes);</text:p>
        <text:p text:style-name="P116"><text:tab/><text:tab/>SBoxGeneral(&amp;salida2, &amp;entrada2, Sboxes);</text:p>
        <text:p text:style-name="P116"/>
        <text:p text:style-name="P116"><text:tab/><text:tab/>for (i = 0; i &lt; NUM_S_BOXES; i++)</text:p>
        <text:p text:style-name="P116"><text:tab/><text:tab/><text:tab/>for (j = 0; j &lt; SBOX_OUTPUT_BITS; j++)</text:p>
        <text:p text:style-name="P116"><text:tab/><text:tab/><text:tab/><text:tab/>if (salida2.bloque[i * SBOX_OUTPUT_BITS + j + 1]</text:p>
        <text:p text:style-name="P116"><text:tab/><text:tab/><text:tab/><text:tab/><text:tab/><text:tab/>!= salida.bloque[i * SBOX_OUTPUT_BITS + j + 1])</text:p>
        <text:p text:style-name="P116"><text:tab/><text:tab/><text:tab/><text:tab/><text:tab/>(cambiosDeBit[i][j][k])++;</text:p>
        <text:p text:style-name="P116"><text:tab/>}</text:p>
        <text:p text:style-name="P116">}</text:p>
        <text:p text:style-name="P110"><text:s/><text:span text:style-name="T49">La última función mide</text:span> las frecuencias conjuntas para cada S-box para calcular el BIC en DES.</text:p>
        <text:p text:style-name="P116">void pruebaBIC(unsigned short*** Sboxes, unsigned long int*** paresCambiados) {</text:p>
        <text:p text:style-name="P116"/>
        <text:p text:style-name="P116"><text:tab/>BloqueDES entrada, salida;</text:p>
        <text:p text:style-name="P116"><text:tab/>BloqueDES entrada2, salida2;</text:p>
        <text:p text:style-name="P116"><text:tab/>int i, j, k;</text:p>
        <text:p text:style-name="P116"><text:tab/>int change1, change2;</text:p>
        <text:p text:style-name="P116"/>
        <text:p text:style-name="P116"><text:tab/>crearBloque(&amp;entrada, SBOX_INPUT_BITS * NUM_S_BOXES);</text:p>
        <text:p text:style-name="P116"/>
        <text:p text:style-name="P116"><text:tab/>//Como en la prueba SAC volvemos a cambiar los bits de entrada</text:p>
        <text:p text:style-name="P116"><text:tab/>//solo que ahora comparamos en pares</text:p>
        <text:p text:style-name="P116"><text:tab/>for (k = 0; k &lt; SBOX_INPUT_BITS; k++) {</text:p>
        <text:p text:style-name="P116"/>
        <text:p text:style-name="P116"><text:tab/><text:tab/>copiarBloque(&amp;entrada2, &amp;entrada, SBOX_INPUT_BITS * NUM_S_BOXES);</text:p>
        <text:p text:style-name="P116"><text:tab/><text:tab/>cambiarDatosEntrada(&amp;entrada2, k);</text:p>
        <text:p text:style-name="P116"/>
        <text:p text:style-name="P116"><text:tab/><text:tab/>SBoxGeneral(&amp;salida, &amp;entrada, Sboxes);</text:p>
        <text:p text:style-name="P116"><text:tab/><text:tab/>SBoxGeneral(&amp;salida2, &amp;entrada2, Sboxes);</text:p>
        <text:p text:style-name="P116"/>
        <text:p text:style-name="P116"><text:tab/><text:tab/>for (i = 0; i &lt; NUM_S_BOXES; i++)</text:p>
        <text:p text:style-name="P116"><text:tab/><text:tab/><text:tab/>for (j = 0; j &lt; SBOX_OUTPUT_PAIRS; j++) {</text:p>
        <text:p text:style-name="P116"/>
        <text:p text:style-name="P116"><text:tab/><text:tab/><text:tab/><text:tab/></text:p>
        <text:p text:style-name="P116"><text:tab/><text:tab/><text:tab/><text:tab/>//Comprueba si cada par de bits de salida ha cambiado</text:p>
        <text:p text:style-name="P116"><text:soft-page-break/><text:tab/><text:tab/><text:tab/><text:tab/>//(Recordamos que se quiere la distribución conjunta de prob de cambio de cada par de bits de salida dado</text:p>
        <text:p text:style-name="P116"><text:tab/><text:tab/><text:tab/><text:tab/>//un cambio en un bit de entrada, para posteriormente calcular la probabilidad condicionada de un cambio en</text:p>
        <text:p text:style-name="P116"><text:tab/><text:tab/><text:tab/><text:tab/>//un bit de salidad dado un cambio en uno de entrada y un cambio o no cambio en otro bit de salida)</text:p>
        <text:p text:style-name="P116"><text:tab/><text:tab/><text:tab/><text:tab/></text:p>
        <text:p text:style-name="P116"><text:tab/><text:tab/><text:tab/><text:tab/>if (salida2.bloque[i * SBOX_OUTPUT_BITS + OUTPUT_PAIRS[j][0] + 1]</text:p>
        <text:p text:style-name="P116"><text:tab/><text:tab/><text:tab/><text:tab/><text:tab/><text:tab/>!= salida.bloque[i * SBOX_OUTPUT_BITS</text:p>
        <text:p text:style-name="P116"><text:tab/><text:tab/><text:tab/><text:tab/><text:tab/><text:tab/><text:tab/><text:tab/>+ OUTPUT_PAIRS[j][0] + 1])</text:p>
        <text:p text:style-name="P116"><text:tab/><text:tab/><text:tab/><text:tab/><text:tab/>change1 = 1;</text:p>
        <text:p text:style-name="P116"><text:tab/><text:tab/><text:tab/><text:tab/>else</text:p>
        <text:p text:style-name="P116"><text:tab/><text:tab/><text:tab/><text:tab/><text:tab/>change1 = 0;</text:p>
        <text:p text:style-name="P116"><text:tab/><text:tab/><text:tab/><text:tab/>if (salida2.bloque[i * SBOX_OUTPUT_BITS + OUTPUT_PAIRS[j][1] + 1]</text:p>
        <text:p text:style-name="P116"><text:tab/><text:tab/><text:tab/><text:tab/><text:tab/><text:tab/>!= salida.bloque[i * SBOX_OUTPUT_BITS</text:p>
        <text:p text:style-name="P116"><text:tab/><text:tab/><text:tab/><text:tab/><text:tab/><text:tab/><text:tab/><text:tab/>+ OUTPUT_PAIRS[j][1] + 1])</text:p>
        <text:p text:style-name="P116"><text:tab/><text:tab/><text:tab/><text:tab/><text:tab/>change2 = 1;</text:p>
        <text:p text:style-name="P116"><text:tab/><text:tab/><text:tab/><text:tab/>else</text:p>
        <text:p text:style-name="P116"><text:tab/><text:tab/><text:tab/><text:tab/><text:tab/>change2 = 0;</text:p>
        <text:p text:style-name="P116"/>
        <text:p text:style-name="P116"><text:tab/><text:tab/><text:tab/><text:tab/>//Segun que pares se haya cambiado aumentamos los datos de pares cambiados</text:p>
        <text:p text:style-name="P116"><text:tab/><text:tab/><text:tab/><text:tab/>if (change1 &amp;&amp; change2)</text:p>
        <text:p text:style-name="P116"><text:tab/><text:tab/><text:tab/><text:tab/><text:tab/>(paresCambiados[i][4 * j][k])++;</text:p>
        <text:p text:style-name="P116"><text:tab/><text:tab/><text:tab/><text:tab/>else if (change1 &amp;&amp; !change2)</text:p>
        <text:p text:style-name="P116"><text:tab/><text:tab/><text:tab/><text:tab/><text:tab/>(paresCambiados[i][4 * j + 1][k])++;</text:p>
        <text:p text:style-name="P116"><text:tab/><text:tab/><text:tab/><text:tab/>else if (!change1 &amp;&amp; change2)</text:p>
        <text:p text:style-name="P116"><text:tab/><text:tab/><text:tab/><text:tab/><text:tab/>(paresCambiados[i][4 * j + 2][k])++;</text:p>
        <text:p text:style-name="P116"><text:tab/><text:tab/><text:tab/><text:tab/>else</text:p>
        <text:p text:style-name="P116"><text:tab/><text:tab/><text:tab/><text:tab/><text:tab/>(paresCambiados[i][4 * j + 3][k])++;</text:p>
        <text:p text:style-name="P116"><text:tab/><text:tab/><text:tab/>}</text:p>
        <text:p text:style-name="P116"><text:tab/>}</text:p>
        <text:p text:style-name="P116">}</text:p>
        <text:p text:style-name="P20">Resultados</text:p>
        <text:p text:style-name="P112">La manera de uso será la siguiente:<text:span text:style-name="T49"> ./3c {-S|-B |-A} {-n numero de pruebas} [-o fichero salida], en función de si se quieren generar en un fichero los datos para el SAC (S), para el BIC (B) o para ambos (A).</text:span></text:p>
        <text:p text:style-name="P113">Pasamos a analizar los ficheros obtenidos.</text:p>
        <text:list xml:id="list5134609070387424145" text:style-name="L5">
          <text:list-item>
            <text:p text:style-name="P104"><text:span text:style-name="T13">SAC</text:span><text:span text:style-name="T12">: se ha generado el fichero sac.txt. En él, se mide el SAC para cada S-box, mostrando la probabilidad de cambio en cada bit de salida cuando hay un cambio en cada bit de entrada.. En el caso de DES, </text:span><text:span text:style-name="T10">las</text:span><text:span text:style-name="T12"> S-boxes están diseñadas para que dicha probabilidad sea superior a 1/2, sin </text:span><text:span text:style-name="T10">necesidad de</text:span><text:span text:style-name="T12"> coincidir con dicho valor. </text:span><text:span text:style-name="T10">Por tanto, analicemos las probabilidades obtenidas.</text:span></text:p>
            <text:list>
              <text:list-item>
                <text:p text:style-name="P104"><text:span text:style-name="T14">S1</text:span><text:span text:style-name="T11">: las probabilidades obtenidas son las siguientes: </text:span><text:span text:style-name="T52">0.50, 0.75, 0.50, 0.54, 0.72, 0.74, 0.67, 0.56, 0.56, 0.75, 0.56, 0.44, 0.58, 0.73, 0.64, 0.63, 0.60, 0.57, 0.86, 0.64, 0.73, 0.60, 0.60, 0.63</text:span></text:p>
              </text:list-item>
              <text:list-item>
                <text:p text:style-name="P107"><text:span text:style-name="T54">S</text:span><text:span text:style-name="T53">2</text:span><text:span text:style-name="T56">: las probabilidades obtenidas son las siguientes: </text:span><text:span text:style-name="T51">0.48, 0.65, 0.82, 0.69, 0.75, 0.78, 0.91, 0.65, 0.36, 0.67, 0.76, 0.54, 0.57, 0.68, 0.58, 0.61, 0.61, 0.51, 0.50, 0.66, 0.60, 0.56, 0.53, 0.46</text:span></text:p>
              </text:list-item>
              <text:list-item>
                <text:p text:style-name="P105"><text:span text:style-name="T54">S</text:span><text:span text:style-name="T55">3</text:span><text:span text:style-name="T56"> las probabilidades obtenidas son las siguientes: </text:span><text:span text:style-name="T57">0.66, 0.57, 0.66, 0.77, 0.79, 0.67, 0.85, 0.72, 0.49, 0.59, 0.59, 0.68, 0.57, 0.49, 0.73, 0.60, 0.72, 0.53, 0.61, 0.91, 0.56, 0.59, 0.68, 0.71</text:span></text:p>
              </text:list-item>
              <text:list-item>
                <text:p text:style-name="P106"><text:span text:style-name="T54">S</text:span><text:span text:style-name="T55">4</text:span><text:span text:style-name="T56">: las probabilidades obtenidas son las siguientes: </text:span><text:span text:style-name="T58">0.62, 0.67, 0.66, 0.68, 0.60, 0.47, 0.62, 0.68, 0.67, 0.70, 0.63, 0.53, 0.68, 0.65, 0.54, 0.64, 0.60, 0.46, 0.77, 0.61, 0.69, 0.59, 0.67, 0.54</text:span></text:p>
              </text:list-item>
              <text:list-item>
                <text:p text:style-name="P101"><text:soft-page-break/><text:span text:style-name="T59">S</text:span><text:span text:style-name="T60">5</text:span><text:span text:style-name="T61">: las probabilidades obtenidas son las siguientes: </text:span><text:span text:style-name="T62">0.65, 0.68, 0.67, 0.53, 0.66, 0.56, 0.71, 0.68, 0.71, 0.53, 0.76, 0.75, 0.61, 0.71, 0.62, 0.60, 0.57, 0.49, 0.64, 0.55, 0.56, 0.68, 0.54, 0.58</text:span></text:p>
              </text:list-item>
              <text:list-item>
                <text:p text:style-name="P101"><text:span text:style-name="T59">S</text:span><text:span text:style-name="T60">6</text:span><text:span text:style-name="T61">: las probabilidades obtenidas son las siguientes: </text:span><text:span text:style-name="T62">0.70, 0.52, 0.50, 0.75, 0.57, 0.77, 0.60, 0.68, 0.77, 0.57, 0.70, 0.66, 0.74, 0.57, 0.71, 0.82, 0.74, 0.56, 0.55, 0.78, 0.48, 0.61, 0.59, 0.60</text:span></text:p>
              </text:list-item>
              <text:list-item>
                <text:p text:style-name="P101"><text:span text:style-name="T59">S</text:span><text:span text:style-name="T60">7</text:span><text:span text:style-name="T61">: las probabilidades obtenidas son las siguientes: </text:span><text:span text:style-name="T62">0.53, 0.64, 0.69, 0.61, 0.66, 0.64, 0.61, 0.68, 0.57, 0.34, 0.90, 0.67, 0.67, 0.71, 0.76, 0.69, 0.44, 0.58, 0.85, 0.54, 0.69, 0.74, 0.78, 0.71</text:span></text:p>
              </text:list-item>
              <text:list-item>
                <text:p text:style-name="P101"><text:span text:style-name="T59">S</text:span><text:span text:style-name="T60">8</text:span><text:span text:style-name="T61">: las probabilidades obtenidas son las siguientes: </text:span><text:span text:style-name="T62">0.75, 0.62, 0.80, 0.56, 0.58, 0.50, 0.42, 0.61, 0.49, 0.68, 0.66, 0.81, 0.64, 0.86, 0.75, 0.66, 0.36, 0.44, 0.71, 0.60, 0.67, 0.54, 0.66, 0.53</text:span></text:p>
              </text:list-item>
            </text:list>
            <text:p text:style-name="P102">Como puede verse, el grueso de las probabilidades está comprendido entre 0.5 y 0.8, cumpliendo <text:span text:style-name="T63">de este modo el principio de diseño de las S-boxes.</text:span></text:p>
          </text:list-item>
          <text:list-item>
            <text:p text:style-name="P99">BIC: de manera similar se genera el fichero bic.txt. Para el caso del BIC se ha recopilado la distribución conjunta de probabilidades de cambio de cada pareja de bits de salida dado un cambio en un bit de entrada Posteriormente, con estos datos se ha calculado la probabilidad condicionada de un cambio en un bit de salida dado un cambio en un bit de entrada y un cambio o no cambio en otro bit de salida. Debido al criterio de diseño de las S-boxes de DES, estas probabilidades son mayores de <text:s/>1/2, sin necesidad de coincidir. <text:span text:style-name="T50">En este caso, se ha obviado la inclusión de todas las probabilidades en la memoria, pues son muchas y así se evita extender más la memoria.</text:span></text:p>
            <text:p text:style-name="P100">Sin embargo, si se observa el fichero bic.txt, se puede ver que el grueso de las probabilidades para cada una de las S-boxes está por encima de ½, con alguna pequeña excepción. De este modo, se ha comprobado el correcto funcionamiento de BIC, pues coincide con el criterio de diseño indicado en el párrafo anterior.</text:p>
          </text:list-item>
        </text:list>
        <text:p text:style-name="P98"/>
        <text:p text:style-name="P41"><text:span text:style-name="T28">d</text:span><text:span text:style-name="T24">. </text:span><text:span text:style-name="T26">Construcción de las S-boxes propias</text:span></text:p>
        <text:p text:style-name="P89"/>
        <text:p text:style-name="P7"><text:span text:style-name="T31"><text:tab/></text:span><text:span text:style-name="T29">Marco teórico </text:span><text:span text:style-name="T30">y conclusiones</text:span></text:p>
        <text:p text:style-name="P65"><text:span text:style-name="T43">En este apartado se nos pide describir los criterios de diseño utilizados en el diseño de las S-boxes del algoritmo DES. Para ello, nos basamos en la información obtenida en la referencia proporcionada en el enunciado (</text:span><text:a xlink:type="simple" xlink:href="https://pdfs.semanticscholar.org/9c48/590ecfc31f6467c8dda3937ac441de44c3a2.pdf" text:style-name="Internet_20_link" text:visited-style-name="Visited_20_Internet_20_Link">https://pdfs.semanticscholar.org/9c48/590ecfc31f6467c8dda3937ac441de44c3a2.pdf</text:a><text:span text:style-name="T43">).</text:span></text:p>
        <text:p text:style-name="P68">Los principios de diseño son los siguientes:</text:p>
        <text:list xml:id="list4280119858622137017" text:style-name="L4">
          <text:list-item>
            <text:p text:style-name="P103"><text:span text:style-name="T43">C</text:span><text:span text:style-name="T42">ada S-box tiee seis bits de entrada y 4 de salida.</text:span></text:p>
          </text:list-item>
          <text:list-item>
            <text:p text:style-name="P95">Ningún bit de salida de la S-box debería estar muy cercano a una función lineal de los bits de entrada.</text:p>
          </text:list-item>
          <text:list-item>
            <text:p text:style-name="P95">Si fijamos los bits situados más a la izquierda y a la derecha de la S-box y variamos los 4 del medio, cada posible salida de 4 bits es <text:soft-page-break/>creado exactamente una vez como el rango de los 4 bits centrales sobre las 16 posibilidades.</text:p>
          </text:list-item>
          <text:list-item>
            <text:p text:style-name="P95">Si dos entradas de la S-box difieren exactamente en un bit, la salida deberá diferir en al menos dos bits. Del mismo modo, si dos entradas de la S-box difieren exactamente en los dos bits del medio, la salida deberá diferir en al menos dos bits.</text:p>
          </text:list-item>
          <text:list-item>
            <text:p text:style-name="P95">Si dos entradas de la S-box difieren en los dos primeros bits y son idénticos en los dos últimos, entonces la salida deberá ser diferente.</text:p>
          </text:list-item>
          <text:list-item>
            <text:p text:style-name="P96">Para cualquier diferencia (que no sea cero) de 6 bits entre entradas, no más de 8 de los 32 pares de entradas puede derivar en la misma salida.</text:p>
          </text:list-item>
        </text:list>
        <text:p text:style-name="P81"><text:span text:style-name="T42">Entonces, las S-boxes propias que se han utilizado </text:span><text:span text:style-name="T44">(se muestran a continuación)</text:span><text:span text:style-name="T42">, puede verse que siguen estos principios:</text:span></text:p>
        <text:p text:style-name="P83">static const unsigned short S_BOXES[NUM_S_BOXES][ROWS_PER_SBOX][COLUMNS_PER_SBOX] = {</text:p>
        <text:p text:style-name="P88"><text:s text:c="8"/>{ <text:s text:c="6"/>{ 14, 4, 13, 1, 2, 15, 11, 8, 3, 10, 6, 12, 5, 9, 0, 7 },</text:p>
        <text:p text:style-name="P88"><text:s text:c="16"/>{ 0, 15, 7, 4, 14, 2, 13, 1, 10, 6, 12, 11, 9, 5, 3, 8 },</text:p>
        <text:p text:style-name="P88"><text:s text:c="16"/>{ 4, 1, 14, 8, 13, 6, 2, 11, 15, 12, 9, 7, 3, 10, 5, 0 },</text:p>
        <text:p text:style-name="P88"><text:s text:c="16"/>{ 15, 12, 8, 2, 4, 9, 1, 7, 5, 11, 3, 14, 10, 0, 6, 13 } <text:s text:c="7"/>},</text:p>
        <text:p text:style-name="P88"><text:s text:c="8"/>{</text:p>
        <text:p text:style-name="P88"><text:s text:c="16"/>{ 15, 1, 8, 14, 6, 11, 3, 4, 9, 7, 2, 13, 12, 0, 5, 10 },</text:p>
        <text:p text:style-name="P88"><text:s text:c="16"/>{ 3, 13, 4, 7, 15, 2, 8, 14, 12, 0, 1, 10, 6, 9, 11, 5 },</text:p>
        <text:p text:style-name="P88"><text:s text:c="16"/>{ 0, 14, 7, 11, 10, 4, 13, 1, 5, 8, 12, 6, 9, 3, 2, 15 },</text:p>
        <text:p text:style-name="P88"><text:s text:c="16"/>{ 13, 8, 10, 1, 3, 15, 4, 2, 11, 6, 7, 12, 0, 5, 14, 9 } <text:s text:c="7"/>},</text:p>
        <text:p text:style-name="P88"/>
        <text:p text:style-name="P88"><text:s text:c="8"/>{ <text:s text:c="6"/>{ 10, 0, 9, 14, 6, 3, 15, 5, 1, 13, 12, 7, 11, 4, 2, 8 },</text:p>
        <text:p text:style-name="P88"><text:s text:c="16"/>{ 13, 7, 0, 9, 3, 4, 6, 10, 2, 8, 5, 14, 12, 11, 15, 1 },</text:p>
        <text:p text:style-name="P88"><text:s text:c="16"/>{ 13, 6, 4, 9, 8, 15, 3, 0, 11, 1, 2, 12, 5, 10, 14, 7 },</text:p>
        <text:p text:style-name="P88"><text:s text:c="16"/>{ 1, 10, 13, 0, 6, 9, 8, 7, 4, 15, 14, 3, 11, 5, 2, 12 } <text:s text:c="7"/>},</text:p>
        <text:p text:style-name="P88"/>
        <text:p text:style-name="P88"><text:s text:c="8"/>{ <text:s text:c="6"/>{ 7, 13, 14, 3, 0, 6, 9, 10, 1, 2, 8, 5, 11, 12, 4, 15 },</text:p>
        <text:p text:style-name="P88"><text:s text:c="16"/>{ 13, 8, 11, 5, 6, 15, 0, 3, 4, 7, 2, 12, 1, 10, 14, 9 },</text:p>
        <text:p text:style-name="P88"><text:s text:c="16"/>{ 10, 6, 9, 0, 12, 11, 7, 13, 15, 1, 3, 14, 5, 2, 8, 4 },</text:p>
        <text:p text:style-name="P88"><text:s text:c="16"/>{ 3, 15, 0, 6, 10, 1, 13, 8, 9, 4, 5, 11, 12, 7, 2, 14 } <text:s text:c="7"/>},</text:p>
        <text:p text:style-name="P88"><text:s text:c="8"/>{</text:p>
        <text:p text:style-name="P88"><text:s text:c="16"/>{ 2, 12, 4, 1, 7, 10, 11, 6, 8, 5, 3, 15, 13, 0, 14, 9 },</text:p>
        <text:p text:style-name="P88"><text:s text:c="16"/>{ 14, 11, 2, 12, 4, 7, 13, 1, 5, 0, 15, 10, 3, 9, 8, 6 },</text:p>
        <text:p text:style-name="P88"><text:s text:c="16"/>{ 4, 2, 1, 11, 10, 13, 7, 8, 15, 9, 12, 5, 6, 3, 0, 14 },</text:p>
        <text:p text:style-name="P88"><text:s text:c="16"/>{ 11, 8, 12, 7, 1, 14, 2, 13, 6, 15, 0, 9, 10, 4, 5, 3 } <text:s text:c="7"/>},</text:p>
        <text:p text:style-name="P88"><text:s text:c="8"/>{ <text:s text:c="6"/></text:p>
        <text:p text:style-name="P88"><text:s text:c="16"/>{ 12, 1, 10, 15, 9, 2, 6, 8, 0, 13, 3, 4, 14, 7, 5, 11 },</text:p>
        <text:p text:style-name="P88"><text:s text:c="16"/>{ 10, 15, 4, 2, 7, 12, 9, 5, 6, 1, 13, 14, 0, 11, 3, 8 },</text:p>
        <text:p text:style-name="P88"><text:s text:c="16"/>{ 9, 14, 15, 5, 2, 8, 12, 3, 7, 0, 4, 10, 1, 13, 11, 6 },</text:p>
        <text:p text:style-name="P88"><text:s text:c="16"/>{ 4, 3, 2, 12, 9, 5, 15, 10, 11, 14, 1, 7, 6, 0, 8, 13 } <text:s text:c="7"/>},</text:p>
        <text:p text:style-name="P88"><text:s text:c="8"/>{</text:p>
        <text:p text:style-name="P88"><text:s text:c="16"/>{ 4, 11, 2, 14, 15, 0, 8, 13, 3, 12, 9, 7, 5, 10, 6, 1 },</text:p>
        <text:p text:style-name="P88"><text:s text:c="16"/>{ 13, 0, 11, 7, 4, 9, 1, 10, 14, 3, 5, 12, 2, 15, 8, 6 },</text:p>
        <text:p text:style-name="P88"><text:s text:c="16"/>{ 1, 4, 11, 13, 12, 3, 7, 14, 10, 15, 6, 8, 0, 5, 9, 2 },</text:p>
        <text:p text:style-name="P88"><text:s text:c="16"/>{ 6, 11, 13, 8, 1, 4, 10, 7, 9, 5, 0, 15, 14, 2, 3, 12 } <text:s text:c="7"/>},</text:p>
        <text:p text:style-name="P88"><text:s text:c="8"/>{</text:p>
        <text:p text:style-name="P88"><text:s text:c="16"/>{ 13, 2, 8, 4, 6, 15, 11, 1, 10, 9, 3, 14, 5, 0, 12, 7 },</text:p>
        <text:p text:style-name="P88"><text:s text:c="16"/>{ 1, 15, 13, 8, 10, 3, 7, 4, 12, 5, 6, 11, 0, 14, 9, 2 },</text:p>
        <text:p text:style-name="P88"><text:s text:c="16"/>{ 7, 11, 4, 1, 9, 12, 14, 2, 0, 6, 10, 13, 15, 3, 5, 8 },</text:p>
        <text:p text:style-name="P88"><text:s text:c="16"/>{ 2, 1, 14, 7, 4, 10, 8, 13, 15, 12, 9, 0, 3, 5, 6, 11 } <text:s text:c="7"/>}</text:p>
        <text:p text:style-name="P88">};</text:p>
        <text:p text:style-name="P82">Finalmente, para diseñar alguna S-box diferente bastará seguir los principios arriba indicados, como por ejemplo en el siguiente caso:</text:p>
        <text:p text:style-name="P85">0, 3, 5, 6, 9, 10, 15, 12, 7, 4, 14, 13, 2, 1, 8, 11</text:p>
        <text:p text:style-name="P86"><text:span text:style-name="T46"><text:s/>3</text:span><text:span text:style-name="T45">, </text:span><text:span text:style-name="T46">0</text:span><text:span text:style-name="T45">, </text:span><text:span text:style-name="T46">6</text:span><text:span text:style-name="T45">, </text:span><text:span text:style-name="T46">5</text:span><text:span text:style-name="T45">, 1</text:span><text:span text:style-name="T46">0</text:span><text:span text:style-name="T45">, </text:span><text:span text:style-name="T46">9</text:span><text:span text:style-name="T45">, 1</text:span><text:span text:style-name="T46">2</text:span><text:span text:style-name="T45">, 1</text:span><text:span text:style-name="T46">5</text:span><text:span text:style-name="T45">, </text:span><text:span text:style-name="T46">4</text:span><text:span text:style-name="T45">, </text:span><text:span text:style-name="T46">7</text:span><text:span text:style-name="T45">, 1</text:span><text:span text:style-name="T46">3</text:span><text:span text:style-name="T45">, </text:span><text:span text:style-name="T46">14</text:span><text:span text:style-name="T45">, </text:span><text:span text:style-name="T46">1</text:span><text:span text:style-name="T45">, </text:span><text:span text:style-name="T46">2</text:span><text:span text:style-name="T45">, </text:span><text:span text:style-name="T46">11</text:span><text:span text:style-name="T45">, </text:span><text:span text:style-name="T46">8</text:span><text:span text:style-name="T45"> </text:span></text:p>
        <text:p text:style-name="P85">3, 15, 0, 12, 5, 9, 10, 6, 4, 8, 11, 7, 14, 2, 1, 13</text:p>
        <text:p text:style-name="P85">9, 5, 15, 3, 12, 0, 6, 10, 7, 11, 8, 4, 2, 14, 13, 1</text:p>
        <text:p text:style-name="P84"/>
        <text:p text:style-name="P87"><text:soft-page-break/>En esta S-box se puede ver que sigue los principios necesarios para su construcción.</text:p>
        <text:p text:style-name="P49"><text:span text:style-name="T32">Ejercicio </text:span><text:span text:style-name="T33">4</text:span><text:span text:style-name="T32">: </text:span><text:span text:style-name="T33">Principios de diseño del</text:span><text:span text:style-name="T32"> </text:span><text:span text:style-name="T33">A</text:span><text:span text:style-name="T32">ES</text:span></text:p>
        <text:p text:style-name="P48"/>
        <text:p text:style-name="P39"><text:span text:style-name="T24">a. </text:span><text:span text:style-name="T25">Estudio de la no linealidad de las S-boxes del AES</text:span></text:p>
        <text:p text:style-name="P44"/>
        <text:p text:style-name="P7"><text:span text:style-name="T31"><text:tab/></text:span><text:span text:style-name="T29">Marco teórico</text:span></text:p>
        <text:p text:style-name="P64">Al igual que en el ejercicio anterior, en este apartado vamos a comprobar la no linealidad de las S-boxes, pero en este caso del AES. Su no linealidad también dificulta el criptoanálisis, al igual que en el caso del DES.</text:p>
        <text:p text:style-name="P53">Código</text:p>
        <text:p text:style-name="P20">Resultados</text:p>
        <text:p text:style-name="P20"/>
        <text:p text:style-name="P41"><text:span text:style-name="T25">b</text:span><text:span text:style-name="T24">. </text:span><text:span text:style-name="T25">Generación de las S-boxes del AES</text:span></text:p>
        <text:p text:style-name="P46"/>
        <text:p text:style-name="P7"><text:span text:style-name="T31"><text:tab/></text:span><text:span text:style-name="T29">Marco teórico</text:span></text:p>
        <text:p text:style-name="P66">EN CONSTRUCCIÓN</text:p>
        <text:p text:style-name="P53">Código</text:p>
        <text:p text:style-name="P20">Resultado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entury Schoolbook L" svg:font-family="'Century Schoolbook 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0%" fo:text-align="start" style:justify-single-word="false" fo:orphans="2" fo:widows="2" style:writing-mode="lr-tb"/>
      <style:text-properties style:font-name="Calibri" fo:font-family="Calibri" style:font-family-generic="roman" style:font-pitch="variable" fo:font-size="11pt" fo:language="es" fo:country="ES" style:font-name-asian="Symbol1" style:font-family-asian="Symbol" style:font-family-generic-asian="system" style:font-pitch-asian="variable" style:font-size-asian="11pt" style:font-name-complex="Century Schoolbook L" style:font-family-complex="'Century Schoolbook L'"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hapter_20_Heading" style:display-name="Chapter Heading" style:family="paragraph" style:default-outline-level="">
      <style:paragraph-properties>
        <style:tab-stops>
          <style:tab-stop style:position="2.794cm"/>
        </style:tab-stops>
      </style:paragraph-properties>
      <style:text-properties style:font-name="Times New Roman" fo:font-family="'Times New Roman'" style:font-family-generic="roman" style:font-pitch="variable" fo:font-size="12pt" fo:language="es" fo:country="ES" style:font-size-asian="12pt"/>
    </style:style>
    <style:style style:name="Box_20_List" style:display-name="Box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DocumentMap" style:family="paragraph" style:default-outline-level="">
      <style:paragraph-properties fo:margin-top="0cm" fo:margin-bottom="0.279cm" loext:contextual-spacing="false" fo:line-height="107%" fo:text-align="start" style:justify-single-word="false" fo:orphans="2" fo:widows="2" style:writing-mode="lr-tb"/>
      <style:text-properties style:font-name="Calibri" fo:font-family="Calibri" style:font-family-generic="roman" style:font-pitch="variable" fo:font-size="11pt" fo:language="es" fo:country="ES" style:font-name-asian="Symbol1" style:font-family-asian="Symbol" style:font-family-generic-asian="system" style:font-pitch-asian="variable" style:font-size-asian="11pt" style:font-name-complex="Century Schoolbook L" style:font-family-complex="'Century Schoolbook L'" style:font-family-generic-complex="system" style:font-pitch-complex="variable" style:font-size-complex="12pt"/>
    </style:style>
    <style:style style:name="endnote_20_text" style:display-name="endnote text" style:family="paragraph" style:default-outline-level="">
      <style:text-properties style:font-name="Times New Roman" fo:font-family="'Times New Roman'" style:font-family-generic="roman" style:font-pitch="variable" fo:font-size="12pt" fo:language="es" fo:country="ES" style:font-size-asian="12pt"/>
    </style:style>
    <style:style style:name="Lower_20_Case_20_List" style:display-name="Lower Case List" style:family="paragraph" style:default-outline-level="">
      <style:paragraph-properties fo:margin-left="1.27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Triangle_20_List" style:display-name="Triangle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Upper_20_Case_20_List" style:display-name="Upper Case List" style:family="paragraph" style:default-outline-level="">
      <style:paragraph-properties fo:margin-left="1.27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Heading_20_2" style:display-name="Heading 2" style:family="paragraph" style:parent-style-name="Standard" style:default-outline-level="" style:class="text">
      <style:paragraph-properties fo:margin-top="0.776cm" fo:margin-bottom="0.106cm" loext:contextual-spacing="false"/>
      <style:text-properties style:font-name="Liberation Sans1" fo:font-family="'Liberation Sans'" style:font-family-generic="roman" style:font-pitch="variable" fo:font-size="14pt" fo:language="es" fo:country="ES" fo:font-weight="bold" style:font-size-asian="14pt" style:font-weight-asian="bold"/>
    </style:style>
    <style:style style:name="Bullet_20_List" style:display-name="Bullet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Heading_20_4" style:display-name="Heading 4" style:family="paragraph" style:parent-style-name="Standard" style:default-outline-level="" style:class="text">
      <style:paragraph-properties fo:margin-top="0.776cm" fo:margin-bottom="0.106cm" loext:contextual-spacing="false"/>
      <style:text-properties style:font-name="Liberation Sans1" fo:font-family="'Liberation Sans'" style:font-family-generic="roman" style:font-pitch="variable" fo:font-size="12pt" fo:language="es" fo:country="ES" fo:font-weight="bold" style:font-size-asian="12pt" style:font-weight-asian="bold"/>
    </style:style>
    <style:style style:name="Heart_20_List" style:display-name="Heart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Block_20_Text" style:display-name="Block Text" style:family="paragraph" style:default-outline-level="">
      <style:paragraph-properties fo:margin-left="2.54cm" fo:margin-right="2.54cm" fo:margin-top="0cm" fo:margin-bottom="0.206cm" loext:contextual-spacing="false" fo:text-indent="0cm" style:auto-text-indent="false"/>
      <style:text-properties style:font-name="Times New Roman" fo:font-family="'Times New Roman'" style:font-family-generic="roman" style:font-pitch="variable" fo:font-size="12pt" fo:language="es" fo:country="ES" style:font-size-asian="12pt"/>
    </style:style>
    <style:style style:name="Square_20_List" style:display-name="Square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Contents_20_Header" style:display-name="Contents Header" style:family="paragraph" style:default-outline-level="">
      <style:paragraph-properties fo:margin-top="0.423cm" fo:margin-bottom="0.206cm" loext:contextual-spacing="false" fo:text-align="center" style:justify-single-word="false"/>
      <style:text-properties style:font-name="Liberation Sans1" fo:font-family="'Liberation Sans'" style:font-family-generic="roman" style:font-pitch="variable" fo:font-size="16pt" fo:language="es" fo:country="ES" fo:font-weight="bold" style:font-size-asian="16pt" style:font-weight-asian="bold"/>
    </style:style>
    <style:style style:name="Heading_20_1" style:display-name="Heading 1" style:family="paragraph" style:parent-style-name="Standard" style:default-outline-level="" style:class="text">
      <style:paragraph-properties fo:margin-top="0.776cm" fo:margin-bottom="0.106cm" loext:contextual-spacing="false"/>
      <style:text-properties style:font-name="Liberation Sans1" fo:font-family="'Liberation Sans'" style:font-family-generic="roman" style:font-pitch="variable" fo:font-size="17pt" fo:language="es" fo:country="ES" fo:font-weight="bold" style:font-size-asian="17pt" style:font-weight-asian="bold"/>
    </style:style>
    <style:style style:name="Footnote" style:family="paragraph" style:parent-style-name="Standard" style:default-outline-level="" style:class="extra">
      <style:text-properties fo:font-size="10pt" style:font-size-asian="10pt"/>
    </style:style>
    <style:style style:name="Heading_20_3" style:display-name="Heading 3" style:family="paragraph" style:parent-style-name="Standard" style:default-outline-level="" style:class="text">
      <style:paragraph-properties fo:margin-top="0.776cm" fo:margin-bottom="0.106cm" loext:contextual-spacing="false"/>
      <style:text-properties style:font-name="Liberation Sans1" fo:font-family="'Liberation Sans'" style:font-family-generic="roman" style:font-pitch="variable" fo:font-size="12pt" fo:language="es" fo:country="ES" fo:font-weight="bold" style:font-size-asian="12pt" style:font-weight-asian="bold"/>
    </style:style>
    <style:style style:name="Numbered_20_List" style:display-name="Numbered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Diamond_20_List" style:display-name="Diamond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Hand_20_List" style:display-name="Hand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Upper_20_Roman_20_List" style:display-name="Upper Roman List" style:family="paragraph" style:parent-style-name="Numbered_20_List" style:default-outline-level="">
      <style:paragraph-properties fo:margin-left="1.27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Plain_20_Text" style:display-name="Plain Text" style:family="paragraph" style:parent-style-name="Standard" style:default-outline-level="">
      <style:text-properties style:font-name="Courier New" fo:font-family="'Courier New'" style:font-family-generic="roman" style:font-pitch="variable" fo:font-size="12pt" fo:language="es" fo:country="ES" style:font-size-asian="12pt"/>
    </style:style>
    <style:style style:name="Star_20_List" style:display-name="Star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Section_20_Heading" style:display-name="Section Heading" style:family="paragraph" style:default-outline-level="">
      <style:paragraph-properties>
        <style:tab-stops>
          <style:tab-stop style:position="2.794cm"/>
        </style:tab-stops>
      </style:paragraph-properties>
      <style:text-properties style:font-name="Times New Roman" fo:font-family="'Times New Roman'" style:font-family-generic="roman" style:font-pitch="variable" fo:font-size="12pt" fo:language="es" fo:country="ES" style:font-size-asian="12pt"/>
    </style:style>
    <style:style style:name="footnote_20_text" style:display-name="footnote text" style:family="paragraph" style:parent-style-name="Standard" style:default-outline-level="">
      <style:text-properties style:font-name="Times New Roman" fo:font-family="'Times New Roman'" style:font-family-generic="roman" style:font-pitch="variable" fo:font-size="10pt" fo:language="es" fo:country="ES" style:font-size-asian="10pt"/>
    </style:style>
    <style:style style:name="Implies_20_List" style:display-name="Implies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Tick_20_List" style:display-name="Tick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Endnote" style:family="paragraph" style:parent-style-name="Standard" style:default-outline-level="" style:class="extra">
      <style:paragraph-properties fo:margin-left="0.508cm" fo:margin-right="0cm" fo:text-indent="-0.508cm" style:auto-text-indent="false"/>
      <style:text-properties style:font-name="Times New Roman" fo:font-family="'Times New Roman'" style:font-family-generic="roman" style:font-pitch="variable" fo:font-size="12pt" fo:language="es" fo:country="ES" style:font-size-asian="12pt"/>
    </style:style>
    <style:style style:name="Dashed_20_List" style:display-name="Dashed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Lower_20_Roman_20_List" style:display-name="Lower Roman List" style:family="paragraph" style:parent-style-name="Standard" style:default-outline-level="">
      <style:paragraph-properties fo:margin-left="1.27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Endnote_20_Symbol" style:display-name="Endnote Symbol" style:family="paragraph" style:parent-style-name="Standard" style:default-outline-level=""/>
    <style:style style:name="Numbered_20_Heading_20_1" style:display-name="Numbered Heading 1" style:family="paragraph" style:parent-style-name="Heading_20_1" style:default-outline-level="">
      <style:paragraph-properties>
        <style:tab-stops>
          <style:tab-stop style:position="0.76cm"/>
        </style:tab-stops>
      </style:paragraph-properties>
      <style:text-properties style:font-name="Times New Roman" fo:font-family="'Times New Roman'" style:font-family-generic="roman" style:font-pitch="variable" fo:font-size="12pt" fo:language="es" fo:country="ES" style:font-size-asian="12pt"/>
    </style:style>
    <style:style style:name="Numbered_20_Heading_20_2" style:display-name="Numbered Heading 2" style:family="paragraph" style:default-outline-level="">
      <style:paragraph-properties>
        <style:tab-stops>
          <style:tab-stop style:position="0.76cm"/>
        </style:tab-stops>
      </style:paragraph-properties>
      <style:text-properties style:font-name="Times New Roman" fo:font-family="'Times New Roman'" style:font-family-generic="roman" style:font-pitch="variable" fo:font-size="12pt" fo:language="es" fo:country="ES" style:font-size-asian="12pt"/>
    </style:style>
    <style:style style:name="Numbered_20_Heading_20_3" style:display-name="Numbered Heading 3" style:family="paragraph" style:default-outline-level="">
      <style:paragraph-properties>
        <style:tab-stops>
          <style:tab-stop style:position="0.76cm"/>
        </style:tab-stops>
      </style:paragraph-properties>
      <style:text-properties style:font-name="Times New Roman" fo:font-family="'Times New Roman'" style:font-family-generic="roman" style:font-pitch="variable" fo:font-size="12pt" fo:language="es" fo:country="ES" style:font-size-asian="12pt"/>
    </style:style>
    <style:style style:name="Footnote_20__28_user_29_" style:display-name="Footnote (user)" style:family="paragraph" style:parent-style-name="Standard" style:default-outline-level="">
      <style:paragraph-properties fo:margin-left="0.508cm" fo:margin-right="0cm" fo:text-indent="-0.508cm" style:auto-text-indent="false"/>
      <style:text-properties style:font-name="Times New Roman" fo:font-family="'Times New Roman'" style:font-family-generic="roman" style:font-pitch="variable" fo:font-size="10pt" fo:language="es" fo:country="ES" style:font-size-asian="10pt"/>
    </style:style>
    <style:style style:name="Contents_20_1_20__28_user_29_" style:display-name="Contents 1 (user)" style:family="paragraph" style:parent-style-name="Standard" style:default-outline-level="">
      <style:paragraph-properties fo:margin-left="1.27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Contents_20_2_20__28_user_29_" style:display-name="Contents 2 (user)" style:family="paragraph" style:parent-style-name="Standard" style:default-outline-level="">
      <style:paragraph-properties fo:margin-left="2.54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Contents_20_3_20__28_user_29_" style:display-name="Contents 3 (user)" style:family="paragraph" style:parent-style-name="Standard" style:default-outline-level="">
      <style:paragraph-properties fo:margin-left="3.81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Contents_20_4_20__28_user_29_" style:display-name="Contents 4 (user)" style:family="paragraph" style:parent-style-name="Standard" style:default-outline-level="">
      <style:paragraph-properties fo:margin-left="5.08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Texto_20_nota_20_pie_20_Car" style:display-name="Texto nota pie Car" style:family="text">
      <style:text-properties fo:font-size="10pt" style:font-size-asian="10pt"/>
    </style:style>
    <style:style style:name="Default_20_Paragraph_20_Font" style:display-name="Default Paragraph Font" style:family="text"/>
    <style:style style:name="Título_20_4_20_Car" style:display-name="Título 4 Car" style:family="text" style:parent-style-name="Default_20_Paragraph_20_Font">
      <style:text-properties fo:font-size="14pt" fo:font-weight="bold" style:font-size-asian="14pt" style:font-weight-asian="bold"/>
    </style:style>
    <style:style style:name="Texto_20_sin_20_formato_20_Car" style:display-name="Texto sin formato Car" style:family="text" style:parent-style-name="Default_20_Paragraph_20_Font">
      <style:text-properties style:font-name="Courier New" fo:font-family="'Courier New'" style:font-family-generic="roman" style:font-pitch="variable" fo:font-size="10pt" style:font-size-asian="10pt"/>
    </style:style>
    <style:style style:name="footnote_20_reference" style:display-name="footnote reference" style:family="text" style:parent-style-name="Default_20_Paragraph_20_Font">
      <style:text-properties style:text-position="super 58%" fo:font-size="10pt" style:font-size-asian="10pt"/>
    </style:style>
    <style:style style:name="Título_20_2_20_Car" style:display-name="Título 2 Car" style:family="text" style:parent-style-name="Default_20_Paragraph_20_Font">
      <style:text-properties style:font-name="Calibri Light" fo:font-family="'Calibri Light'" style:font-family-generic="roman" style:font-pitch="variable" fo:font-size="14pt" fo:font-style="italic" fo:font-weight="bold" style:font-size-asian="14pt" style:font-style-asian="italic" style:font-weight-asian="bold"/>
    </style:style>
    <style:style style:name="Título_20_3_20_Car" style:display-name="Título 3 Car" style:family="text" style:parent-style-name="Default_20_Paragraph_20_Font">
      <style:text-properties style:font-name="Calibri Light" fo:font-family="'Calibri Light'" style:font-family-generic="roman" style:font-pitch="variable" fo:font-size="13pt" fo:font-weight="bold" style:font-size-asian="13pt" style:font-weight-asian="bold"/>
    </style:style>
    <style:style style:name="Texto_20_nota_20_al_20_final_20_Car" style:display-name="Texto nota al final Car" style:family="text" style:parent-style-name="Default_20_Paragraph_20_Font">
      <style:text-properties fo:font-size="10pt" style:font-size-asian="10pt"/>
    </style:style>
    <style:style style:name="Título_20_1_20_Car" style:display-name="Título 1 Car" style:family="text" style:parent-style-name="Default_20_Paragraph_20_Font">
      <style:text-properties style:font-name="Calibri Light" fo:font-family="'Calibri Light'" style:font-family-generic="roman" style:font-pitch="variable" fo:font-size="16pt" fo:font-weight="bold" style:font-size-asian="16pt" style:font-weight-asian="bold"/>
    </style:style>
    <style:style style:name="Footnote_20_anchor" style:display-name="Footnote anchor" style:family="text">
      <style:text-properties style:text-position="super 58%" fo:font-size="10pt" style:font-size-asian="10pt"/>
    </style:style>
    <style:style style:name="Endnote_20_anchor" style:display-name="Endnote anchor" style:family="text">
      <style:text-properties style:text-position="super 58%" fo:font-size="10pt" style:font-size-asian="10pt"/>
    </style:style>
    <style:style style:name="endnote_20_reference" style:display-name="endnote reference" style:family="text" style:parent-style-name="Default_20_Paragraph_20_Font">
      <style:text-properties style:text-position="super 58%" fo:font-size="10pt" style:font-size-asian="10pt"/>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6cm" fo:margin-bottom="2.496cm" fo:margin-left="2.999cm" fo:margin-right="2.9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6cm" fo:margin-bottom="2.496cm" fo:margin-left="2.999cm" fo:margin-right="2.999cm" style:writing-mode="lr-tb" style:layout-grid-color="#c0c0c0" style:layout-grid-lines="2470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Converted1" style:page-layout-name="Mpm3"/>
    <style:master-page style:name="Converted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7T18:10:00.302784803</dc:date>
    <meta:editing-duration>PT8H46M35S</meta:editing-duration>
    <meta:editing-cycles>28</meta:editing-cycles>
    <meta:generator>LibreOffice/5.1.6.2$Linux_X86_64 LibreOffice_project/10m0$Build-2</meta:generator>
    <meta:document-statistic meta:table-count="4" meta:image-count="0" meta:object-count="0" meta:page-count="20" meta:paragraph-count="676" meta:word-count="5331" meta:character-count="33215" meta:non-whitespace-character-count="27285"/>
  </office:meta>
</office:document-meta>
</file>